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" table:style-name="ta1">
        <table:shapes>
          <draw:frame draw:z-index="0" draw:style-name="gr1" draw:text-style-name="P1" svg:width="159.99mm" svg:height="89.99mm" svg:x="180.8mm" svg:y="0mm">
            <loext:p draw:notify-on-update-of-ranges="Summary.B1:Summary.G1 Summary.A2:Summary.A2 Summary.B2:Summary.G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.18mm" svg:y="99.53mm">
            <loext:p draw:notify-on-update-of-ranges="Summary.B1:Summary.G1 Summary.A3:Summary.A3 Summary.B3:Summary.G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81.08mm" svg:y="99.81mm">
            <loext:p draw:notify-on-update-of-ranges="Summary.B1:Summary.G1 Summary.A4:Summary.A4 Summary.B4:Summary.G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number-columns-repeated="7" table:default-cell-style-name="Default"/>
        <table:table-row table:style-name="ro1">
          <table:table-cell/>
          <table:table-cell office:value-type="string" calcext:value-type="string">
            <text:p>MP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HY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table:formula="of:=SQRT([MLP.$B$102])" office:value-type="float" office:value="2.61980493930369" calcext:value-type="float">
            <text:p>2,6198049393</text:p>
          </table:table-cell>
          <table:table-cell table:formula="of:==SQRT([CP.$B$102])" office:value-type="float" office:value="2.63539643507386" calcext:value-type="float">
            <text:p>2,6353964351</text:p>
          </table:table-cell>
          <table:table-cell table:formula="of:==SQRT([RD.$B$102])" office:value-type="float" office:value="2.68727655257139" calcext:value-type="float">
            <text:p>2,6872765526</text:p>
          </table:table-cell>
          <table:table-cell table:formula="of:==SQRT([SF.$B$102])" office:value-type="float" office:value="2.63509405714483" calcext:value-type="float">
            <text:p>2,6350940571</text:p>
          </table:table-cell>
          <table:table-cell table:formula="of:==SQRT([SW.$B$102])" office:value-type="float" office:value="2.64500119848744" calcext:value-type="float">
            <text:p>2,6450011985</text:p>
          </table:table-cell>
          <table:table-cell table:formula="of:==SQRT([HY.$B$102])" office:value-type="float" office:value="2.62762553458441" calcext:value-type="float">
            <text:p>2,6276255346</text:p>
          </table:table-cell>
        </table:table-row>
        <table:table-row table:style-name="ro1">
          <table:table-cell office:value-type="string" calcext:value-type="string">
            <text:p>ETL</text:p>
          </table:table-cell>
          <table:table-cell table:formula="of:=[MLP.$D$102]" office:value-type="float" office:value="362.13635785" calcext:value-type="float">
            <text:p>362,13635785</text:p>
          </table:table-cell>
          <table:table-cell table:formula="of:=[CP.$D$102]" office:value-type="float" office:value="375.38155613" calcext:value-type="float">
            <text:p>375,38155613</text:p>
          </table:table-cell>
          <table:table-cell table:formula="of:=[RD.$D$102]" office:value-type="float" office:value="362.80002461" calcext:value-type="float">
            <text:p>362,80002461</text:p>
          </table:table-cell>
          <table:table-cell table:formula="of:=[SF.$D$102]" office:value-type="float" office:value="369.2022466" calcext:value-type="float">
            <text:p>369,2022466</text:p>
          </table:table-cell>
          <table:table-cell table:formula="of:=[SW.$D$102]" office:value-type="float" office:value="365.80300068" calcext:value-type="float">
            <text:p>365,80300068</text:p>
          </table:table-cell>
          <table:table-cell table:formula="of:=[HY.$D$102]" office:value-type="float" office:value="367.90535317" calcext:value-type="float">
            <text:p>367,90535317</text:p>
          </table:table-cell>
        </table:table-row>
        <table:table-row table:style-name="ro1">
          <table:table-cell office:value-type="string" calcext:value-type="string">
            <text:p>ETP</text:p>
          </table:table-cell>
          <table:table-cell table:formula="of:=[MLP.$E$102]" office:value-type="float" office:value="0.00002928" calcext:value-type="float">
            <text:p>0,00002928</text:p>
          </table:table-cell>
          <table:table-cell table:formula="of:=[CP.$E$102]" office:value-type="float" office:value="0.00002673" calcext:value-type="float">
            <text:p>0,00002673</text:p>
          </table:table-cell>
          <table:table-cell table:formula="of:=[RD.$E$102]" office:value-type="float" office:value="0.00002718" calcext:value-type="float">
            <text:p>0,00002718</text:p>
          </table:table-cell>
          <table:table-cell table:formula="of:=[SF.$E$102]" office:value-type="float" office:value="0.00002801" calcext:value-type="float">
            <text:p>0,00002801</text:p>
          </table:table-cell>
          <table:table-cell table:formula="of:=[SW.$E$102]" office:value-type="float" office:value="0.00002749" calcext:value-type="float">
            <text:p>0,00002749</text:p>
          </table:table-cell>
          <table:table-cell table:formula="of:=[HY.$E$102]" office:value-type="float" office:value="0.00002815" calcext:value-type="float">
            <text:p>0,00002815</text:p>
          </table:table-cell>
        </table:table-row>
      </table:table>
      <table:table table:name="MLP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etl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07674" calcext:value-type="float">
            <text:p>6,507674</text:p>
          </table:table-cell>
          <table:table-cell office:value-type="float" office:value="0" calcext:value-type="float">
            <text:p>0</text:p>
          </table:table-cell>
          <table:table-cell office:value-type="float" office:value="391.206437" calcext:value-type="float">
            <text:p>391,20643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91.285222" calcext:value-type="float">
            <text:p>391,2852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03433" calcext:value-type="float">
            <text:p>6,803433</text:p>
          </table:table-cell>
          <table:table-cell office:value-type="float" office:value="0" calcext:value-type="float">
            <text:p>0</text:p>
          </table:table-cell>
          <table:table-cell office:value-type="float" office:value="379.857324" calcext:value-type="float">
            <text:p>379,85732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9.931015" calcext:value-type="float">
            <text:p>379,9310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05832" calcext:value-type="float">
            <text:p>6,905832</text:p>
          </table:table-cell>
          <table:table-cell office:value-type="float" office:value="0" calcext:value-type="float">
            <text:p>0</text:p>
          </table:table-cell>
          <table:table-cell office:value-type="float" office:value="360.941752" calcext:value-type="float">
            <text:p>360,94175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013636" calcext:value-type="float">
            <text:p>361,0136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70817" calcext:value-type="float">
            <text:p>7,370817</text:p>
          </table:table-cell>
          <table:table-cell office:value-type="float" office:value="0" calcext:value-type="float">
            <text:p>0</text:p>
          </table:table-cell>
          <table:table-cell office:value-type="float" office:value="361.836879" calcext:value-type="float">
            <text:p>361,836879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1.908387" calcext:value-type="float">
            <text:p>361,9083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29782" calcext:value-type="float">
            <text:p>6,529782</text:p>
          </table:table-cell>
          <table:table-cell office:value-type="float" office:value="0" calcext:value-type="float">
            <text:p>0</text:p>
          </table:table-cell>
          <table:table-cell office:value-type="float" office:value="360.379529" calcext:value-type="float">
            <text:p>360,37952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457225" calcext:value-type="float">
            <text:p>360,4572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21861" calcext:value-type="float">
            <text:p>6,921861</text:p>
          </table:table-cell>
          <table:table-cell office:value-type="float" office:value="0" calcext:value-type="float">
            <text:p>0</text:p>
          </table:table-cell>
          <table:table-cell office:value-type="float" office:value="361.517621" calcext:value-type="float">
            <text:p>361,517621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1.589074" calcext:value-type="float">
            <text:p>361,5890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57838" calcext:value-type="float">
            <text:p>7,257838</text:p>
          </table:table-cell>
          <table:table-cell office:value-type="float" office:value="0" calcext:value-type="float">
            <text:p>0</text:p>
          </table:table-cell>
          <table:table-cell office:value-type="float" office:value="382.863637" calcext:value-type="float">
            <text:p>382,86363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82.945723" calcext:value-type="float">
            <text:p>382,9457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195596" calcext:value-type="float">
            <text:p>6,195596</text:p>
          </table:table-cell>
          <table:table-cell office:value-type="float" office:value="0" calcext:value-type="float">
            <text:p>0</text:p>
          </table:table-cell>
          <table:table-cell office:value-type="float" office:value="387.947941" calcext:value-type="float">
            <text:p>387,94794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88.02844" calcext:value-type="float">
            <text:p>388,028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14303" calcext:value-type="float">
            <text:p>7,314303</text:p>
          </table:table-cell>
          <table:table-cell office:value-type="float" office:value="0" calcext:value-type="float">
            <text:p>0</text:p>
          </table:table-cell>
          <table:table-cell office:value-type="float" office:value="366.519076" calcext:value-type="float">
            <text:p>366,51907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591358" calcext:value-type="float">
            <text:p>366,5913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82829" calcext:value-type="float">
            <text:p>6,682829</text:p>
          </table:table-cell>
          <table:table-cell office:value-type="float" office:value="0" calcext:value-type="float">
            <text:p>0</text:p>
          </table:table-cell>
          <table:table-cell office:value-type="float" office:value="361.420368" calcext:value-type="float">
            <text:p>361,42036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1.492262" calcext:value-type="float">
            <text:p>361,4922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298086" calcext:value-type="float">
            <text:p>6,298086</text:p>
          </table:table-cell>
          <table:table-cell office:value-type="float" office:value="0" calcext:value-type="float">
            <text:p>0</text:p>
          </table:table-cell>
          <table:table-cell office:value-type="float" office:value="360.539673" calcext:value-type="float">
            <text:p>360,53967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611064" calcext:value-type="float">
            <text:p>360,6110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46342" calcext:value-type="float">
            <text:p>6,946342</text:p>
          </table:table-cell>
          <table:table-cell office:value-type="float" office:value="0" calcext:value-type="float">
            <text:p>0</text:p>
          </table:table-cell>
          <table:table-cell office:value-type="float" office:value="361.406196" calcext:value-type="float">
            <text:p>361,406196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1.477529" calcext:value-type="float">
            <text:p>361,4775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39032" calcext:value-type="float">
            <text:p>7,339032</text:p>
          </table:table-cell>
          <table:table-cell office:value-type="float" office:value="0" calcext:value-type="float">
            <text:p>0</text:p>
          </table:table-cell>
          <table:table-cell office:value-type="float" office:value="362.038885" calcext:value-type="float">
            <text:p>362,038885</text:p>
          </table:table-cell>
          <table:table-cell office:value-type="float" office:value="0.000077" calcext:value-type="float">
            <text:p>0,000077</text:p>
          </table:table-cell>
          <table:table-cell office:value-type="float" office:value="362.110595" calcext:value-type="float">
            <text:p>362,1105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97447" calcext:value-type="float">
            <text:p>6,797447</text:p>
          </table:table-cell>
          <table:table-cell office:value-type="float" office:value="0" calcext:value-type="float">
            <text:p>0</text:p>
          </table:table-cell>
          <table:table-cell office:value-type="float" office:value="362.560122" calcext:value-type="float">
            <text:p>362,560122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362.632331" calcext:value-type="float">
            <text:p>362,6323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98794" calcext:value-type="float">
            <text:p>6,598794</text:p>
          </table:table-cell>
          <table:table-cell office:value-type="float" office:value="0" calcext:value-type="float">
            <text:p>0</text:p>
          </table:table-cell>
          <table:table-cell office:value-type="float" office:value="359.955369" calcext:value-type="float">
            <text:p>359,95536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0.026885" calcext:value-type="float">
            <text:p>360,0268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12008" calcext:value-type="float">
            <text:p>6,712008</text:p>
          </table:table-cell>
          <table:table-cell office:value-type="float" office:value="0" calcext:value-type="float">
            <text:p>0</text:p>
          </table:table-cell>
          <table:table-cell office:value-type="float" office:value="361.654081" calcext:value-type="float">
            <text:p>361,65408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73314" calcext:value-type="float">
            <text:p>361,733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34361" calcext:value-type="float">
            <text:p>7,634361</text:p>
          </table:table-cell>
          <table:table-cell office:value-type="float" office:value="0" calcext:value-type="float">
            <text:p>0</text:p>
          </table:table-cell>
          <table:table-cell office:value-type="float" office:value="360.136066" calcext:value-type="float">
            <text:p>360,13606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207561" calcext:value-type="float">
            <text:p>360,2075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25647" calcext:value-type="float">
            <text:p>6,725647</text:p>
          </table:table-cell>
          <table:table-cell office:value-type="float" office:value="0" calcext:value-type="float">
            <text:p>0</text:p>
          </table:table-cell>
          <table:table-cell office:value-type="float" office:value="362.105147" calcext:value-type="float">
            <text:p>362,105147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2.176552" calcext:value-type="float">
            <text:p>362,1765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928" calcext:value-type="float">
            <text:p>6,5928</text:p>
          </table:table-cell>
          <table:table-cell office:value-type="float" office:value="0" calcext:value-type="float">
            <text:p>0</text:p>
          </table:table-cell>
          <table:table-cell office:value-type="float" office:value="360.741878" calcext:value-type="float">
            <text:p>360,741878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0.824358" calcext:value-type="float">
            <text:p>360,8243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2324" calcext:value-type="float">
            <text:p>6,82324</text:p>
          </table:table-cell>
          <table:table-cell office:value-type="float" office:value="0" calcext:value-type="float">
            <text:p>0</text:p>
          </table:table-cell>
          <table:table-cell office:value-type="float" office:value="359.681325" calcext:value-type="float">
            <text:p>359,68132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59.7524" calcext:value-type="float">
            <text:p>359,75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81136" calcext:value-type="float">
            <text:p>6,881136</text:p>
          </table:table-cell>
          <table:table-cell office:value-type="float" office:value="0" calcext:value-type="float">
            <text:p>0</text:p>
          </table:table-cell>
          <table:table-cell office:value-type="float" office:value="360.38162" calcext:value-type="float">
            <text:p>360,38162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360.453145" calcext:value-type="float">
            <text:p>360,4531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5559" calcext:value-type="float">
            <text:p>7,15559</text:p>
          </table:table-cell>
          <table:table-cell office:value-type="float" office:value="0" calcext:value-type="float">
            <text:p>0</text:p>
          </table:table-cell>
          <table:table-cell office:value-type="float" office:value="360.473633" calcext:value-type="float">
            <text:p>360,47363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551599" calcext:value-type="float">
            <text:p>360,5515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04028" calcext:value-type="float">
            <text:p>6,504028</text:p>
          </table:table-cell>
          <table:table-cell office:value-type="float" office:value="0" calcext:value-type="float">
            <text:p>0</text:p>
          </table:table-cell>
          <table:table-cell office:value-type="float" office:value="362.672028" calcext:value-type="float">
            <text:p>362,67202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2.743528" calcext:value-type="float">
            <text:p>362,7435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11479" calcext:value-type="float">
            <text:p>6,811479</text:p>
          </table:table-cell>
          <table:table-cell office:value-type="float" office:value="0" calcext:value-type="float">
            <text:p>0</text:p>
          </table:table-cell>
          <table:table-cell office:value-type="float" office:value="362.104135" calcext:value-type="float">
            <text:p>362,10413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2.175453" calcext:value-type="float">
            <text:p>362,1754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6142" calcext:value-type="float">
            <text:p>6,76142</text:p>
          </table:table-cell>
          <table:table-cell office:value-type="float" office:value="0" calcext:value-type="float">
            <text:p>0</text:p>
          </table:table-cell>
          <table:table-cell office:value-type="float" office:value="362.503781" calcext:value-type="float">
            <text:p>362,50378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57505" calcext:value-type="float">
            <text:p>362,575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46401" calcext:value-type="float">
            <text:p>6,946401</text:p>
          </table:table-cell>
          <table:table-cell office:value-type="float" office:value="0" calcext:value-type="float">
            <text:p>0</text:p>
          </table:table-cell>
          <table:table-cell office:value-type="float" office:value="361.323716" calcext:value-type="float">
            <text:p>361,32371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396278" calcext:value-type="float">
            <text:p>361,3962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53642" calcext:value-type="float">
            <text:p>6,653642</text:p>
          </table:table-cell>
          <table:table-cell office:value-type="float" office:value="0" calcext:value-type="float">
            <text:p>0</text:p>
          </table:table-cell>
          <table:table-cell office:value-type="float" office:value="362.246794" calcext:value-type="float">
            <text:p>362,246794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2.317999" calcext:value-type="float">
            <text:p>362,3179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86791" calcext:value-type="float">
            <text:p>6,386791</text:p>
          </table:table-cell>
          <table:table-cell office:value-type="float" office:value="0" calcext:value-type="float">
            <text:p>0</text:p>
          </table:table-cell>
          <table:table-cell office:value-type="float" office:value="362.526479" calcext:value-type="float">
            <text:p>362,526479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362.597896" calcext:value-type="float">
            <text:p>362,5978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6645" calcext:value-type="float">
            <text:p>6,46645</text:p>
          </table:table-cell>
          <table:table-cell office:value-type="float" office:value="0" calcext:value-type="float">
            <text:p>0</text:p>
          </table:table-cell>
          <table:table-cell office:value-type="float" office:value="360.705971" calcext:value-type="float">
            <text:p>360,70597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77831" calcext:value-type="float">
            <text:p>360,778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99134" calcext:value-type="float">
            <text:p>6,899134</text:p>
          </table:table-cell>
          <table:table-cell office:value-type="float" office:value="0" calcext:value-type="float">
            <text:p>0</text:p>
          </table:table-cell>
          <table:table-cell office:value-type="float" office:value="361.502171" calcext:value-type="float">
            <text:p>361,502171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1.573239" calcext:value-type="float">
            <text:p>361,5732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42177" calcext:value-type="float">
            <text:p>6,942177</text:p>
          </table:table-cell>
          <table:table-cell office:value-type="float" office:value="0" calcext:value-type="float">
            <text:p>0</text:p>
          </table:table-cell>
          <table:table-cell office:value-type="float" office:value="360.12947" calcext:value-type="float">
            <text:p>360,1294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201396" calcext:value-type="float">
            <text:p>360,2013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50792" calcext:value-type="float">
            <text:p>6,850792</text:p>
          </table:table-cell>
          <table:table-cell office:value-type="float" office:value="0" calcext:value-type="float">
            <text:p>0</text:p>
          </table:table-cell>
          <table:table-cell office:value-type="float" office:value="359.893102" calcext:value-type="float">
            <text:p>359,893102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359.964048" calcext:value-type="float">
            <text:p>359,964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24639" calcext:value-type="float">
            <text:p>7,024639</text:p>
          </table:table-cell>
          <table:table-cell office:value-type="float" office:value="0" calcext:value-type="float">
            <text:p>0</text:p>
          </table:table-cell>
          <table:table-cell office:value-type="float" office:value="360.287071" calcext:value-type="float">
            <text:p>360,28707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360426" calcext:value-type="float">
            <text:p>360,3604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25088" calcext:value-type="float">
            <text:p>8,225088</text:p>
          </table:table-cell>
          <table:table-cell office:value-type="float" office:value="0" calcext:value-type="float">
            <text:p>0</text:p>
          </table:table-cell>
          <table:table-cell office:value-type="float" office:value="361.720612" calcext:value-type="float">
            <text:p>361,720612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1.791867" calcext:value-type="float">
            <text:p>361,7918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63753" calcext:value-type="float">
            <text:p>6,763753</text:p>
          </table:table-cell>
          <table:table-cell office:value-type="float" office:value="0" calcext:value-type="float">
            <text:p>0</text:p>
          </table:table-cell>
          <table:table-cell office:value-type="float" office:value="359.258626" calcext:value-type="float">
            <text:p>359,25862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59.329924" calcext:value-type="float">
            <text:p>359,3299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34412" calcext:value-type="float">
            <text:p>6,334412</text:p>
          </table:table-cell>
          <table:table-cell office:value-type="float" office:value="0" calcext:value-type="float">
            <text:p>0</text:p>
          </table:table-cell>
          <table:table-cell office:value-type="float" office:value="360.617913" calcext:value-type="float">
            <text:p>360,61791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0.689268" calcext:value-type="float">
            <text:p>360,6892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95165" calcext:value-type="float">
            <text:p>6,795165</text:p>
          </table:table-cell>
          <table:table-cell office:value-type="float" office:value="0" calcext:value-type="float">
            <text:p>0</text:p>
          </table:table-cell>
          <table:table-cell office:value-type="float" office:value="361.504938" calcext:value-type="float">
            <text:p>361,50493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577443" calcext:value-type="float">
            <text:p>361,5774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57416" calcext:value-type="float">
            <text:p>6,757416</text:p>
          </table:table-cell>
          <table:table-cell office:value-type="float" office:value="0" calcext:value-type="float">
            <text:p>0</text:p>
          </table:table-cell>
          <table:table-cell office:value-type="float" office:value="359.812605" calcext:value-type="float">
            <text:p>359,812605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59.896012" calcext:value-type="float">
            <text:p>359,8960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81951" calcext:value-type="float">
            <text:p>6,581951</text:p>
          </table:table-cell>
          <table:table-cell office:value-type="float" office:value="0" calcext:value-type="float">
            <text:p>0</text:p>
          </table:table-cell>
          <table:table-cell office:value-type="float" office:value="360.829142" calcext:value-type="float">
            <text:p>360,82914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900743" calcext:value-type="float">
            <text:p>360,9007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27885" calcext:value-type="float">
            <text:p>7,227885</text:p>
          </table:table-cell>
          <table:table-cell office:value-type="float" office:value="0" calcext:value-type="float">
            <text:p>0</text:p>
          </table:table-cell>
          <table:table-cell office:value-type="float" office:value="362.399325" calcext:value-type="float">
            <text:p>362,39932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2.476791" calcext:value-type="float">
            <text:p>362,4767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05801" calcext:value-type="float">
            <text:p>6,905801</text:p>
          </table:table-cell>
          <table:table-cell office:value-type="float" office:value="0" calcext:value-type="float">
            <text:p>0</text:p>
          </table:table-cell>
          <table:table-cell office:value-type="float" office:value="359.715581" calcext:value-type="float">
            <text:p>359,71558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59.787089" calcext:value-type="float">
            <text:p>359,7870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798883" calcext:value-type="float">
            <text:p>7,798883</text:p>
          </table:table-cell>
          <table:table-cell office:value-type="float" office:value="0" calcext:value-type="float">
            <text:p>0</text:p>
          </table:table-cell>
          <table:table-cell office:value-type="float" office:value="362.681207" calcext:value-type="float">
            <text:p>362,68120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753091" calcext:value-type="float">
            <text:p>362,7530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64857" calcext:value-type="float">
            <text:p>6,364857</text:p>
          </table:table-cell>
          <table:table-cell office:value-type="float" office:value="0" calcext:value-type="float">
            <text:p>0</text:p>
          </table:table-cell>
          <table:table-cell office:value-type="float" office:value="364.478641" calcext:value-type="float">
            <text:p>364,47864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4.550611" calcext:value-type="float">
            <text:p>364,5506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13752" calcext:value-type="float">
            <text:p>6,713752</text:p>
          </table:table-cell>
          <table:table-cell office:value-type="float" office:value="0" calcext:value-type="float">
            <text:p>0</text:p>
          </table:table-cell>
          <table:table-cell office:value-type="float" office:value="360.312434" calcext:value-type="float">
            <text:p>360,31243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383976" calcext:value-type="float">
            <text:p>360,3839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29699" calcext:value-type="float">
            <text:p>6,829699</text:p>
          </table:table-cell>
          <table:table-cell office:value-type="float" office:value="0" calcext:value-type="float">
            <text:p>0</text:p>
          </table:table-cell>
          <table:table-cell office:value-type="float" office:value="361.145649" calcext:value-type="float">
            <text:p>361,14564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217354" calcext:value-type="float">
            <text:p>361,2173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0965" calcext:value-type="float">
            <text:p>6,80965</text:p>
          </table:table-cell>
          <table:table-cell office:value-type="float" office:value="0" calcext:value-type="float">
            <text:p>0</text:p>
          </table:table-cell>
          <table:table-cell office:value-type="float" office:value="359.749576" calcext:value-type="float">
            <text:p>359,749576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359.821251" calcext:value-type="float">
            <text:p>359,8212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87802" calcext:value-type="float">
            <text:p>6,587802</text:p>
          </table:table-cell>
          <table:table-cell office:value-type="float" office:value="0" calcext:value-type="float">
            <text:p>0</text:p>
          </table:table-cell>
          <table:table-cell office:value-type="float" office:value="360.706688" calcext:value-type="float">
            <text:p>360,70668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780198" calcext:value-type="float">
            <text:p>360,7801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19617" calcext:value-type="float">
            <text:p>6,419617</text:p>
          </table:table-cell>
          <table:table-cell office:value-type="float" office:value="0" calcext:value-type="float">
            <text:p>0</text:p>
          </table:table-cell>
          <table:table-cell office:value-type="float" office:value="360.906686" calcext:value-type="float">
            <text:p>360,906686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0.97799" calcext:value-type="float">
            <text:p>360,977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52869" calcext:value-type="float">
            <text:p>6,752869</text:p>
          </table:table-cell>
          <table:table-cell office:value-type="float" office:value="0" calcext:value-type="float">
            <text:p>0</text:p>
          </table:table-cell>
          <table:table-cell office:value-type="float" office:value="360.212979" calcext:value-type="float">
            <text:p>360,212979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360.284259" calcext:value-type="float">
            <text:p>360,2842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4694" calcext:value-type="float">
            <text:p>7,04694</text:p>
          </table:table-cell>
          <table:table-cell office:value-type="float" office:value="0" calcext:value-type="float">
            <text:p>0</text:p>
          </table:table-cell>
          <table:table-cell office:value-type="float" office:value="363.718418" calcext:value-type="float">
            <text:p>363,71841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3.789814" calcext:value-type="float">
            <text:p>363,7898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41735" calcext:value-type="float">
            <text:p>7,041735</text:p>
          </table:table-cell>
          <table:table-cell office:value-type="float" office:value="0" calcext:value-type="float">
            <text:p>0</text:p>
          </table:table-cell>
          <table:table-cell office:value-type="float" office:value="361.207601" calcext:value-type="float">
            <text:p>361,20760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1.278978" calcext:value-type="float">
            <text:p>361,2789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98773" calcext:value-type="float">
            <text:p>7,098773</text:p>
          </table:table-cell>
          <table:table-cell office:value-type="float" office:value="0" calcext:value-type="float">
            <text:p>0</text:p>
          </table:table-cell>
          <table:table-cell office:value-type="float" office:value="361.284805" calcext:value-type="float">
            <text:p>361,284805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1.356726" calcext:value-type="float">
            <text:p>361,3567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07207" calcext:value-type="float">
            <text:p>6,907207</text:p>
          </table:table-cell>
          <table:table-cell office:value-type="float" office:value="0" calcext:value-type="float">
            <text:p>0</text:p>
          </table:table-cell>
          <table:table-cell office:value-type="float" office:value="360.514414" calcext:value-type="float">
            <text:p>360,514414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0.586214" calcext:value-type="float">
            <text:p>360,5862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03574" calcext:value-type="float">
            <text:p>6,903574</text:p>
          </table:table-cell>
          <table:table-cell office:value-type="float" office:value="0" calcext:value-type="float">
            <text:p>0</text:p>
          </table:table-cell>
          <table:table-cell office:value-type="float" office:value="360.600997" calcext:value-type="float">
            <text:p>360,600997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0.673216" calcext:value-type="float">
            <text:p>360,6732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82984" calcext:value-type="float">
            <text:p>7,682984</text:p>
          </table:table-cell>
          <table:table-cell office:value-type="float" office:value="0" calcext:value-type="float">
            <text:p>0</text:p>
          </table:table-cell>
          <table:table-cell office:value-type="float" office:value="359.454958" calcext:value-type="float">
            <text:p>359,45495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59.526736" calcext:value-type="float">
            <text:p>359,5267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38118" calcext:value-type="float">
            <text:p>6,738118</text:p>
          </table:table-cell>
          <table:table-cell office:value-type="float" office:value="0" calcext:value-type="float">
            <text:p>0</text:p>
          </table:table-cell>
          <table:table-cell office:value-type="float" office:value="362.34788" calcext:value-type="float">
            <text:p>362,34788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362.420924" calcext:value-type="float">
            <text:p>362,4209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58974" calcext:value-type="float">
            <text:p>6,958974</text:p>
          </table:table-cell>
          <table:table-cell office:value-type="float" office:value="0" calcext:value-type="float">
            <text:p>0</text:p>
          </table:table-cell>
          <table:table-cell office:value-type="float" office:value="360.819165" calcext:value-type="float">
            <text:p>360,819165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360.896365" calcext:value-type="float">
            <text:p>360,8963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33949" calcext:value-type="float">
            <text:p>6,833949</text:p>
          </table:table-cell>
          <table:table-cell office:value-type="float" office:value="0" calcext:value-type="float">
            <text:p>0</text:p>
          </table:table-cell>
          <table:table-cell office:value-type="float" office:value="362.126111" calcext:value-type="float">
            <text:p>362,126111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2.206425" calcext:value-type="float">
            <text:p>362,2064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78166" calcext:value-type="float">
            <text:p>6,678166</text:p>
          </table:table-cell>
          <table:table-cell office:value-type="float" office:value="0" calcext:value-type="float">
            <text:p>0</text:p>
          </table:table-cell>
          <table:table-cell office:value-type="float" office:value="361.913767" calcext:value-type="float">
            <text:p>361,91376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985093" calcext:value-type="float">
            <text:p>361,9850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76736" calcext:value-type="float">
            <text:p>6,676736</text:p>
          </table:table-cell>
          <table:table-cell office:value-type="float" office:value="0" calcext:value-type="float">
            <text:p>0</text:p>
          </table:table-cell>
          <table:table-cell office:value-type="float" office:value="360.909263" calcext:value-type="float">
            <text:p>360,90926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981143" calcext:value-type="float">
            <text:p>360,9811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279765" calcext:value-type="float">
            <text:p>6,279765</text:p>
          </table:table-cell>
          <table:table-cell office:value-type="float" office:value="0" calcext:value-type="float">
            <text:p>0</text:p>
          </table:table-cell>
          <table:table-cell office:value-type="float" office:value="360.557418" calcext:value-type="float">
            <text:p>360,55741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0.628975" calcext:value-type="float">
            <text:p>360,6289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68394" calcext:value-type="float">
            <text:p>6,368394</text:p>
          </table:table-cell>
          <table:table-cell office:value-type="float" office:value="0" calcext:value-type="float">
            <text:p>0</text:p>
          </table:table-cell>
          <table:table-cell office:value-type="float" office:value="359.692844" calcext:value-type="float">
            <text:p>359,692844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359.764165" calcext:value-type="float">
            <text:p>359,7641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68431" calcext:value-type="float">
            <text:p>6,868431</text:p>
          </table:table-cell>
          <table:table-cell office:value-type="float" office:value="0" calcext:value-type="float">
            <text:p>0</text:p>
          </table:table-cell>
          <table:table-cell office:value-type="float" office:value="362.078585" calcext:value-type="float">
            <text:p>362,07858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2.15028" calcext:value-type="float">
            <text:p>362,150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99" calcext:value-type="float">
            <text:p>7,599</text:p>
          </table:table-cell>
          <table:table-cell office:value-type="float" office:value="0" calcext:value-type="float">
            <text:p>0</text:p>
          </table:table-cell>
          <table:table-cell office:value-type="float" office:value="359.639598" calcext:value-type="float">
            <text:p>359,63959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59.711452" calcext:value-type="float">
            <text:p>359,7114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69599" calcext:value-type="float">
            <text:p>7,269599</text:p>
          </table:table-cell>
          <table:table-cell office:value-type="float" office:value="0" calcext:value-type="float">
            <text:p>0</text:p>
          </table:table-cell>
          <table:table-cell office:value-type="float" office:value="359.917965" calcext:value-type="float">
            <text:p>359,91796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59.989245" calcext:value-type="float">
            <text:p>359,9892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46401" calcext:value-type="float">
            <text:p>6,746401</text:p>
          </table:table-cell>
          <table:table-cell office:value-type="float" office:value="0" calcext:value-type="float">
            <text:p>0</text:p>
          </table:table-cell>
          <table:table-cell office:value-type="float" office:value="360.392933" calcext:value-type="float">
            <text:p>360,39293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464601" calcext:value-type="float">
            <text:p>360,4646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82065" calcext:value-type="float">
            <text:p>6,882065</text:p>
          </table:table-cell>
          <table:table-cell office:value-type="float" office:value="0" calcext:value-type="float">
            <text:p>0</text:p>
          </table:table-cell>
          <table:table-cell office:value-type="float" office:value="360.611197" calcext:value-type="float">
            <text:p>360,611197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0.684285" calcext:value-type="float">
            <text:p>360,6842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70033" calcext:value-type="float">
            <text:p>6,570033</text:p>
          </table:table-cell>
          <table:table-cell office:value-type="float" office:value="0" calcext:value-type="float">
            <text:p>0</text:p>
          </table:table-cell>
          <table:table-cell office:value-type="float" office:value="361.395669" calcext:value-type="float">
            <text:p>361,39566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467033" calcext:value-type="float">
            <text:p>361,467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14336" calcext:value-type="float">
            <text:p>7,414336</text:p>
          </table:table-cell>
          <table:table-cell office:value-type="float" office:value="0" calcext:value-type="float">
            <text:p>0</text:p>
          </table:table-cell>
          <table:table-cell office:value-type="float" office:value="360.07629" calcext:value-type="float">
            <text:p>360,0762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148592" calcext:value-type="float">
            <text:p>360,1485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79383" calcext:value-type="float">
            <text:p>6,479383</text:p>
          </table:table-cell>
          <table:table-cell office:value-type="float" office:value="0" calcext:value-type="float">
            <text:p>0</text:p>
          </table:table-cell>
          <table:table-cell office:value-type="float" office:value="359.480395" calcext:value-type="float">
            <text:p>359,480395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359.551825" calcext:value-type="float">
            <text:p>359,5518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11243" calcext:value-type="float">
            <text:p>6,411243</text:p>
          </table:table-cell>
          <table:table-cell office:value-type="float" office:value="0" calcext:value-type="float">
            <text:p>0</text:p>
          </table:table-cell>
          <table:table-cell office:value-type="float" office:value="360.64632" calcext:value-type="float">
            <text:p>360,64632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0.728148" calcext:value-type="float">
            <text:p>360,7281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87699" calcext:value-type="float">
            <text:p>6,687699</text:p>
          </table:table-cell>
          <table:table-cell office:value-type="float" office:value="0" calcext:value-type="float">
            <text:p>0</text:p>
          </table:table-cell>
          <table:table-cell office:value-type="float" office:value="360.418789" calcext:value-type="float">
            <text:p>360,418789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0.48993" calcext:value-type="float">
            <text:p>360,489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24062" calcext:value-type="float">
            <text:p>6,524062</text:p>
          </table:table-cell>
          <table:table-cell office:value-type="float" office:value="0" calcext:value-type="float">
            <text:p>0</text:p>
          </table:table-cell>
          <table:table-cell office:value-type="float" office:value="361.877684" calcext:value-type="float">
            <text:p>361,87768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953824" calcext:value-type="float">
            <text:p>361,9538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00125" calcext:value-type="float">
            <text:p>6,700125</text:p>
          </table:table-cell>
          <table:table-cell office:value-type="float" office:value="0" calcext:value-type="float">
            <text:p>0</text:p>
          </table:table-cell>
          <table:table-cell office:value-type="float" office:value="360.496205" calcext:value-type="float">
            <text:p>360,49620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567414" calcext:value-type="float">
            <text:p>360,5674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56743" calcext:value-type="float">
            <text:p>6,656743</text:p>
          </table:table-cell>
          <table:table-cell office:value-type="float" office:value="0" calcext:value-type="float">
            <text:p>0</text:p>
          </table:table-cell>
          <table:table-cell office:value-type="float" office:value="362.083003" calcext:value-type="float">
            <text:p>362,083003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2.154358" calcext:value-type="float">
            <text:p>362,1543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49187" calcext:value-type="float">
            <text:p>7,049187</text:p>
          </table:table-cell>
          <table:table-cell office:value-type="float" office:value="0" calcext:value-type="float">
            <text:p>0</text:p>
          </table:table-cell>
          <table:table-cell office:value-type="float" office:value="360.961738" calcext:value-type="float">
            <text:p>360,961738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361.035629" calcext:value-type="float">
            <text:p>361,0356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59021" calcext:value-type="float">
            <text:p>7,459021</text:p>
          </table:table-cell>
          <table:table-cell office:value-type="float" office:value="0" calcext:value-type="float">
            <text:p>0</text:p>
          </table:table-cell>
          <table:table-cell office:value-type="float" office:value="361.584969" calcext:value-type="float">
            <text:p>361,58496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656679" calcext:value-type="float">
            <text:p>361,6566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1213" calcext:value-type="float">
            <text:p>7,01213</text:p>
          </table:table-cell>
          <table:table-cell office:value-type="float" office:value="0" calcext:value-type="float">
            <text:p>0</text:p>
          </table:table-cell>
          <table:table-cell office:value-type="float" office:value="362.784831" calcext:value-type="float">
            <text:p>362,78483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856508" calcext:value-type="float">
            <text:p>362,8565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66037" calcext:value-type="float">
            <text:p>6,666037</text:p>
          </table:table-cell>
          <table:table-cell office:value-type="float" office:value="0" calcext:value-type="float">
            <text:p>0</text:p>
          </table:table-cell>
          <table:table-cell office:value-type="float" office:value="359.486588" calcext:value-type="float">
            <text:p>359,48658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59.558626" calcext:value-type="float">
            <text:p>359,5586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36816" calcext:value-type="float">
            <text:p>6,436816</text:p>
          </table:table-cell>
          <table:table-cell office:value-type="float" office:value="0" calcext:value-type="float">
            <text:p>0</text:p>
          </table:table-cell>
          <table:table-cell office:value-type="float" office:value="359.543614" calcext:value-type="float">
            <text:p>359,543614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359.614784" calcext:value-type="float">
            <text:p>359,6147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53601" calcext:value-type="float">
            <text:p>6,953601</text:p>
          </table:table-cell>
          <table:table-cell office:value-type="float" office:value="0" calcext:value-type="float">
            <text:p>0</text:p>
          </table:table-cell>
          <table:table-cell office:value-type="float" office:value="361.990214" calcext:value-type="float">
            <text:p>361,99021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2.06126" calcext:value-type="float">
            <text:p>362,061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61003" calcext:value-type="float">
            <text:p>6,961003</text:p>
          </table:table-cell>
          <table:table-cell office:value-type="float" office:value="0" calcext:value-type="float">
            <text:p>0</text:p>
          </table:table-cell>
          <table:table-cell office:value-type="float" office:value="360.541588" calcext:value-type="float">
            <text:p>360,541588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0.612824" calcext:value-type="float">
            <text:p>360,6128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91941" calcext:value-type="float">
            <text:p>6,791941</text:p>
          </table:table-cell>
          <table:table-cell office:value-type="float" office:value="0" calcext:value-type="float">
            <text:p>0</text:p>
          </table:table-cell>
          <table:table-cell office:value-type="float" office:value="360.781222" calcext:value-type="float">
            <text:p>360,781222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0.85423" calcext:value-type="float">
            <text:p>360,854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05812" calcext:value-type="float">
            <text:p>7,005812</text:p>
          </table:table-cell>
          <table:table-cell office:value-type="float" office:value="0" calcext:value-type="float">
            <text:p>0</text:p>
          </table:table-cell>
          <table:table-cell office:value-type="float" office:value="360.562433" calcext:value-type="float">
            <text:p>360,562433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0.63434" calcext:value-type="float">
            <text:p>360,634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841646" calcext:value-type="float">
            <text:p>7,841646</text:p>
          </table:table-cell>
          <table:table-cell office:value-type="float" office:value="0" calcext:value-type="float">
            <text:p>0</text:p>
          </table:table-cell>
          <table:table-cell office:value-type="float" office:value="361.832883" calcext:value-type="float">
            <text:p>361,83288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905115" calcext:value-type="float">
            <text:p>361,9051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80524" calcext:value-type="float">
            <text:p>6,780524</text:p>
          </table:table-cell>
          <table:table-cell office:value-type="float" office:value="0" calcext:value-type="float">
            <text:p>0</text:p>
          </table:table-cell>
          <table:table-cell office:value-type="float" office:value="359.387247" calcext:value-type="float">
            <text:p>359,38724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59.458784" calcext:value-type="float">
            <text:p>359,4587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17251" calcext:value-type="float">
            <text:p>6,817251</text:p>
          </table:table-cell>
          <table:table-cell office:value-type="float" office:value="0" calcext:value-type="float">
            <text:p>0</text:p>
          </table:table-cell>
          <table:table-cell office:value-type="float" office:value="360.79995" calcext:value-type="float">
            <text:p>360,79995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360.871123" calcext:value-type="float">
            <text:p>360,8711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83018" calcext:value-type="float">
            <text:p>6,683018</text:p>
          </table:table-cell>
          <table:table-cell office:value-type="float" office:value="0" calcext:value-type="float">
            <text:p>0</text:p>
          </table:table-cell>
          <table:table-cell office:value-type="float" office:value="361.924907" calcext:value-type="float">
            <text:p>361,92490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996965" calcext:value-type="float">
            <text:p>361,9969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86519" calcext:value-type="float">
            <text:p>6,986519</text:p>
          </table:table-cell>
          <table:table-cell office:value-type="float" office:value="0" calcext:value-type="float">
            <text:p>0</text:p>
          </table:table-cell>
          <table:table-cell office:value-type="float" office:value="362.05323" calcext:value-type="float">
            <text:p>362,0532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125118" calcext:value-type="float">
            <text:p>362,1251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35461" calcext:value-type="float">
            <text:p>7,235461</text:p>
          </table:table-cell>
          <table:table-cell office:value-type="float" office:value="0" calcext:value-type="float">
            <text:p>0</text:p>
          </table:table-cell>
          <table:table-cell office:value-type="float" office:value="361.114416" calcext:value-type="float">
            <text:p>361,114416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1.185388" calcext:value-type="float">
            <text:p>361,1853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03876" calcext:value-type="float">
            <text:p>6,703876</text:p>
          </table:table-cell>
          <table:table-cell office:value-type="float" office:value="0" calcext:value-type="float">
            <text:p>0</text:p>
          </table:table-cell>
          <table:table-cell office:value-type="float" office:value="363.478818" calcext:value-type="float">
            <text:p>363,47881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3.556148" calcext:value-type="float">
            <text:p>363,5561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733762" calcext:value-type="float">
            <text:p>7,733762</text:p>
          </table:table-cell>
          <table:table-cell office:value-type="float" office:value="0" calcext:value-type="float">
            <text:p>0</text:p>
          </table:table-cell>
          <table:table-cell office:value-type="float" office:value="361.134979" calcext:value-type="float">
            <text:p>361,13497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207755" calcext:value-type="float">
            <text:p>361,2077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75059" calcext:value-type="float">
            <text:p>6,975059</text:p>
          </table:table-cell>
          <table:table-cell office:value-type="float" office:value="0" calcext:value-type="float">
            <text:p>0</text:p>
          </table:table-cell>
          <table:table-cell office:value-type="float" office:value="362.439227" calcext:value-type="float">
            <text:p>362,43922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510457" calcext:value-type="float">
            <text:p>362,5104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13581" calcext:value-type="float">
            <text:p>7,013581</text:p>
          </table:table-cell>
          <table:table-cell office:value-type="float" office:value="0" calcext:value-type="float">
            <text:p>0</text:p>
          </table:table-cell>
          <table:table-cell office:value-type="float" office:value="361.668741" calcext:value-type="float">
            <text:p>361,66874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746372" calcext:value-type="float">
            <text:p>361,7463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3776" calcext:value-type="float">
            <text:p>6,83776</text:p>
          </table:table-cell>
          <table:table-cell office:value-type="float" office:value="0" calcext:value-type="float">
            <text:p>0</text:p>
          </table:table-cell>
          <table:table-cell office:value-type="float" office:value="362.925489" calcext:value-type="float">
            <text:p>362,92548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997156" calcext:value-type="float">
            <text:p>362,9971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01967" calcext:value-type="float">
            <text:p>6,601967</text:p>
          </table:table-cell>
          <table:table-cell office:value-type="float" office:value="0" calcext:value-type="float">
            <text:p>0</text:p>
          </table:table-cell>
          <table:table-cell office:value-type="float" office:value="362.185093" calcext:value-type="float">
            <text:p>362,18509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26224" calcext:value-type="float">
            <text:p>362,262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81734" calcext:value-type="float">
            <text:p>7,081734</text:p>
          </table:table-cell>
          <table:table-cell office:value-type="float" office:value="0" calcext:value-type="float">
            <text:p>0</text:p>
          </table:table-cell>
          <table:table-cell office:value-type="float" office:value="361.508165" calcext:value-type="float">
            <text:p>361,50816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580064" calcext:value-type="float">
            <text:p>361,5800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948" calcext:value-type="float">
            <text:p>6,6948</text:p>
          </table:table-cell>
          <table:table-cell office:value-type="float" office:value="0" calcext:value-type="float">
            <text:p>0</text:p>
          </table:table-cell>
          <table:table-cell office:value-type="float" office:value="361.900988" calcext:value-type="float">
            <text:p>361,90098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972854" calcext:value-type="float">
            <text:p>361,9728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74832" calcext:value-type="float">
            <text:p>6,474832</text:p>
          </table:table-cell>
          <table:table-cell office:value-type="float" office:value="0" calcext:value-type="float">
            <text:p>0</text:p>
          </table:table-cell>
          <table:table-cell office:value-type="float" office:value="357.962247" calcext:value-type="float">
            <text:p>357,96224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58.03403" calcext:value-type="float">
            <text:p>358,034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06018" calcext:value-type="float">
            <text:p>6,406018</text:p>
          </table:table-cell>
          <table:table-cell office:value-type="float" office:value="0" calcext:value-type="float">
            <text:p>0</text:p>
          </table:table-cell>
          <table:table-cell office:value-type="float" office:value="360.708055" calcext:value-type="float">
            <text:p>360,708055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0.779279" calcext:value-type="float">
            <text:p>360,77927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1])" office:value-type="float" office:value="6.86337792" calcext:value-type="float">
            <text:p>6,86337792</text:p>
          </table:table-cell>
          <table:table-cell table:formula="of:=AVERAGE([.C2:.C101])" office:value-type="float" office:value="0" calcext:value-type="float">
            <text:p>0</text:p>
          </table:table-cell>
          <table:table-cell table:formula="of:=AVERAGE([.D2:.D101])" office:value-type="float" office:value="362.13635785" calcext:value-type="float">
            <text:p>362,13635785</text:p>
          </table:table-cell>
          <table:table-cell table:formula="of:=AVERAGE([.E2:.E101])" office:value-type="float" office:value="0.00002928" calcext:value-type="float">
            <text:p>0,00002928</text:p>
          </table:table-cell>
          <table:table-cell table:formula="of:=AVERAGE([.F2:.F101])" office:value-type="float" office:value="362.2093048" calcext:value-type="float">
            <text:p>362,2093048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formula="of:=COM.MICROSOFT.STDEV.P([.B2:.B101] )" office:value-type="float" office:value="0.367291714278247" calcext:value-type="float">
            <text:p>0,3672917143</text:p>
          </table:table-cell>
          <table:table-cell table:formula="of:=COM.MICROSOFT.STDEV.P([.C2:.C101] )" office:value-type="float" office:value="0" calcext:value-type="float">
            <text:p>0</text:p>
          </table:table-cell>
          <table:table-cell table:formula="of:=COM.MICROSOFT.STDEV.P([.D2:.D101] )" office:value-type="float" office:value="4.9904319794718" calcext:value-type="float">
            <text:p>4,9904319795</text:p>
          </table:table-cell>
          <table:table-cell table:formula="of:=COM.MICROSOFT.STDEV.P([.E2:.E101] )" office:value-type="float" office:value="0.0000137084499488454" calcext:value-type="float">
            <text:p>1,37084499488454E-05</text:p>
          </table:table-cell>
          <table:table-cell table:formula="of:=COM.MICROSOFT.STDEV.P([.F2:.F101] )" office:value-type="float" office:value="4.9916373030369" calcext:value-type="float">
            <text:p>4,991637303</text:p>
          </table:table-cell>
        </table:table-row>
      </table:table>
      <table:table table:name="CP" table:style-name="ta1"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etl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2842" calcext:value-type="float">
            <text:p>6,72842</text:p>
          </table:table-cell>
          <table:table-cell office:value-type="float" office:value="0" calcext:value-type="float">
            <text:p>0</text:p>
          </table:table-cell>
          <table:table-cell office:value-type="float" office:value="426.97856" calcext:value-type="float">
            <text:p>426,9785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427.109345" calcext:value-type="float">
            <text:p>427,1093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72961" calcext:value-type="float">
            <text:p>8,272961</text:p>
          </table:table-cell>
          <table:table-cell office:value-type="float" office:value="0" calcext:value-type="float">
            <text:p>0</text:p>
          </table:table-cell>
          <table:table-cell office:value-type="float" office:value="396.681137" calcext:value-type="float">
            <text:p>396,68113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96.808845" calcext:value-type="float">
            <text:p>396,8088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177609" calcext:value-type="float">
            <text:p>6,177609</text:p>
          </table:table-cell>
          <table:table-cell office:value-type="float" office:value="0" calcext:value-type="float">
            <text:p>0</text:p>
          </table:table-cell>
          <table:table-cell office:value-type="float" office:value="382.082858" calcext:value-type="float">
            <text:p>382,08285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82.203209" calcext:value-type="float">
            <text:p>382,2032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15971" calcext:value-type="float">
            <text:p>6,415971</text:p>
          </table:table-cell>
          <table:table-cell office:value-type="float" office:value="0" calcext:value-type="float">
            <text:p>0</text:p>
          </table:table-cell>
          <table:table-cell office:value-type="float" office:value="372.967121" calcext:value-type="float">
            <text:p>372,96712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08385" calcext:value-type="float">
            <text:p>373,083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52344" calcext:value-type="float">
            <text:p>6,452344</text:p>
          </table:table-cell>
          <table:table-cell office:value-type="float" office:value="0" calcext:value-type="float">
            <text:p>0</text:p>
          </table:table-cell>
          <table:table-cell office:value-type="float" office:value="373.275726" calcext:value-type="float">
            <text:p>373,27572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396638" calcext:value-type="float">
            <text:p>373,3966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77256" calcext:value-type="float">
            <text:p>7,477256</text:p>
          </table:table-cell>
          <table:table-cell office:value-type="float" office:value="0" calcext:value-type="float">
            <text:p>0</text:p>
          </table:table-cell>
          <table:table-cell office:value-type="float" office:value="372.321393" calcext:value-type="float">
            <text:p>372,32139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436852" calcext:value-type="float">
            <text:p>372,4368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022889" calcext:value-type="float">
            <text:p>6,022889</text:p>
          </table:table-cell>
          <table:table-cell office:value-type="float" office:value="0" calcext:value-type="float">
            <text:p>0</text:p>
          </table:table-cell>
          <table:table-cell office:value-type="float" office:value="372.832736" calcext:value-type="float">
            <text:p>372,83273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945203" calcext:value-type="float">
            <text:p>372,9452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29473" calcext:value-type="float">
            <text:p>6,29473</text:p>
          </table:table-cell>
          <table:table-cell office:value-type="float" office:value="0" calcext:value-type="float">
            <text:p>0</text:p>
          </table:table-cell>
          <table:table-cell office:value-type="float" office:value="372.382666" calcext:value-type="float">
            <text:p>372,38266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495898" calcext:value-type="float">
            <text:p>372,4958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85528" calcext:value-type="float">
            <text:p>6,585528</text:p>
          </table:table-cell>
          <table:table-cell office:value-type="float" office:value="0" calcext:value-type="float">
            <text:p>0</text:p>
          </table:table-cell>
          <table:table-cell office:value-type="float" office:value="372.226841" calcext:value-type="float">
            <text:p>372,22684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339858" calcext:value-type="float">
            <text:p>372,3398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29847" calcext:value-type="float">
            <text:p>6,929847</text:p>
          </table:table-cell>
          <table:table-cell office:value-type="float" office:value="0" calcext:value-type="float">
            <text:p>0</text:p>
          </table:table-cell>
          <table:table-cell office:value-type="float" office:value="371.857978" calcext:value-type="float">
            <text:p>371,85797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1.97108" calcext:value-type="float">
            <text:p>371,971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71627" calcext:value-type="float">
            <text:p>7,071627</text:p>
          </table:table-cell>
          <table:table-cell office:value-type="float" office:value="0" calcext:value-type="float">
            <text:p>0</text:p>
          </table:table-cell>
          <table:table-cell office:value-type="float" office:value="373.062634" calcext:value-type="float">
            <text:p>373,06263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175551" calcext:value-type="float">
            <text:p>373,1755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15108" calcext:value-type="float">
            <text:p>7,215108</text:p>
          </table:table-cell>
          <table:table-cell office:value-type="float" office:value="0" calcext:value-type="float">
            <text:p>0</text:p>
          </table:table-cell>
          <table:table-cell office:value-type="float" office:value="371.994675" calcext:value-type="float">
            <text:p>371,99467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116226" calcext:value-type="float">
            <text:p>372,1162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873673" calcext:value-type="float">
            <text:p>7,873673</text:p>
          </table:table-cell>
          <table:table-cell office:value-type="float" office:value="0" calcext:value-type="float">
            <text:p>0</text:p>
          </table:table-cell>
          <table:table-cell office:value-type="float" office:value="385.393365" calcext:value-type="float">
            <text:p>385,39336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85.508122" calcext:value-type="float">
            <text:p>385,5081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35439" calcext:value-type="float">
            <text:p>6,735439</text:p>
          </table:table-cell>
          <table:table-cell office:value-type="float" office:value="0" calcext:value-type="float">
            <text:p>0</text:p>
          </table:table-cell>
          <table:table-cell office:value-type="float" office:value="389.753453" calcext:value-type="float">
            <text:p>389,75345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89.874733" calcext:value-type="float">
            <text:p>389,8747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53454" calcext:value-type="float">
            <text:p>6,753454</text:p>
          </table:table-cell>
          <table:table-cell office:value-type="float" office:value="0" calcext:value-type="float">
            <text:p>0</text:p>
          </table:table-cell>
          <table:table-cell office:value-type="float" office:value="387.858281" calcext:value-type="float">
            <text:p>387,85828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87.990198" calcext:value-type="float">
            <text:p>387,9901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176526" calcext:value-type="float">
            <text:p>6,176526</text:p>
          </table:table-cell>
          <table:table-cell office:value-type="float" office:value="0" calcext:value-type="float">
            <text:p>0</text:p>
          </table:table-cell>
          <table:table-cell office:value-type="float" office:value="390.528891" calcext:value-type="float">
            <text:p>390,52889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90.649208" calcext:value-type="float">
            <text:p>390,6492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43709" calcext:value-type="float">
            <text:p>6,343709</text:p>
          </table:table-cell>
          <table:table-cell office:value-type="float" office:value="0" calcext:value-type="float">
            <text:p>0</text:p>
          </table:table-cell>
          <table:table-cell office:value-type="float" office:value="373.700288" calcext:value-type="float">
            <text:p>373,70028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814473" calcext:value-type="float">
            <text:p>373,8144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3051" calcext:value-type="float">
            <text:p>6,43051</text:p>
          </table:table-cell>
          <table:table-cell office:value-type="float" office:value="0" calcext:value-type="float">
            <text:p>0</text:p>
          </table:table-cell>
          <table:table-cell office:value-type="float" office:value="373.237267" calcext:value-type="float">
            <text:p>373,23726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35265" calcext:value-type="float">
            <text:p>373,352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10712" calcext:value-type="float">
            <text:p>6,610712</text:p>
          </table:table-cell>
          <table:table-cell office:value-type="float" office:value="0" calcext:value-type="float">
            <text:p>0</text:p>
          </table:table-cell>
          <table:table-cell office:value-type="float" office:value="374.100233" calcext:value-type="float">
            <text:p>374,10023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2139" calcext:value-type="float">
            <text:p>374,21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176718" calcext:value-type="float">
            <text:p>8,176718</text:p>
          </table:table-cell>
          <table:table-cell office:value-type="float" office:value="0" calcext:value-type="float">
            <text:p>0</text:p>
          </table:table-cell>
          <table:table-cell office:value-type="float" office:value="373.300579" calcext:value-type="float">
            <text:p>373,30057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414231" calcext:value-type="float">
            <text:p>373,4142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389787" calcext:value-type="float">
            <text:p>8,389787</text:p>
          </table:table-cell>
          <table:table-cell office:value-type="float" office:value="0" calcext:value-type="float">
            <text:p>0</text:p>
          </table:table-cell>
          <table:table-cell office:value-type="float" office:value="375.099403" calcext:value-type="float">
            <text:p>375,09940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213954" calcext:value-type="float">
            <text:p>375,2139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44449" calcext:value-type="float">
            <text:p>6,744449</text:p>
          </table:table-cell>
          <table:table-cell office:value-type="float" office:value="0" calcext:value-type="float">
            <text:p>0</text:p>
          </table:table-cell>
          <table:table-cell office:value-type="float" office:value="374.036874" calcext:value-type="float">
            <text:p>374,03687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150185" calcext:value-type="float">
            <text:p>374,1501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84223" calcext:value-type="float">
            <text:p>6,784223</text:p>
          </table:table-cell>
          <table:table-cell office:value-type="float" office:value="0" calcext:value-type="float">
            <text:p>0</text:p>
          </table:table-cell>
          <table:table-cell office:value-type="float" office:value="374.943984" calcext:value-type="float">
            <text:p>374,94398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5.05768" calcext:value-type="float">
            <text:p>375,057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18005" calcext:value-type="float">
            <text:p>6,818005</text:p>
          </table:table-cell>
          <table:table-cell office:value-type="float" office:value="0" calcext:value-type="float">
            <text:p>0</text:p>
          </table:table-cell>
          <table:table-cell office:value-type="float" office:value="372.504229" calcext:value-type="float">
            <text:p>372,50422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61755" calcext:value-type="float">
            <text:p>372,617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59214" calcext:value-type="float">
            <text:p>7,659214</text:p>
          </table:table-cell>
          <table:table-cell office:value-type="float" office:value="0" calcext:value-type="float">
            <text:p>0</text:p>
          </table:table-cell>
          <table:table-cell office:value-type="float" office:value="371.776601" calcext:value-type="float">
            <text:p>371,77660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1.890596" calcext:value-type="float">
            <text:p>371,8905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812763" calcext:value-type="float">
            <text:p>5,812763</text:p>
          </table:table-cell>
          <table:table-cell office:value-type="float" office:value="0" calcext:value-type="float">
            <text:p>0</text:p>
          </table:table-cell>
          <table:table-cell office:value-type="float" office:value="372.673166" calcext:value-type="float">
            <text:p>372,67316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79124" calcext:value-type="float">
            <text:p>372,791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08265" calcext:value-type="float">
            <text:p>7,108265</text:p>
          </table:table-cell>
          <table:table-cell office:value-type="float" office:value="0" calcext:value-type="float">
            <text:p>0</text:p>
          </table:table-cell>
          <table:table-cell office:value-type="float" office:value="374.22079" calcext:value-type="float">
            <text:p>374,2207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336182" calcext:value-type="float">
            <text:p>374,3361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35767" calcext:value-type="float">
            <text:p>6,835767</text:p>
          </table:table-cell>
          <table:table-cell office:value-type="float" office:value="0" calcext:value-type="float">
            <text:p>0</text:p>
          </table:table-cell>
          <table:table-cell office:value-type="float" office:value="373.409251" calcext:value-type="float">
            <text:p>373,40925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525953" calcext:value-type="float">
            <text:p>373,5259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75466" calcext:value-type="float">
            <text:p>8,75466</text:p>
          </table:table-cell>
          <table:table-cell office:value-type="float" office:value="0" calcext:value-type="float">
            <text:p>0</text:p>
          </table:table-cell>
          <table:table-cell office:value-type="float" office:value="373.519224" calcext:value-type="float">
            <text:p>373,51922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632769" calcext:value-type="float">
            <text:p>373,6327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08172" calcext:value-type="float">
            <text:p>6,908172</text:p>
          </table:table-cell>
          <table:table-cell office:value-type="float" office:value="0" calcext:value-type="float">
            <text:p>0</text:p>
          </table:table-cell>
          <table:table-cell office:value-type="float" office:value="374.15453" calcext:value-type="float">
            <text:p>374,1545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272203" calcext:value-type="float">
            <text:p>374,2722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81717" calcext:value-type="float">
            <text:p>7,181717</text:p>
          </table:table-cell>
          <table:table-cell office:value-type="float" office:value="0" calcext:value-type="float">
            <text:p>0</text:p>
          </table:table-cell>
          <table:table-cell office:value-type="float" office:value="373.721317" calcext:value-type="float">
            <text:p>373,72131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83574" calcext:value-type="float">
            <text:p>373,835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7636" calcext:value-type="float">
            <text:p>6,77636</text:p>
          </table:table-cell>
          <table:table-cell office:value-type="float" office:value="0" calcext:value-type="float">
            <text:p>0</text:p>
          </table:table-cell>
          <table:table-cell office:value-type="float" office:value="373.775163" calcext:value-type="float">
            <text:p>373,77516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3.888332" calcext:value-type="float">
            <text:p>373,8883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707157" calcext:value-type="float">
            <text:p>7,707157</text:p>
          </table:table-cell>
          <table:table-cell office:value-type="float" office:value="0" calcext:value-type="float">
            <text:p>0</text:p>
          </table:table-cell>
          <table:table-cell office:value-type="float" office:value="372.91713" calcext:value-type="float">
            <text:p>372,9171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030218" calcext:value-type="float">
            <text:p>373,0302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80171" calcext:value-type="float">
            <text:p>6,480171</text:p>
          </table:table-cell>
          <table:table-cell office:value-type="float" office:value="0" calcext:value-type="float">
            <text:p>0</text:p>
          </table:table-cell>
          <table:table-cell office:value-type="float" office:value="373.576893" calcext:value-type="float">
            <text:p>373,57689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694395" calcext:value-type="float">
            <text:p>373,6943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36377" calcext:value-type="float">
            <text:p>6,336377</text:p>
          </table:table-cell>
          <table:table-cell office:value-type="float" office:value="0" calcext:value-type="float">
            <text:p>0</text:p>
          </table:table-cell>
          <table:table-cell office:value-type="float" office:value="372.521017" calcext:value-type="float">
            <text:p>372,52101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637905" calcext:value-type="float">
            <text:p>372,6379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03275" calcext:value-type="float">
            <text:p>6,603275</text:p>
          </table:table-cell>
          <table:table-cell office:value-type="float" office:value="0" calcext:value-type="float">
            <text:p>0</text:p>
          </table:table-cell>
          <table:table-cell office:value-type="float" office:value="372.542225" calcext:value-type="float">
            <text:p>372,54222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655033" calcext:value-type="float">
            <text:p>372,655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79587" calcext:value-type="float">
            <text:p>7,079587</text:p>
          </table:table-cell>
          <table:table-cell office:value-type="float" office:value="0" calcext:value-type="float">
            <text:p>0</text:p>
          </table:table-cell>
          <table:table-cell office:value-type="float" office:value="371.862273" calcext:value-type="float">
            <text:p>371,86227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1.97702" calcext:value-type="float">
            <text:p>371,977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54136" calcext:value-type="float">
            <text:p>6,354136</text:p>
          </table:table-cell>
          <table:table-cell office:value-type="float" office:value="0" calcext:value-type="float">
            <text:p>0</text:p>
          </table:table-cell>
          <table:table-cell office:value-type="float" office:value="373.674201" calcext:value-type="float">
            <text:p>373,67420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787768" calcext:value-type="float">
            <text:p>373,7877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011266" calcext:value-type="float">
            <text:p>6,011266</text:p>
          </table:table-cell>
          <table:table-cell office:value-type="float" office:value="0" calcext:value-type="float">
            <text:p>0</text:p>
          </table:table-cell>
          <table:table-cell office:value-type="float" office:value="373.491426" calcext:value-type="float">
            <text:p>373,49142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607461" calcext:value-type="float">
            <text:p>373,6074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43408" calcext:value-type="float">
            <text:p>7,543408</text:p>
          </table:table-cell>
          <table:table-cell office:value-type="float" office:value="0" calcext:value-type="float">
            <text:p>0</text:p>
          </table:table-cell>
          <table:table-cell office:value-type="float" office:value="372.519597" calcext:value-type="float">
            <text:p>372,51959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637473" calcext:value-type="float">
            <text:p>372,6374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81604" calcext:value-type="float">
            <text:p>6,781604</text:p>
          </table:table-cell>
          <table:table-cell office:value-type="float" office:value="0" calcext:value-type="float">
            <text:p>0</text:p>
          </table:table-cell>
          <table:table-cell office:value-type="float" office:value="375.388796" calcext:value-type="float">
            <text:p>375,38879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5.502189" calcext:value-type="float">
            <text:p>375,5021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00348" calcext:value-type="float">
            <text:p>7,100348</text:p>
          </table:table-cell>
          <table:table-cell office:value-type="float" office:value="0" calcext:value-type="float">
            <text:p>0</text:p>
          </table:table-cell>
          <table:table-cell office:value-type="float" office:value="372.765442" calcext:value-type="float">
            <text:p>372,76544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882839" calcext:value-type="float">
            <text:p>372,8828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234523" calcext:value-type="float">
            <text:p>6,234523</text:p>
          </table:table-cell>
          <table:table-cell office:value-type="float" office:value="0" calcext:value-type="float">
            <text:p>0</text:p>
          </table:table-cell>
          <table:table-cell office:value-type="float" office:value="373.343847" calcext:value-type="float">
            <text:p>373,34384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458458" calcext:value-type="float">
            <text:p>373,4584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89649" calcext:value-type="float">
            <text:p>6,789649</text:p>
          </table:table-cell>
          <table:table-cell office:value-type="float" office:value="0" calcext:value-type="float">
            <text:p>0</text:p>
          </table:table-cell>
          <table:table-cell office:value-type="float" office:value="371.700333" calcext:value-type="float">
            <text:p>371,70033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813699" calcext:value-type="float">
            <text:p>371,8136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12158" calcext:value-type="float">
            <text:p>6,712158</text:p>
          </table:table-cell>
          <table:table-cell office:value-type="float" office:value="0" calcext:value-type="float">
            <text:p>0</text:p>
          </table:table-cell>
          <table:table-cell office:value-type="float" office:value="373.552354" calcext:value-type="float">
            <text:p>373,55235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669632" calcext:value-type="float">
            <text:p>373,6696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41225" calcext:value-type="float">
            <text:p>6,341225</text:p>
          </table:table-cell>
          <table:table-cell office:value-type="float" office:value="0" calcext:value-type="float">
            <text:p>0</text:p>
          </table:table-cell>
          <table:table-cell office:value-type="float" office:value="372.12092" calcext:value-type="float">
            <text:p>372,1209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234474" calcext:value-type="float">
            <text:p>372,2344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0195" calcext:value-type="float">
            <text:p>7,20195</text:p>
          </table:table-cell>
          <table:table-cell office:value-type="float" office:value="0" calcext:value-type="float">
            <text:p>0</text:p>
          </table:table-cell>
          <table:table-cell office:value-type="float" office:value="374.317396" calcext:value-type="float">
            <text:p>374,31739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431071" calcext:value-type="float">
            <text:p>374,4310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66127" calcext:value-type="float">
            <text:p>6,366127</text:p>
          </table:table-cell>
          <table:table-cell office:value-type="float" office:value="0" calcext:value-type="float">
            <text:p>0</text:p>
          </table:table-cell>
          <table:table-cell office:value-type="float" office:value="374.641076" calcext:value-type="float">
            <text:p>374,64107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756288" calcext:value-type="float">
            <text:p>374,7562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262804" calcext:value-type="float">
            <text:p>6,262804</text:p>
          </table:table-cell>
          <table:table-cell office:value-type="float" office:value="0" calcext:value-type="float">
            <text:p>0</text:p>
          </table:table-cell>
          <table:table-cell office:value-type="float" office:value="373.320356" calcext:value-type="float">
            <text:p>373,32035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438477" calcext:value-type="float">
            <text:p>373,4384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01103" calcext:value-type="float">
            <text:p>6,301103</text:p>
          </table:table-cell>
          <table:table-cell office:value-type="float" office:value="0" calcext:value-type="float">
            <text:p>0</text:p>
          </table:table-cell>
          <table:table-cell office:value-type="float" office:value="374.141319" calcext:value-type="float">
            <text:p>374,14131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257957" calcext:value-type="float">
            <text:p>374,2579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39459" calcext:value-type="float">
            <text:p>7,139459</text:p>
          </table:table-cell>
          <table:table-cell office:value-type="float" office:value="0" calcext:value-type="float">
            <text:p>0</text:p>
          </table:table-cell>
          <table:table-cell office:value-type="float" office:value="373.846641" calcext:value-type="float">
            <text:p>373,84664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964411" calcext:value-type="float">
            <text:p>373,9644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.405274" calcext:value-type="float">
            <text:p>10,405274</text:p>
          </table:table-cell>
          <table:table-cell office:value-type="float" office:value="0" calcext:value-type="float">
            <text:p>0</text:p>
          </table:table-cell>
          <table:table-cell office:value-type="float" office:value="374.896466" calcext:value-type="float">
            <text:p>374,89646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010358" calcext:value-type="float">
            <text:p>375,0103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95434" calcext:value-type="float">
            <text:p>6,495434</text:p>
          </table:table-cell>
          <table:table-cell office:value-type="float" office:value="0" calcext:value-type="float">
            <text:p>0</text:p>
          </table:table-cell>
          <table:table-cell office:value-type="float" office:value="374.399537" calcext:value-type="float">
            <text:p>374,399537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374.514016" calcext:value-type="float">
            <text:p>374,5140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91594" calcext:value-type="float">
            <text:p>7,291594</text:p>
          </table:table-cell>
          <table:table-cell office:value-type="float" office:value="0" calcext:value-type="float">
            <text:p>0</text:p>
          </table:table-cell>
          <table:table-cell office:value-type="float" office:value="373.535479" calcext:value-type="float">
            <text:p>373,53547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649204" calcext:value-type="float">
            <text:p>373,6492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5545" calcext:value-type="float">
            <text:p>6,55545</text:p>
          </table:table-cell>
          <table:table-cell office:value-type="float" office:value="0" calcext:value-type="float">
            <text:p>0</text:p>
          </table:table-cell>
          <table:table-cell office:value-type="float" office:value="375.057822" calcext:value-type="float">
            <text:p>375,05782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171797" calcext:value-type="float">
            <text:p>375,1717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084817" calcext:value-type="float">
            <text:p>6,084817</text:p>
          </table:table-cell>
          <table:table-cell office:value-type="float" office:value="0" calcext:value-type="float">
            <text:p>0</text:p>
          </table:table-cell>
          <table:table-cell office:value-type="float" office:value="373.060817" calcext:value-type="float">
            <text:p>373,06081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175004" calcext:value-type="float">
            <text:p>373,175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952211" calcext:value-type="float">
            <text:p>5,952211</text:p>
          </table:table-cell>
          <table:table-cell office:value-type="float" office:value="0" calcext:value-type="float">
            <text:p>0</text:p>
          </table:table-cell>
          <table:table-cell office:value-type="float" office:value="371.941215" calcext:value-type="float">
            <text:p>371,941215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372.05679" calcext:value-type="float">
            <text:p>372,056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70431" calcext:value-type="float">
            <text:p>7,070431</text:p>
          </table:table-cell>
          <table:table-cell office:value-type="float" office:value="0" calcext:value-type="float">
            <text:p>0</text:p>
          </table:table-cell>
          <table:table-cell office:value-type="float" office:value="373.010114" calcext:value-type="float">
            <text:p>373,01011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130477" calcext:value-type="float">
            <text:p>373,1304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01698" calcext:value-type="float">
            <text:p>6,701698</text:p>
          </table:table-cell>
          <table:table-cell office:value-type="float" office:value="0" calcext:value-type="float">
            <text:p>0</text:p>
          </table:table-cell>
          <table:table-cell office:value-type="float" office:value="375.250765" calcext:value-type="float">
            <text:p>375,25076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5.374727" calcext:value-type="float">
            <text:p>375,3747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32541" calcext:value-type="float">
            <text:p>6,732541</text:p>
          </table:table-cell>
          <table:table-cell office:value-type="float" office:value="0" calcext:value-type="float">
            <text:p>0</text:p>
          </table:table-cell>
          <table:table-cell office:value-type="float" office:value="373.017962" calcext:value-type="float">
            <text:p>373,01796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132768" calcext:value-type="float">
            <text:p>373,1327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43825" calcext:value-type="float">
            <text:p>7,643825</text:p>
          </table:table-cell>
          <table:table-cell office:value-type="float" office:value="0" calcext:value-type="float">
            <text:p>0</text:p>
          </table:table-cell>
          <table:table-cell office:value-type="float" office:value="374.425576" calcext:value-type="float">
            <text:p>374,42557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54291" calcext:value-type="float">
            <text:p>374,542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923368" calcext:value-type="float">
            <text:p>7,923368</text:p>
          </table:table-cell>
          <table:table-cell office:value-type="float" office:value="0" calcext:value-type="float">
            <text:p>0</text:p>
          </table:table-cell>
          <table:table-cell office:value-type="float" office:value="373.849854" calcext:value-type="float">
            <text:p>373,84985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96705" calcext:value-type="float">
            <text:p>373,967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927183" calcext:value-type="float">
            <text:p>7,927183</text:p>
          </table:table-cell>
          <table:table-cell office:value-type="float" office:value="0" calcext:value-type="float">
            <text:p>0</text:p>
          </table:table-cell>
          <table:table-cell office:value-type="float" office:value="371.31476" calcext:value-type="float">
            <text:p>371,3147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428416" calcext:value-type="float">
            <text:p>371,4284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11337" calcext:value-type="float">
            <text:p>7,411337</text:p>
          </table:table-cell>
          <table:table-cell office:value-type="float" office:value="0" calcext:value-type="float">
            <text:p>0</text:p>
          </table:table-cell>
          <table:table-cell office:value-type="float" office:value="371.921184" calcext:value-type="float">
            <text:p>371,92118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040276" calcext:value-type="float">
            <text:p>372,0402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27781" calcext:value-type="float">
            <text:p>6,827781</text:p>
          </table:table-cell>
          <table:table-cell office:value-type="float" office:value="0" calcext:value-type="float">
            <text:p>0</text:p>
          </table:table-cell>
          <table:table-cell office:value-type="float" office:value="375.368396" calcext:value-type="float">
            <text:p>375,36839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482197" calcext:value-type="float">
            <text:p>375,4821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35147" calcext:value-type="float">
            <text:p>7,135147</text:p>
          </table:table-cell>
          <table:table-cell office:value-type="float" office:value="0" calcext:value-type="float">
            <text:p>0</text:p>
          </table:table-cell>
          <table:table-cell office:value-type="float" office:value="373.673127" calcext:value-type="float">
            <text:p>373,67312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78642" calcext:value-type="float">
            <text:p>373,786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60782" calcext:value-type="float">
            <text:p>7,360782</text:p>
          </table:table-cell>
          <table:table-cell office:value-type="float" office:value="0" calcext:value-type="float">
            <text:p>0</text:p>
          </table:table-cell>
          <table:table-cell office:value-type="float" office:value="374.856934" calcext:value-type="float">
            <text:p>374,85693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970975" calcext:value-type="float">
            <text:p>374,9709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97201" calcext:value-type="float">
            <text:p>6,797201</text:p>
          </table:table-cell>
          <table:table-cell office:value-type="float" office:value="0" calcext:value-type="float">
            <text:p>0</text:p>
          </table:table-cell>
          <table:table-cell office:value-type="float" office:value="374.803737" calcext:value-type="float">
            <text:p>374,80373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917324" calcext:value-type="float">
            <text:p>374,9173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56103" calcext:value-type="float">
            <text:p>7,056103</text:p>
          </table:table-cell>
          <table:table-cell office:value-type="float" office:value="0" calcext:value-type="float">
            <text:p>0</text:p>
          </table:table-cell>
          <table:table-cell office:value-type="float" office:value="373.064715" calcext:value-type="float">
            <text:p>373,06471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184794" calcext:value-type="float">
            <text:p>373,1847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99764" calcext:value-type="float">
            <text:p>6,799764</text:p>
          </table:table-cell>
          <table:table-cell office:value-type="float" office:value="0" calcext:value-type="float">
            <text:p>0</text:p>
          </table:table-cell>
          <table:table-cell office:value-type="float" office:value="373.816609" calcext:value-type="float">
            <text:p>373,81660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929112" calcext:value-type="float">
            <text:p>373,9291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98354" calcext:value-type="float">
            <text:p>7,098354</text:p>
          </table:table-cell>
          <table:table-cell office:value-type="float" office:value="0" calcext:value-type="float">
            <text:p>0</text:p>
          </table:table-cell>
          <table:table-cell office:value-type="float" office:value="372.757694" calcext:value-type="float">
            <text:p>372,75769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873054" calcext:value-type="float">
            <text:p>372,8730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6523" calcext:value-type="float">
            <text:p>7,36523</text:p>
          </table:table-cell>
          <table:table-cell office:value-type="float" office:value="0" calcext:value-type="float">
            <text:p>0</text:p>
          </table:table-cell>
          <table:table-cell office:value-type="float" office:value="373.501187" calcext:value-type="float">
            <text:p>373,50118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615665" calcext:value-type="float">
            <text:p>373,6156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29361" calcext:value-type="float">
            <text:p>8,229361</text:p>
          </table:table-cell>
          <table:table-cell office:value-type="float" office:value="0" calcext:value-type="float">
            <text:p>0</text:p>
          </table:table-cell>
          <table:table-cell office:value-type="float" office:value="373.649267" calcext:value-type="float">
            <text:p>373,64926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7619" calcext:value-type="float">
            <text:p>373,76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58405" calcext:value-type="float">
            <text:p>7,358405</text:p>
          </table:table-cell>
          <table:table-cell office:value-type="float" office:value="0" calcext:value-type="float">
            <text:p>0</text:p>
          </table:table-cell>
          <table:table-cell office:value-type="float" office:value="373.98762" calcext:value-type="float">
            <text:p>373,9876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100587" calcext:value-type="float">
            <text:p>374,1005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3304" calcext:value-type="float">
            <text:p>6,33304</text:p>
          </table:table-cell>
          <table:table-cell office:value-type="float" office:value="0" calcext:value-type="float">
            <text:p>0</text:p>
          </table:table-cell>
          <table:table-cell office:value-type="float" office:value="372.42325" calcext:value-type="float">
            <text:p>372,4232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540739" calcext:value-type="float">
            <text:p>372,540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062737" calcext:value-type="float">
            <text:p>8,062737</text:p>
          </table:table-cell>
          <table:table-cell office:value-type="float" office:value="0" calcext:value-type="float">
            <text:p>0</text:p>
          </table:table-cell>
          <table:table-cell office:value-type="float" office:value="373.637056" calcext:value-type="float">
            <text:p>373,63705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750453" calcext:value-type="float">
            <text:p>373,7504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39277" calcext:value-type="float">
            <text:p>6,639277</text:p>
          </table:table-cell>
          <table:table-cell office:value-type="float" office:value="0" calcext:value-type="float">
            <text:p>0</text:p>
          </table:table-cell>
          <table:table-cell office:value-type="float" office:value="375.561451" calcext:value-type="float">
            <text:p>375,56145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685263" calcext:value-type="float">
            <text:p>375,6852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40147" calcext:value-type="float">
            <text:p>6,940147</text:p>
          </table:table-cell>
          <table:table-cell office:value-type="float" office:value="0" calcext:value-type="float">
            <text:p>0</text:p>
          </table:table-cell>
          <table:table-cell office:value-type="float" office:value="373.638915" calcext:value-type="float">
            <text:p>373,63891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7569" calcext:value-type="float">
            <text:p>373,75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773171" calcext:value-type="float">
            <text:p>5,773171</text:p>
          </table:table-cell>
          <table:table-cell office:value-type="float" office:value="0" calcext:value-type="float">
            <text:p>0</text:p>
          </table:table-cell>
          <table:table-cell office:value-type="float" office:value="375.438438" calcext:value-type="float">
            <text:p>375,43843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5.554001" calcext:value-type="float">
            <text:p>375,554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73377" calcext:value-type="float">
            <text:p>6,573377</text:p>
          </table:table-cell>
          <table:table-cell office:value-type="float" office:value="0" calcext:value-type="float">
            <text:p>0</text:p>
          </table:table-cell>
          <table:table-cell office:value-type="float" office:value="374.812144" calcext:value-type="float">
            <text:p>374,81214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925571" calcext:value-type="float">
            <text:p>374,9255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16547" calcext:value-type="float">
            <text:p>6,416547</text:p>
          </table:table-cell>
          <table:table-cell office:value-type="float" office:value="0" calcext:value-type="float">
            <text:p>0</text:p>
          </table:table-cell>
          <table:table-cell office:value-type="float" office:value="373.081116" calcext:value-type="float">
            <text:p>373,08111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197107" calcext:value-type="float">
            <text:p>373,1971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12305" calcext:value-type="float">
            <text:p>6,812305</text:p>
          </table:table-cell>
          <table:table-cell office:value-type="float" office:value="0" calcext:value-type="float">
            <text:p>0</text:p>
          </table:table-cell>
          <table:table-cell office:value-type="float" office:value="374.817221" calcext:value-type="float">
            <text:p>374,81722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93512" calcext:value-type="float">
            <text:p>374,935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50929" calcext:value-type="float">
            <text:p>6,850929</text:p>
          </table:table-cell>
          <table:table-cell office:value-type="float" office:value="0" calcext:value-type="float">
            <text:p>0</text:p>
          </table:table-cell>
          <table:table-cell office:value-type="float" office:value="375.406859" calcext:value-type="float">
            <text:p>375,40685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521151" calcext:value-type="float">
            <text:p>375,5211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091692" calcext:value-type="float">
            <text:p>8,091692</text:p>
          </table:table-cell>
          <table:table-cell office:value-type="float" office:value="0" calcext:value-type="float">
            <text:p>0</text:p>
          </table:table-cell>
          <table:table-cell office:value-type="float" office:value="373.899251" calcext:value-type="float">
            <text:p>373,89925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012132" calcext:value-type="float">
            <text:p>374,0121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00904" calcext:value-type="float">
            <text:p>7,000904</text:p>
          </table:table-cell>
          <table:table-cell office:value-type="float" office:value="0" calcext:value-type="float">
            <text:p>0</text:p>
          </table:table-cell>
          <table:table-cell office:value-type="float" office:value="374.234094" calcext:value-type="float">
            <text:p>374,23409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352119" calcext:value-type="float">
            <text:p>374,3521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185193" calcext:value-type="float">
            <text:p>6,185193</text:p>
          </table:table-cell>
          <table:table-cell office:value-type="float" office:value="0" calcext:value-type="float">
            <text:p>0</text:p>
          </table:table-cell>
          <table:table-cell office:value-type="float" office:value="373.388199" calcext:value-type="float">
            <text:p>373,38819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504641" calcext:value-type="float">
            <text:p>373,5046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33344" calcext:value-type="float">
            <text:p>7,333344</text:p>
          </table:table-cell>
          <table:table-cell office:value-type="float" office:value="0" calcext:value-type="float">
            <text:p>0</text:p>
          </table:table-cell>
          <table:table-cell office:value-type="float" office:value="375.259209" calcext:value-type="float">
            <text:p>375,25920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372438" calcext:value-type="float">
            <text:p>375,3724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97296" calcext:value-type="float">
            <text:p>7,697296</text:p>
          </table:table-cell>
          <table:table-cell office:value-type="float" office:value="0" calcext:value-type="float">
            <text:p>0</text:p>
          </table:table-cell>
          <table:table-cell office:value-type="float" office:value="392.262432" calcext:value-type="float">
            <text:p>392,26243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92.384346" calcext:value-type="float">
            <text:p>392,3843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945208" calcext:value-type="float">
            <text:p>7,945208</text:p>
          </table:table-cell>
          <table:table-cell office:value-type="float" office:value="0" calcext:value-type="float">
            <text:p>0</text:p>
          </table:table-cell>
          <table:table-cell office:value-type="float" office:value="399.517537" calcext:value-type="float">
            <text:p>399,51753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99.639574" calcext:value-type="float">
            <text:p>399,6395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186072" calcext:value-type="float">
            <text:p>6,186072</text:p>
          </table:table-cell>
          <table:table-cell office:value-type="float" office:value="0" calcext:value-type="float">
            <text:p>0</text:p>
          </table:table-cell>
          <table:table-cell office:value-type="float" office:value="372.401233" calcext:value-type="float">
            <text:p>372,40123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515629" calcext:value-type="float">
            <text:p>372,5156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18149" calcext:value-type="float">
            <text:p>6,818149</text:p>
          </table:table-cell>
          <table:table-cell office:value-type="float" office:value="0" calcext:value-type="float">
            <text:p>0</text:p>
          </table:table-cell>
          <table:table-cell office:value-type="float" office:value="374.33167" calcext:value-type="float">
            <text:p>374,3316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447686" calcext:value-type="float">
            <text:p>374,4476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86533" calcext:value-type="float">
            <text:p>6,386533</text:p>
          </table:table-cell>
          <table:table-cell office:value-type="float" office:value="0" calcext:value-type="float">
            <text:p>0</text:p>
          </table:table-cell>
          <table:table-cell office:value-type="float" office:value="372.636126" calcext:value-type="float">
            <text:p>372,63612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753131" calcext:value-type="float">
            <text:p>372,7531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82495" calcext:value-type="float">
            <text:p>7,382495</text:p>
          </table:table-cell>
          <table:table-cell office:value-type="float" office:value="0" calcext:value-type="float">
            <text:p>0</text:p>
          </table:table-cell>
          <table:table-cell office:value-type="float" office:value="372.501191" calcext:value-type="float">
            <text:p>372,50119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621957" calcext:value-type="float">
            <text:p>372,6219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89721" calcext:value-type="float">
            <text:p>6,989721</text:p>
          </table:table-cell>
          <table:table-cell office:value-type="float" office:value="0" calcext:value-type="float">
            <text:p>0</text:p>
          </table:table-cell>
          <table:table-cell office:value-type="float" office:value="374.419829" calcext:value-type="float">
            <text:p>374,41982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533648" calcext:value-type="float">
            <text:p>374,5336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952662" calcext:value-type="float">
            <text:p>5,952662</text:p>
          </table:table-cell>
          <table:table-cell office:value-type="float" office:value="0" calcext:value-type="float">
            <text:p>0</text:p>
          </table:table-cell>
          <table:table-cell office:value-type="float" office:value="371.69343" calcext:value-type="float">
            <text:p>371,6934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809506" calcext:value-type="float">
            <text:p>371,8095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097995" calcext:value-type="float">
            <text:p>6,097995</text:p>
          </table:table-cell>
          <table:table-cell office:value-type="float" office:value="0" calcext:value-type="float">
            <text:p>0</text:p>
          </table:table-cell>
          <table:table-cell office:value-type="float" office:value="371.468896" calcext:value-type="float">
            <text:p>371,46889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583311" calcext:value-type="float">
            <text:p>371,5833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2229" calcext:value-type="float">
            <text:p>6,62229</text:p>
          </table:table-cell>
          <table:table-cell office:value-type="float" office:value="0" calcext:value-type="float">
            <text:p>0</text:p>
          </table:table-cell>
          <table:table-cell office:value-type="float" office:value="372.891908" calcext:value-type="float">
            <text:p>372,89190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005675" calcext:value-type="float">
            <text:p>373,0056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06977" calcext:value-type="float">
            <text:p>7,406977</text:p>
          </table:table-cell>
          <table:table-cell office:value-type="float" office:value="0" calcext:value-type="float">
            <text:p>0</text:p>
          </table:table-cell>
          <table:table-cell office:value-type="float" office:value="373.717165" calcext:value-type="float">
            <text:p>373,71716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830806" calcext:value-type="float">
            <text:p>373,8308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63348" calcext:value-type="float">
            <text:p>6,763348</text:p>
          </table:table-cell>
          <table:table-cell office:value-type="float" office:value="0" calcext:value-type="float">
            <text:p>0</text:p>
          </table:table-cell>
          <table:table-cell office:value-type="float" office:value="374.144427" calcext:value-type="float">
            <text:p>374,14442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25842" calcext:value-type="float">
            <text:p>374,258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81997" calcext:value-type="float">
            <text:p>7,181997</text:p>
          </table:table-cell>
          <table:table-cell office:value-type="float" office:value="0" calcext:value-type="float">
            <text:p>0</text:p>
          </table:table-cell>
          <table:table-cell office:value-type="float" office:value="372.797273" calcext:value-type="float">
            <text:p>372,79727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913323" calcext:value-type="float">
            <text:p>372,913323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1])" office:value-type="float" office:value="6.94531437" calcext:value-type="float">
            <text:p>6,94531437</text:p>
          </table:table-cell>
          <table:table-cell table:formula="of:=AVERAGE([.C2:.C101])" office:value-type="float" office:value="0" calcext:value-type="float">
            <text:p>0</text:p>
          </table:table-cell>
          <table:table-cell table:formula="of:=AVERAGE([.D2:.D101])" office:value-type="float" office:value="375.38155613" calcext:value-type="float">
            <text:p>375,38155613</text:p>
          </table:table-cell>
          <table:table-cell table:formula="of:=AVERAGE([.E2:.E101])" office:value-type="float" office:value="0.00002673" calcext:value-type="float">
            <text:p>0,00002673</text:p>
          </table:table-cell>
          <table:table-cell table:formula="of:=AVERAGE([.F2:.F101])" office:value-type="float" office:value="375.4976969" calcext:value-type="float">
            <text:p>375,4976969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formula="of:=COM.MICROSOFT.STDEV.P([.B2:.B101] )" office:value-type="float" office:value="0.71146113196494" calcext:value-type="float">
            <text:p>0,711461132</text:p>
          </table:table-cell>
          <table:table-cell table:formula="of:=COM.MICROSOFT.STDEV.P([.C2:.C101] )" office:value-type="float" office:value="0" calcext:value-type="float">
            <text:p>0</text:p>
          </table:table-cell>
          <table:table-cell table:formula="of:=COM.MICROSOFT.STDEV.P([.D2:.D101] )" office:value-type="float" office:value="7.17493935659941" calcext:value-type="float">
            <text:p>7,1749393566</text:p>
          </table:table-cell>
          <table:table-cell table:formula="of:=COM.MICROSOFT.STDEV.P([.E2:.E101] )" office:value-type="float" office:value="0.00000152875766555723" calcext:value-type="float">
            <text:p>1,52875766555723E-06</text:p>
          </table:table-cell>
          <table:table-cell table:formula="of:=COM.MICROSOFT.STDEV.P([.F2:.F101] )" office:value-type="float" office:value="7.17732987997054" calcext:value-type="float">
            <text:p>7,17732988</text:p>
          </table:table-cell>
        </table:table-row>
      </table:table>
      <table:table table:name="R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etl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89944" calcext:value-type="float">
            <text:p>6,989944</text:p>
          </table:table-cell>
          <table:table-cell office:value-type="float" office:value="0" calcext:value-type="float">
            <text:p>0</text:p>
          </table:table-cell>
          <table:table-cell office:value-type="float" office:value="361.585132" calcext:value-type="float">
            <text:p>361,58513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658292" calcext:value-type="float">
            <text:p>361,6582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15536" calcext:value-type="float">
            <text:p>7,415536</text:p>
          </table:table-cell>
          <table:table-cell office:value-type="float" office:value="0" calcext:value-type="float">
            <text:p>0</text:p>
          </table:table-cell>
          <table:table-cell office:value-type="float" office:value="362.43706" calcext:value-type="float">
            <text:p>362,4370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510607" calcext:value-type="float">
            <text:p>362,5106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1513" calcext:value-type="float">
            <text:p>6,91513</text:p>
          </table:table-cell>
          <table:table-cell office:value-type="float" office:value="0" calcext:value-type="float">
            <text:p>0</text:p>
          </table:table-cell>
          <table:table-cell office:value-type="float" office:value="362.534958" calcext:value-type="float">
            <text:p>362,53495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61274" calcext:value-type="float">
            <text:p>362,612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0927" calcext:value-type="float">
            <text:p>7,40927</text:p>
          </table:table-cell>
          <table:table-cell office:value-type="float" office:value="0" calcext:value-type="float">
            <text:p>0</text:p>
          </table:table-cell>
          <table:table-cell office:value-type="float" office:value="363.491193" calcext:value-type="float">
            <text:p>363,49119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3.563873" calcext:value-type="float">
            <text:p>363,5638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90131" calcext:value-type="float">
            <text:p>6,490131</text:p>
          </table:table-cell>
          <table:table-cell office:value-type="float" office:value="0" calcext:value-type="float">
            <text:p>0</text:p>
          </table:table-cell>
          <table:table-cell office:value-type="float" office:value="361.95763" calcext:value-type="float">
            <text:p>361,95763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362.03067" calcext:value-type="float">
            <text:p>362,030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79645" calcext:value-type="float">
            <text:p>7,579645</text:p>
          </table:table-cell>
          <table:table-cell office:value-type="float" office:value="0" calcext:value-type="float">
            <text:p>0</text:p>
          </table:table-cell>
          <table:table-cell office:value-type="float" office:value="361.570985" calcext:value-type="float">
            <text:p>361,57098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643899" calcext:value-type="float">
            <text:p>361,6438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94858" calcext:value-type="float">
            <text:p>7,094858</text:p>
          </table:table-cell>
          <table:table-cell office:value-type="float" office:value="0" calcext:value-type="float">
            <text:p>0</text:p>
          </table:table-cell>
          <table:table-cell office:value-type="float" office:value="361.256237" calcext:value-type="float">
            <text:p>361,25623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335671" calcext:value-type="float">
            <text:p>361,3356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57453" calcext:value-type="float">
            <text:p>6,857453</text:p>
          </table:table-cell>
          <table:table-cell office:value-type="float" office:value="0" calcext:value-type="float">
            <text:p>0</text:p>
          </table:table-cell>
          <table:table-cell office:value-type="float" office:value="362.124419" calcext:value-type="float">
            <text:p>362,124419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2.197162" calcext:value-type="float">
            <text:p>362,1971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24051" calcext:value-type="float">
            <text:p>6,724051</text:p>
          </table:table-cell>
          <table:table-cell office:value-type="float" office:value="0" calcext:value-type="float">
            <text:p>0</text:p>
          </table:table-cell>
          <table:table-cell office:value-type="float" office:value="365.425107" calcext:value-type="float">
            <text:p>365,42510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502885" calcext:value-type="float">
            <text:p>365,5028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59833" calcext:value-type="float">
            <text:p>6,959833</text:p>
          </table:table-cell>
          <table:table-cell office:value-type="float" office:value="0" calcext:value-type="float">
            <text:p>0</text:p>
          </table:table-cell>
          <table:table-cell office:value-type="float" office:value="362.770878" calcext:value-type="float">
            <text:p>362,770878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2.843641" calcext:value-type="float">
            <text:p>362,8436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23124" calcext:value-type="float">
            <text:p>6,923124</text:p>
          </table:table-cell>
          <table:table-cell office:value-type="float" office:value="0" calcext:value-type="float">
            <text:p>0</text:p>
          </table:table-cell>
          <table:table-cell office:value-type="float" office:value="363.296166" calcext:value-type="float">
            <text:p>363,29616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3.374902" calcext:value-type="float">
            <text:p>363,3749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7557" calcext:value-type="float">
            <text:p>7,17557</text:p>
          </table:table-cell>
          <table:table-cell office:value-type="float" office:value="0" calcext:value-type="float">
            <text:p>0</text:p>
          </table:table-cell>
          <table:table-cell office:value-type="float" office:value="363.419742" calcext:value-type="float">
            <text:p>363,41974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3.497382" calcext:value-type="float">
            <text:p>363,4973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95392" calcext:value-type="float">
            <text:p>7,195392</text:p>
          </table:table-cell>
          <table:table-cell office:value-type="float" office:value="0" calcext:value-type="float">
            <text:p>0</text:p>
          </table:table-cell>
          <table:table-cell office:value-type="float" office:value="364.057992" calcext:value-type="float">
            <text:p>364,057992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4.130765" calcext:value-type="float">
            <text:p>364,1307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01566" calcext:value-type="float">
            <text:p>7,301566</text:p>
          </table:table-cell>
          <table:table-cell office:value-type="float" office:value="0" calcext:value-type="float">
            <text:p>0</text:p>
          </table:table-cell>
          <table:table-cell office:value-type="float" office:value="363.968107" calcext:value-type="float">
            <text:p>363,96810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041736" calcext:value-type="float">
            <text:p>364,0417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99219" calcext:value-type="float">
            <text:p>6,899219</text:p>
          </table:table-cell>
          <table:table-cell office:value-type="float" office:value="0" calcext:value-type="float">
            <text:p>0</text:p>
          </table:table-cell>
          <table:table-cell office:value-type="float" office:value="362.330452" calcext:value-type="float">
            <text:p>362,330452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2.403217" calcext:value-type="float">
            <text:p>362,4032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14495" calcext:value-type="float">
            <text:p>7,014495</text:p>
          </table:table-cell>
          <table:table-cell office:value-type="float" office:value="0" calcext:value-type="float">
            <text:p>0</text:p>
          </table:table-cell>
          <table:table-cell office:value-type="float" office:value="363.655627" calcext:value-type="float">
            <text:p>363,655627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3.728973" calcext:value-type="float">
            <text:p>363,7289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89406" calcext:value-type="float">
            <text:p>7,489406</text:p>
          </table:table-cell>
          <table:table-cell office:value-type="float" office:value="0" calcext:value-type="float">
            <text:p>0</text:p>
          </table:table-cell>
          <table:table-cell office:value-type="float" office:value="362.052758" calcext:value-type="float">
            <text:p>362,05275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2.125818" calcext:value-type="float">
            <text:p>362,1258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53505" calcext:value-type="float">
            <text:p>7,053505</text:p>
          </table:table-cell>
          <table:table-cell office:value-type="float" office:value="0" calcext:value-type="float">
            <text:p>0</text:p>
          </table:table-cell>
          <table:table-cell office:value-type="float" office:value="361.878772" calcext:value-type="float">
            <text:p>361,87877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951969" calcext:value-type="float">
            <text:p>361,9519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49701" calcext:value-type="float">
            <text:p>7,049701</text:p>
          </table:table-cell>
          <table:table-cell office:value-type="float" office:value="0" calcext:value-type="float">
            <text:p>0</text:p>
          </table:table-cell>
          <table:table-cell office:value-type="float" office:value="363.272078" calcext:value-type="float">
            <text:p>363,27207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3.345277" calcext:value-type="float">
            <text:p>363,3452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46756" calcext:value-type="float">
            <text:p>7,546756</text:p>
          </table:table-cell>
          <table:table-cell office:value-type="float" office:value="0" calcext:value-type="float">
            <text:p>0</text:p>
          </table:table-cell>
          <table:table-cell office:value-type="float" office:value="361.782852" calcext:value-type="float">
            <text:p>361,78285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855804" calcext:value-type="float">
            <text:p>361,8558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11366" calcext:value-type="float">
            <text:p>7,111366</text:p>
          </table:table-cell>
          <table:table-cell office:value-type="float" office:value="0" calcext:value-type="float">
            <text:p>0</text:p>
          </table:table-cell>
          <table:table-cell office:value-type="float" office:value="364.332076" calcext:value-type="float">
            <text:p>364,332076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4.407593" calcext:value-type="float">
            <text:p>364,4075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47984" calcext:value-type="float">
            <text:p>7,247984</text:p>
          </table:table-cell>
          <table:table-cell office:value-type="float" office:value="0" calcext:value-type="float">
            <text:p>0</text:p>
          </table:table-cell>
          <table:table-cell office:value-type="float" office:value="361.059413" calcext:value-type="float">
            <text:p>361,059413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361.132135" calcext:value-type="float">
            <text:p>361,1321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74591" calcext:value-type="float">
            <text:p>7,374591</text:p>
          </table:table-cell>
          <table:table-cell office:value-type="float" office:value="0" calcext:value-type="float">
            <text:p>0</text:p>
          </table:table-cell>
          <table:table-cell office:value-type="float" office:value="362.564963" calcext:value-type="float">
            <text:p>362,564963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2.642491" calcext:value-type="float">
            <text:p>362,6424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248707" calcext:value-type="float">
            <text:p>6,248707</text:p>
          </table:table-cell>
          <table:table-cell office:value-type="float" office:value="0" calcext:value-type="float">
            <text:p>0</text:p>
          </table:table-cell>
          <table:table-cell office:value-type="float" office:value="359.610045" calcext:value-type="float">
            <text:p>359,610045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59.683014" calcext:value-type="float">
            <text:p>359,6830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96345" calcext:value-type="float">
            <text:p>7,596345</text:p>
          </table:table-cell>
          <table:table-cell office:value-type="float" office:value="0" calcext:value-type="float">
            <text:p>0</text:p>
          </table:table-cell>
          <table:table-cell office:value-type="float" office:value="361.101927" calcext:value-type="float">
            <text:p>361,101927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1.174844" calcext:value-type="float">
            <text:p>361,1748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87126" calcext:value-type="float">
            <text:p>6,987126</text:p>
          </table:table-cell>
          <table:table-cell office:value-type="float" office:value="0" calcext:value-type="float">
            <text:p>0</text:p>
          </table:table-cell>
          <table:table-cell office:value-type="float" office:value="364.267721" calcext:value-type="float">
            <text:p>364,26772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4.340905" calcext:value-type="float">
            <text:p>364,3409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69635" calcext:value-type="float">
            <text:p>6,969635</text:p>
          </table:table-cell>
          <table:table-cell office:value-type="float" office:value="0" calcext:value-type="float">
            <text:p>0</text:p>
          </table:table-cell>
          <table:table-cell office:value-type="float" office:value="361.62138" calcext:value-type="float">
            <text:p>361,62138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1.694785" calcext:value-type="float">
            <text:p>361,6947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95204" calcext:value-type="float">
            <text:p>6,995204</text:p>
          </table:table-cell>
          <table:table-cell office:value-type="float" office:value="0" calcext:value-type="float">
            <text:p>0</text:p>
          </table:table-cell>
          <table:table-cell office:value-type="float" office:value="360.529091" calcext:value-type="float">
            <text:p>360,52909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0.602223" calcext:value-type="float">
            <text:p>360,6022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34166" calcext:value-type="float">
            <text:p>7,334166</text:p>
          </table:table-cell>
          <table:table-cell office:value-type="float" office:value="0" calcext:value-type="float">
            <text:p>0</text:p>
          </table:table-cell>
          <table:table-cell office:value-type="float" office:value="362.537213" calcext:value-type="float">
            <text:p>362,53721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621926" calcext:value-type="float">
            <text:p>362,6219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66592" calcext:value-type="float">
            <text:p>7,566592</text:p>
          </table:table-cell>
          <table:table-cell office:value-type="float" office:value="0" calcext:value-type="float">
            <text:p>0</text:p>
          </table:table-cell>
          <table:table-cell office:value-type="float" office:value="364.641223" calcext:value-type="float">
            <text:p>364,64122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714431" calcext:value-type="float">
            <text:p>364,7144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3635" calcext:value-type="float">
            <text:p>7,53635</text:p>
          </table:table-cell>
          <table:table-cell office:value-type="float" office:value="0" calcext:value-type="float">
            <text:p>0</text:p>
          </table:table-cell>
          <table:table-cell office:value-type="float" office:value="362.631477" calcext:value-type="float">
            <text:p>362,63147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2.71174" calcext:value-type="float">
            <text:p>362,711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7875" calcext:value-type="float">
            <text:p>6,97875</text:p>
          </table:table-cell>
          <table:table-cell office:value-type="float" office:value="0" calcext:value-type="float">
            <text:p>0</text:p>
          </table:table-cell>
          <table:table-cell office:value-type="float" office:value="363.395712" calcext:value-type="float">
            <text:p>363,395712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3.469107" calcext:value-type="float">
            <text:p>363,4691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060058" calcext:value-type="float">
            <text:p>8,060058</text:p>
          </table:table-cell>
          <table:table-cell office:value-type="float" office:value="0" calcext:value-type="float">
            <text:p>0</text:p>
          </table:table-cell>
          <table:table-cell office:value-type="float" office:value="361.776874" calcext:value-type="float">
            <text:p>361,77687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852844" calcext:value-type="float">
            <text:p>361,8528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15677" calcext:value-type="float">
            <text:p>6,915677</text:p>
          </table:table-cell>
          <table:table-cell office:value-type="float" office:value="0" calcext:value-type="float">
            <text:p>0</text:p>
          </table:table-cell>
          <table:table-cell office:value-type="float" office:value="363.297184" calcext:value-type="float">
            <text:p>363,29718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3.369952" calcext:value-type="float">
            <text:p>363,3699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83992" calcext:value-type="float">
            <text:p>7,483992</text:p>
          </table:table-cell>
          <table:table-cell office:value-type="float" office:value="0" calcext:value-type="float">
            <text:p>0</text:p>
          </table:table-cell>
          <table:table-cell office:value-type="float" office:value="361.885581" calcext:value-type="float">
            <text:p>361,88558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95868" calcext:value-type="float">
            <text:p>361,958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64726" calcext:value-type="float">
            <text:p>6,964726</text:p>
          </table:table-cell>
          <table:table-cell office:value-type="float" office:value="0" calcext:value-type="float">
            <text:p>0</text:p>
          </table:table-cell>
          <table:table-cell office:value-type="float" office:value="387.295555" calcext:value-type="float">
            <text:p>387,29555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87.374434" calcext:value-type="float">
            <text:p>387,3744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07099" calcext:value-type="float">
            <text:p>6,707099</text:p>
          </table:table-cell>
          <table:table-cell office:value-type="float" office:value="0" calcext:value-type="float">
            <text:p>0</text:p>
          </table:table-cell>
          <table:table-cell office:value-type="float" office:value="389.988251" calcext:value-type="float">
            <text:p>389,98825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90.068447" calcext:value-type="float">
            <text:p>390,0684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70481" calcext:value-type="float">
            <text:p>7,570481</text:p>
          </table:table-cell>
          <table:table-cell office:value-type="float" office:value="0" calcext:value-type="float">
            <text:p>0</text:p>
          </table:table-cell>
          <table:table-cell office:value-type="float" office:value="370.618401" calcext:value-type="float">
            <text:p>370,61840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0.702184" calcext:value-type="float">
            <text:p>370,7021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38356" calcext:value-type="float">
            <text:p>7,538356</text:p>
          </table:table-cell>
          <table:table-cell office:value-type="float" office:value="0" calcext:value-type="float">
            <text:p>0</text:p>
          </table:table-cell>
          <table:table-cell office:value-type="float" office:value="360.034235" calcext:value-type="float">
            <text:p>360,03423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0.107588" calcext:value-type="float">
            <text:p>360,1075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62975" calcext:value-type="float">
            <text:p>7,162975</text:p>
          </table:table-cell>
          <table:table-cell office:value-type="float" office:value="0" calcext:value-type="float">
            <text:p>0</text:p>
          </table:table-cell>
          <table:table-cell office:value-type="float" office:value="361.575497" calcext:value-type="float">
            <text:p>361,57549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649057" calcext:value-type="float">
            <text:p>361,6490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30314" calcext:value-type="float">
            <text:p>6,930314</text:p>
          </table:table-cell>
          <table:table-cell office:value-type="float" office:value="0" calcext:value-type="float">
            <text:p>0</text:p>
          </table:table-cell>
          <table:table-cell office:value-type="float" office:value="361.218042" calcext:value-type="float">
            <text:p>361,21804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290612" calcext:value-type="float">
            <text:p>361,2906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40375" calcext:value-type="float">
            <text:p>7,540375</text:p>
          </table:table-cell>
          <table:table-cell office:value-type="float" office:value="0" calcext:value-type="float">
            <text:p>0</text:p>
          </table:table-cell>
          <table:table-cell office:value-type="float" office:value="361.814565" calcext:value-type="float">
            <text:p>361,81456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888173" calcext:value-type="float">
            <text:p>361,8881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58957" calcext:value-type="float">
            <text:p>7,058957</text:p>
          </table:table-cell>
          <table:table-cell office:value-type="float" office:value="0" calcext:value-type="float">
            <text:p>0</text:p>
          </table:table-cell>
          <table:table-cell office:value-type="float" office:value="362.642391" calcext:value-type="float">
            <text:p>362,64239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2.719298" calcext:value-type="float">
            <text:p>362,7192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86019" calcext:value-type="float">
            <text:p>7,286019</text:p>
          </table:table-cell>
          <table:table-cell office:value-type="float" office:value="0" calcext:value-type="float">
            <text:p>0</text:p>
          </table:table-cell>
          <table:table-cell office:value-type="float" office:value="362.200278" calcext:value-type="float">
            <text:p>362,20027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272885" calcext:value-type="float">
            <text:p>362,2728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07463" calcext:value-type="float">
            <text:p>7,007463</text:p>
          </table:table-cell>
          <table:table-cell office:value-type="float" office:value="0" calcext:value-type="float">
            <text:p>0</text:p>
          </table:table-cell>
          <table:table-cell office:value-type="float" office:value="362.188392" calcext:value-type="float">
            <text:p>362,18839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261844" calcext:value-type="float">
            <text:p>362,2618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96672" calcext:value-type="float">
            <text:p>6,496672</text:p>
          </table:table-cell>
          <table:table-cell office:value-type="float" office:value="0" calcext:value-type="float">
            <text:p>0</text:p>
          </table:table-cell>
          <table:table-cell office:value-type="float" office:value="362.639094" calcext:value-type="float">
            <text:p>362,63909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711867" calcext:value-type="float">
            <text:p>362,7118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10569" calcext:value-type="float">
            <text:p>6,910569</text:p>
          </table:table-cell>
          <table:table-cell office:value-type="float" office:value="0" calcext:value-type="float">
            <text:p>0</text:p>
          </table:table-cell>
          <table:table-cell office:value-type="float" office:value="362.795943" calcext:value-type="float">
            <text:p>362,79594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877454" calcext:value-type="float">
            <text:p>362,8774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7831" calcext:value-type="float">
            <text:p>7,07831</text:p>
          </table:table-cell>
          <table:table-cell office:value-type="float" office:value="0" calcext:value-type="float">
            <text:p>0</text:p>
          </table:table-cell>
          <table:table-cell office:value-type="float" office:value="360.548454" calcext:value-type="float">
            <text:p>360,54845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0.624929" calcext:value-type="float">
            <text:p>360,6249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77924" calcext:value-type="float">
            <text:p>7,177924</text:p>
          </table:table-cell>
          <table:table-cell office:value-type="float" office:value="0" calcext:value-type="float">
            <text:p>0</text:p>
          </table:table-cell>
          <table:table-cell office:value-type="float" office:value="365.29259" calcext:value-type="float">
            <text:p>365,29259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365.365506" calcext:value-type="float">
            <text:p>365,3655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80319" calcext:value-type="float">
            <text:p>7,580319</text:p>
          </table:table-cell>
          <table:table-cell office:value-type="float" office:value="0" calcext:value-type="float">
            <text:p>0</text:p>
          </table:table-cell>
          <table:table-cell office:value-type="float" office:value="362.552591" calcext:value-type="float">
            <text:p>362,55259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625006" calcext:value-type="float">
            <text:p>362,625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61427" calcext:value-type="float">
            <text:p>6,861427</text:p>
          </table:table-cell>
          <table:table-cell office:value-type="float" office:value="0" calcext:value-type="float">
            <text:p>0</text:p>
          </table:table-cell>
          <table:table-cell office:value-type="float" office:value="361.983159" calcext:value-type="float">
            <text:p>361,98315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056004" calcext:value-type="float">
            <text:p>362,056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8046" calcext:value-type="float">
            <text:p>7,28046</text:p>
          </table:table-cell>
          <table:table-cell office:value-type="float" office:value="0" calcext:value-type="float">
            <text:p>0</text:p>
          </table:table-cell>
          <table:table-cell office:value-type="float" office:value="362.643022" calcext:value-type="float">
            <text:p>362,64302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716563" calcext:value-type="float">
            <text:p>362,7165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98827" calcext:value-type="float">
            <text:p>7,298827</text:p>
          </table:table-cell>
          <table:table-cell office:value-type="float" office:value="0" calcext:value-type="float">
            <text:p>0</text:p>
          </table:table-cell>
          <table:table-cell office:value-type="float" office:value="362.591368" calcext:value-type="float">
            <text:p>362,59136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66463" calcext:value-type="float">
            <text:p>362,664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82347" calcext:value-type="float">
            <text:p>6,882347</text:p>
          </table:table-cell>
          <table:table-cell office:value-type="float" office:value="0" calcext:value-type="float">
            <text:p>0</text:p>
          </table:table-cell>
          <table:table-cell office:value-type="float" office:value="361.157527" calcext:value-type="float">
            <text:p>361,15752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231524" calcext:value-type="float">
            <text:p>361,2315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806432" calcext:value-type="float">
            <text:p>7,806432</text:p>
          </table:table-cell>
          <table:table-cell office:value-type="float" office:value="0" calcext:value-type="float">
            <text:p>0</text:p>
          </table:table-cell>
          <table:table-cell office:value-type="float" office:value="363.785988" calcext:value-type="float">
            <text:p>363,78598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3.859234" calcext:value-type="float">
            <text:p>363,8592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758165" calcext:value-type="float">
            <text:p>7,758165</text:p>
          </table:table-cell>
          <table:table-cell office:value-type="float" office:value="0" calcext:value-type="float">
            <text:p>0</text:p>
          </table:table-cell>
          <table:table-cell office:value-type="float" office:value="361.740042" calcext:value-type="float">
            <text:p>361,74004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813158" calcext:value-type="float">
            <text:p>361,8131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08886" calcext:value-type="float">
            <text:p>7,608886</text:p>
          </table:table-cell>
          <table:table-cell office:value-type="float" office:value="0" calcext:value-type="float">
            <text:p>0</text:p>
          </table:table-cell>
          <table:table-cell office:value-type="float" office:value="362.637468" calcext:value-type="float">
            <text:p>362,63746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710538" calcext:value-type="float">
            <text:p>362,7105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8414" calcext:value-type="float">
            <text:p>7,38414</text:p>
          </table:table-cell>
          <table:table-cell office:value-type="float" office:value="0" calcext:value-type="float">
            <text:p>0</text:p>
          </table:table-cell>
          <table:table-cell office:value-type="float" office:value="362.490031" calcext:value-type="float">
            <text:p>362,49003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2.563659" calcext:value-type="float">
            <text:p>362,5636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21441" calcext:value-type="float">
            <text:p>7,321441</text:p>
          </table:table-cell>
          <table:table-cell office:value-type="float" office:value="0" calcext:value-type="float">
            <text:p>0</text:p>
          </table:table-cell>
          <table:table-cell office:value-type="float" office:value="361.27732" calcext:value-type="float">
            <text:p>361,27732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1.349809" calcext:value-type="float">
            <text:p>361,3498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64286" calcext:value-type="float">
            <text:p>7,364286</text:p>
          </table:table-cell>
          <table:table-cell office:value-type="float" office:value="0" calcext:value-type="float">
            <text:p>0</text:p>
          </table:table-cell>
          <table:table-cell office:value-type="float" office:value="362.400202" calcext:value-type="float">
            <text:p>362,40020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474017" calcext:value-type="float">
            <text:p>362,4740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194189" calcext:value-type="float">
            <text:p>8,194189</text:p>
          </table:table-cell>
          <table:table-cell office:value-type="float" office:value="0" calcext:value-type="float">
            <text:p>0</text:p>
          </table:table-cell>
          <table:table-cell office:value-type="float" office:value="362.239673" calcext:value-type="float">
            <text:p>362,23967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31592" calcext:value-type="float">
            <text:p>362,315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78116" calcext:value-type="float">
            <text:p>7,178116</text:p>
          </table:table-cell>
          <table:table-cell office:value-type="float" office:value="0" calcext:value-type="float">
            <text:p>0</text:p>
          </table:table-cell>
          <table:table-cell office:value-type="float" office:value="361.840984" calcext:value-type="float">
            <text:p>361,84098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915831" calcext:value-type="float">
            <text:p>361,9158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52633" calcext:value-type="float">
            <text:p>6,552633</text:p>
          </table:table-cell>
          <table:table-cell office:value-type="float" office:value="0" calcext:value-type="float">
            <text:p>0</text:p>
          </table:table-cell>
          <table:table-cell office:value-type="float" office:value="360.770466" calcext:value-type="float">
            <text:p>360,770466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360.842819" calcext:value-type="float">
            <text:p>360,8428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343822" calcext:value-type="float">
            <text:p>8,343822</text:p>
          </table:table-cell>
          <table:table-cell office:value-type="float" office:value="0" calcext:value-type="float">
            <text:p>0</text:p>
          </table:table-cell>
          <table:table-cell office:value-type="float" office:value="362.497615" calcext:value-type="float">
            <text:p>362,49761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2.571123" calcext:value-type="float">
            <text:p>362,5711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97444" calcext:value-type="float">
            <text:p>6,797444</text:p>
          </table:table-cell>
          <table:table-cell office:value-type="float" office:value="0" calcext:value-type="float">
            <text:p>0</text:p>
          </table:table-cell>
          <table:table-cell office:value-type="float" office:value="362.648977" calcext:value-type="float">
            <text:p>362,64897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722397" calcext:value-type="float">
            <text:p>362,7223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75111" calcext:value-type="float">
            <text:p>6,975111</text:p>
          </table:table-cell>
          <table:table-cell office:value-type="float" office:value="0" calcext:value-type="float">
            <text:p>0</text:p>
          </table:table-cell>
          <table:table-cell office:value-type="float" office:value="361.91914" calcext:value-type="float">
            <text:p>361,9191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1.99194" calcext:value-type="float">
            <text:p>361,991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30441" calcext:value-type="float">
            <text:p>7,230441</text:p>
          </table:table-cell>
          <table:table-cell office:value-type="float" office:value="0" calcext:value-type="float">
            <text:p>0</text:p>
          </table:table-cell>
          <table:table-cell office:value-type="float" office:value="361.559218" calcext:value-type="float">
            <text:p>361,55921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635375" calcext:value-type="float">
            <text:p>361,6353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80646" calcext:value-type="float">
            <text:p>7,380646</text:p>
          </table:table-cell>
          <table:table-cell office:value-type="float" office:value="0" calcext:value-type="float">
            <text:p>0</text:p>
          </table:table-cell>
          <table:table-cell office:value-type="float" office:value="362.079328" calcext:value-type="float">
            <text:p>362,07932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2.152736" calcext:value-type="float">
            <text:p>362,1527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40576" calcext:value-type="float">
            <text:p>7,240576</text:p>
          </table:table-cell>
          <table:table-cell office:value-type="float" office:value="0" calcext:value-type="float">
            <text:p>0</text:p>
          </table:table-cell>
          <table:table-cell office:value-type="float" office:value="362.266237" calcext:value-type="float">
            <text:p>362,26623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339168" calcext:value-type="float">
            <text:p>362,3391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12238" calcext:value-type="float">
            <text:p>7,312238</text:p>
          </table:table-cell>
          <table:table-cell office:value-type="float" office:value="0" calcext:value-type="float">
            <text:p>0</text:p>
          </table:table-cell>
          <table:table-cell office:value-type="float" office:value="362.050907" calcext:value-type="float">
            <text:p>362,05090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124019" calcext:value-type="float">
            <text:p>362,1240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6018" calcext:value-type="float">
            <text:p>6,96018</text:p>
          </table:table-cell>
          <table:table-cell office:value-type="float" office:value="0" calcext:value-type="float">
            <text:p>0</text:p>
          </table:table-cell>
          <table:table-cell office:value-type="float" office:value="362.131285" calcext:value-type="float">
            <text:p>362,13128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2.20781" calcext:value-type="float">
            <text:p>362,207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5984" calcext:value-type="float">
            <text:p>7,45984</text:p>
          </table:table-cell>
          <table:table-cell office:value-type="float" office:value="0" calcext:value-type="float">
            <text:p>0</text:p>
          </table:table-cell>
          <table:table-cell office:value-type="float" office:value="361.120534" calcext:value-type="float">
            <text:p>361,120534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361.194935" calcext:value-type="float">
            <text:p>361,1949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4584" calcext:value-type="float">
            <text:p>6,54584</text:p>
          </table:table-cell>
          <table:table-cell office:value-type="float" office:value="0" calcext:value-type="float">
            <text:p>0</text:p>
          </table:table-cell>
          <table:table-cell office:value-type="float" office:value="362.225474" calcext:value-type="float">
            <text:p>362,225474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62.298898" calcext:value-type="float">
            <text:p>362,2988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58616" calcext:value-type="float">
            <text:p>6,758616</text:p>
          </table:table-cell>
          <table:table-cell office:value-type="float" office:value="0" calcext:value-type="float">
            <text:p>0</text:p>
          </table:table-cell>
          <table:table-cell office:value-type="float" office:value="361.426696" calcext:value-type="float">
            <text:p>361,42669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1.499841" calcext:value-type="float">
            <text:p>361,4998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15995" calcext:value-type="float">
            <text:p>7,615995</text:p>
          </table:table-cell>
          <table:table-cell office:value-type="float" office:value="0" calcext:value-type="float">
            <text:p>0</text:p>
          </table:table-cell>
          <table:table-cell office:value-type="float" office:value="359.845899" calcext:value-type="float">
            <text:p>359,84589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59.921462" calcext:value-type="float">
            <text:p>359,9214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3583" calcext:value-type="float">
            <text:p>7,33583</text:p>
          </table:table-cell>
          <table:table-cell office:value-type="float" office:value="0" calcext:value-type="float">
            <text:p>0</text:p>
          </table:table-cell>
          <table:table-cell office:value-type="float" office:value="361.516342" calcext:value-type="float">
            <text:p>361,51634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593416" calcext:value-type="float">
            <text:p>361,5934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7342" calcext:value-type="float">
            <text:p>7,37342</text:p>
          </table:table-cell>
          <table:table-cell office:value-type="float" office:value="0" calcext:value-type="float">
            <text:p>0</text:p>
          </table:table-cell>
          <table:table-cell office:value-type="float" office:value="361.976319" calcext:value-type="float">
            <text:p>361,976319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2.048765" calcext:value-type="float">
            <text:p>362,0487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42486" calcext:value-type="float">
            <text:p>7,042486</text:p>
          </table:table-cell>
          <table:table-cell office:value-type="float" office:value="0" calcext:value-type="float">
            <text:p>0</text:p>
          </table:table-cell>
          <table:table-cell office:value-type="float" office:value="361.599655" calcext:value-type="float">
            <text:p>361,59965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678534" calcext:value-type="float">
            <text:p>361,6785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74917" calcext:value-type="float">
            <text:p>7,74917</text:p>
          </table:table-cell>
          <table:table-cell office:value-type="float" office:value="0" calcext:value-type="float">
            <text:p>0</text:p>
          </table:table-cell>
          <table:table-cell office:value-type="float" office:value="363.769524" calcext:value-type="float">
            <text:p>363,769524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363.842117" calcext:value-type="float">
            <text:p>363,8421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13035" calcext:value-type="float">
            <text:p>7,313035</text:p>
          </table:table-cell>
          <table:table-cell office:value-type="float" office:value="0" calcext:value-type="float">
            <text:p>0</text:p>
          </table:table-cell>
          <table:table-cell office:value-type="float" office:value="363.257781" calcext:value-type="float">
            <text:p>363,25778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3.335386" calcext:value-type="float">
            <text:p>363,3353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898701" calcext:value-type="float">
            <text:p>7,898701</text:p>
          </table:table-cell>
          <table:table-cell office:value-type="float" office:value="0" calcext:value-type="float">
            <text:p>0</text:p>
          </table:table-cell>
          <table:table-cell office:value-type="float" office:value="361.355666" calcext:value-type="float">
            <text:p>361,35566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428708" calcext:value-type="float">
            <text:p>361,4287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35947" calcext:value-type="float">
            <text:p>7,635947</text:p>
          </table:table-cell>
          <table:table-cell office:value-type="float" office:value="0" calcext:value-type="float">
            <text:p>0</text:p>
          </table:table-cell>
          <table:table-cell office:value-type="float" office:value="362.023692" calcext:value-type="float">
            <text:p>362,02369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096306" calcext:value-type="float">
            <text:p>362,0963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30689" calcext:value-type="float">
            <text:p>7,430689</text:p>
          </table:table-cell>
          <table:table-cell office:value-type="float" office:value="0" calcext:value-type="float">
            <text:p>0</text:p>
          </table:table-cell>
          <table:table-cell office:value-type="float" office:value="363.119077" calcext:value-type="float">
            <text:p>363,119077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363.191508" calcext:value-type="float">
            <text:p>363,1915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27351" calcext:value-type="float">
            <text:p>7,327351</text:p>
          </table:table-cell>
          <table:table-cell office:value-type="float" office:value="0" calcext:value-type="float">
            <text:p>0</text:p>
          </table:table-cell>
          <table:table-cell office:value-type="float" office:value="361.255261" calcext:value-type="float">
            <text:p>361,25526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331862" calcext:value-type="float">
            <text:p>361,3318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39476" calcext:value-type="float">
            <text:p>7,339476</text:p>
          </table:table-cell>
          <table:table-cell office:value-type="float" office:value="0" calcext:value-type="float">
            <text:p>0</text:p>
          </table:table-cell>
          <table:table-cell office:value-type="float" office:value="362.020295" calcext:value-type="float">
            <text:p>362,02029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2.093164" calcext:value-type="float">
            <text:p>362,0931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77467" calcext:value-type="float">
            <text:p>6,877467</text:p>
          </table:table-cell>
          <table:table-cell office:value-type="float" office:value="0" calcext:value-type="float">
            <text:p>0</text:p>
          </table:table-cell>
          <table:table-cell office:value-type="float" office:value="360.951342" calcext:value-type="float">
            <text:p>360,951342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1.030371" calcext:value-type="float">
            <text:p>361,0303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84217" calcext:value-type="float">
            <text:p>7,284217</text:p>
          </table:table-cell>
          <table:table-cell office:value-type="float" office:value="0" calcext:value-type="float">
            <text:p>0</text:p>
          </table:table-cell>
          <table:table-cell office:value-type="float" office:value="362.881181" calcext:value-type="float">
            <text:p>362,88118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953941" calcext:value-type="float">
            <text:p>362,9539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178676" calcext:value-type="float">
            <text:p>8,178676</text:p>
          </table:table-cell>
          <table:table-cell office:value-type="float" office:value="0" calcext:value-type="float">
            <text:p>0</text:p>
          </table:table-cell>
          <table:table-cell office:value-type="float" office:value="361.44716" calcext:value-type="float">
            <text:p>361,4471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520045" calcext:value-type="float">
            <text:p>361,5200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1425" calcext:value-type="float">
            <text:p>7,11425</text:p>
          </table:table-cell>
          <table:table-cell office:value-type="float" office:value="0" calcext:value-type="float">
            <text:p>0</text:p>
          </table:table-cell>
          <table:table-cell office:value-type="float" office:value="360.594632" calcext:value-type="float">
            <text:p>360,59463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0.667434" calcext:value-type="float">
            <text:p>360,6674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44428" calcext:value-type="float">
            <text:p>7,144428</text:p>
          </table:table-cell>
          <table:table-cell office:value-type="float" office:value="0" calcext:value-type="float">
            <text:p>0</text:p>
          </table:table-cell>
          <table:table-cell office:value-type="float" office:value="361.576697" calcext:value-type="float">
            <text:p>361,576697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361.649518" calcext:value-type="float">
            <text:p>361,6495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67812" calcext:value-type="float">
            <text:p>7,267812</text:p>
          </table:table-cell>
          <table:table-cell office:value-type="float" office:value="0" calcext:value-type="float">
            <text:p>0</text:p>
          </table:table-cell>
          <table:table-cell office:value-type="float" office:value="364.076574" calcext:value-type="float">
            <text:p>364,07657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150465" calcext:value-type="float">
            <text:p>364,1504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44612" calcext:value-type="float">
            <text:p>7,444612</text:p>
          </table:table-cell>
          <table:table-cell office:value-type="float" office:value="0" calcext:value-type="float">
            <text:p>0</text:p>
          </table:table-cell>
          <table:table-cell office:value-type="float" office:value="361.742124" calcext:value-type="float">
            <text:p>361,74212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815088" calcext:value-type="float">
            <text:p>361,8150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99354" calcext:value-type="float">
            <text:p>6,499354</text:p>
          </table:table-cell>
          <table:table-cell office:value-type="float" office:value="0" calcext:value-type="float">
            <text:p>0</text:p>
          </table:table-cell>
          <table:table-cell office:value-type="float" office:value="362.26265" calcext:value-type="float">
            <text:p>362,26265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2.335807" calcext:value-type="float">
            <text:p>362,3358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58619" calcext:value-type="float">
            <text:p>7,558619</text:p>
          </table:table-cell>
          <table:table-cell office:value-type="float" office:value="0" calcext:value-type="float">
            <text:p>0</text:p>
          </table:table-cell>
          <table:table-cell office:value-type="float" office:value="361.634392" calcext:value-type="float">
            <text:p>361,63439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708365" calcext:value-type="float">
            <text:p>361,7083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53883" calcext:value-type="float">
            <text:p>7,053883</text:p>
          </table:table-cell>
          <table:table-cell office:value-type="float" office:value="0" calcext:value-type="float">
            <text:p>0</text:p>
          </table:table-cell>
          <table:table-cell office:value-type="float" office:value="363.36186" calcext:value-type="float">
            <text:p>363,3618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3.434781" calcext:value-type="float">
            <text:p>363,4347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62495" calcext:value-type="float">
            <text:p>7,562495</text:p>
          </table:table-cell>
          <table:table-cell office:value-type="float" office:value="0" calcext:value-type="float">
            <text:p>0</text:p>
          </table:table-cell>
          <table:table-cell office:value-type="float" office:value="361.013698" calcext:value-type="float">
            <text:p>361,01369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08642" calcext:value-type="float">
            <text:p>361,086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32972" calcext:value-type="float">
            <text:p>7,232972</text:p>
          </table:table-cell>
          <table:table-cell office:value-type="float" office:value="0" calcext:value-type="float">
            <text:p>0</text:p>
          </table:table-cell>
          <table:table-cell office:value-type="float" office:value="360.616429" calcext:value-type="float">
            <text:p>360,61642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689429" calcext:value-type="float">
            <text:p>360,6894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76165" calcext:value-type="float">
            <text:p>7,276165</text:p>
          </table:table-cell>
          <table:table-cell office:value-type="float" office:value="0" calcext:value-type="float">
            <text:p>0</text:p>
          </table:table-cell>
          <table:table-cell office:value-type="float" office:value="360.499353" calcext:value-type="float">
            <text:p>360,49935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572192" calcext:value-type="float">
            <text:p>360,5721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97686" calcext:value-type="float">
            <text:p>6,997686</text:p>
          </table:table-cell>
          <table:table-cell office:value-type="float" office:value="0" calcext:value-type="float">
            <text:p>0</text:p>
          </table:table-cell>
          <table:table-cell office:value-type="float" office:value="362.814798" calcext:value-type="float">
            <text:p>362,81479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2.887841" calcext:value-type="float">
            <text:p>362,8878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93001" calcext:value-type="float">
            <text:p>6,593001</text:p>
          </table:table-cell>
          <table:table-cell office:value-type="float" office:value="0" calcext:value-type="float">
            <text:p>0</text:p>
          </table:table-cell>
          <table:table-cell office:value-type="float" office:value="359.783095" calcext:value-type="float">
            <text:p>359,78309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59.856108" calcext:value-type="float">
            <text:p>359,8561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1])" office:value-type="float" office:value="7.22145527" calcext:value-type="float">
            <text:p>7,22145527</text:p>
          </table:table-cell>
          <table:table-cell table:formula="of:=AVERAGE([.C2:.C101])" office:value-type="float" office:value="0" calcext:value-type="float">
            <text:p>0</text:p>
          </table:table-cell>
          <table:table-cell table:formula="of:=AVERAGE([.D2:.D101])" office:value-type="float" office:value="362.80002461" calcext:value-type="float">
            <text:p>362,80002461</text:p>
          </table:table-cell>
          <table:table-cell table:formula="of:=AVERAGE([.E2:.E101])" office:value-type="float" office:value="0.00002718" calcext:value-type="float">
            <text:p>0,00002718</text:p>
          </table:table-cell>
          <table:table-cell table:formula="of:=AVERAGE([.F2:.F101])" office:value-type="float" office:value="362.87442218" calcext:value-type="float">
            <text:p>362,87442218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formula="of:=COM.MICROSOFT.STDEV.P([.B2:.B101] )" office:value-type="float" office:value="0.377236163559006" calcext:value-type="float">
            <text:p>0,3772361636</text:p>
          </table:table-cell>
          <table:table-cell table:formula="of:=COM.MICROSOFT.STDEV.P([.C2:.C101] )" office:value-type="float" office:value="0" calcext:value-type="float">
            <text:p>0</text:p>
          </table:table-cell>
          <table:table-cell table:formula="of:=COM.MICROSOFT.STDEV.P([.D2:.D101] )" office:value-type="float" office:value="3.95024894718058" calcext:value-type="float">
            <text:p>3,9502489472</text:p>
          </table:table-cell>
          <table:table-cell table:formula="of:=COM.MICROSOFT.STDEV.P([.E2:.E101] )" office:value-type="float" office:value="0.00000437122408485312" calcext:value-type="float">
            <text:p>4,37122408485312E-06</text:p>
          </table:table-cell>
          <table:table-cell table:formula="of:=COM.MICROSOFT.STDEV.P([.F2:.F101] )" office:value-type="float" office:value="3.95119054000462" calcext:value-type="float">
            <text:p>3,95119054</text:p>
          </table:table-cell>
        </table:table-row>
      </table:table>
      <table:table table:name="SF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etl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64734" calcext:value-type="float">
            <text:p>6,464734</text:p>
          </table:table-cell>
          <table:table-cell office:value-type="float" office:value="0" calcext:value-type="float">
            <text:p>0</text:p>
          </table:table-cell>
          <table:table-cell office:value-type="float" office:value="369.155154" calcext:value-type="float">
            <text:p>369,15515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256705" calcext:value-type="float">
            <text:p>369,2567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9191" calcext:value-type="float">
            <text:p>6,49191</text:p>
          </table:table-cell>
          <table:table-cell office:value-type="float" office:value="0" calcext:value-type="float">
            <text:p>0</text:p>
          </table:table-cell>
          <table:table-cell office:value-type="float" office:value="369.080936" calcext:value-type="float">
            <text:p>369,08093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181029" calcext:value-type="float">
            <text:p>369,1810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75015" calcext:value-type="float">
            <text:p>6,375015</text:p>
          </table:table-cell>
          <table:table-cell office:value-type="float" office:value="0" calcext:value-type="float">
            <text:p>0</text:p>
          </table:table-cell>
          <table:table-cell office:value-type="float" office:value="367.802001" calcext:value-type="float">
            <text:p>367,80200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902791" calcext:value-type="float">
            <text:p>367,9027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05992" calcext:value-type="float">
            <text:p>7,205992</text:p>
          </table:table-cell>
          <table:table-cell office:value-type="float" office:value="0" calcext:value-type="float">
            <text:p>0</text:p>
          </table:table-cell>
          <table:table-cell office:value-type="float" office:value="367.032315" calcext:value-type="float">
            <text:p>367,03231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133621" calcext:value-type="float">
            <text:p>367,1336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09085" calcext:value-type="float">
            <text:p>6,609085</text:p>
          </table:table-cell>
          <table:table-cell office:value-type="float" office:value="0" calcext:value-type="float">
            <text:p>0</text:p>
          </table:table-cell>
          <table:table-cell office:value-type="float" office:value="368.300867" calcext:value-type="float">
            <text:p>368,30086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401829" calcext:value-type="float">
            <text:p>368,4018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31159" calcext:value-type="float">
            <text:p>6,931159</text:p>
          </table:table-cell>
          <table:table-cell office:value-type="float" office:value="0" calcext:value-type="float">
            <text:p>0</text:p>
          </table:table-cell>
          <table:table-cell office:value-type="float" office:value="368.71854" calcext:value-type="float">
            <text:p>368,7185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820888" calcext:value-type="float">
            <text:p>368,8208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22536" calcext:value-type="float">
            <text:p>7,222536</text:p>
          </table:table-cell>
          <table:table-cell office:value-type="float" office:value="0" calcext:value-type="float">
            <text:p>0</text:p>
          </table:table-cell>
          <table:table-cell office:value-type="float" office:value="368.388325" calcext:value-type="float">
            <text:p>368,38832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488235" calcext:value-type="float">
            <text:p>368,4882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65571" calcext:value-type="float">
            <text:p>6,865571</text:p>
          </table:table-cell>
          <table:table-cell office:value-type="float" office:value="0" calcext:value-type="float">
            <text:p>0</text:p>
          </table:table-cell>
          <table:table-cell office:value-type="float" office:value="367.531657" calcext:value-type="float">
            <text:p>367,53165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631282" calcext:value-type="float">
            <text:p>367,6312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14401" calcext:value-type="float">
            <text:p>6,414401</text:p>
          </table:table-cell>
          <table:table-cell office:value-type="float" office:value="0" calcext:value-type="float">
            <text:p>0</text:p>
          </table:table-cell>
          <table:table-cell office:value-type="float" office:value="370.913648" calcext:value-type="float">
            <text:p>370,91364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1.014533" calcext:value-type="float">
            <text:p>371,0145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74805" calcext:value-type="float">
            <text:p>6,574805</text:p>
          </table:table-cell>
          <table:table-cell office:value-type="float" office:value="0" calcext:value-type="float">
            <text:p>0</text:p>
          </table:table-cell>
          <table:table-cell office:value-type="float" office:value="365.701675" calcext:value-type="float">
            <text:p>365,70167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5.801668" calcext:value-type="float">
            <text:p>365,8016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51168" calcext:value-type="float">
            <text:p>6,951168</text:p>
          </table:table-cell>
          <table:table-cell office:value-type="float" office:value="0" calcext:value-type="float">
            <text:p>0</text:p>
          </table:table-cell>
          <table:table-cell office:value-type="float" office:value="367.235965" calcext:value-type="float">
            <text:p>367,23596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336184" calcext:value-type="float">
            <text:p>367,3361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78542" calcext:value-type="float">
            <text:p>7,678542</text:p>
          </table:table-cell>
          <table:table-cell office:value-type="float" office:value="0" calcext:value-type="float">
            <text:p>0</text:p>
          </table:table-cell>
          <table:table-cell office:value-type="float" office:value="369.624253" calcext:value-type="float">
            <text:p>369,62425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726492" calcext:value-type="float">
            <text:p>369,7264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47015" calcext:value-type="float">
            <text:p>6,847015</text:p>
          </table:table-cell>
          <table:table-cell office:value-type="float" office:value="0" calcext:value-type="float">
            <text:p>0</text:p>
          </table:table-cell>
          <table:table-cell office:value-type="float" office:value="366.348492" calcext:value-type="float">
            <text:p>366,34849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449013" calcext:value-type="float">
            <text:p>366,4490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42599" calcext:value-type="float">
            <text:p>6,442599</text:p>
          </table:table-cell>
          <table:table-cell office:value-type="float" office:value="0" calcext:value-type="float">
            <text:p>0</text:p>
          </table:table-cell>
          <table:table-cell office:value-type="float" office:value="368.358306" calcext:value-type="float">
            <text:p>368,35830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459212" calcext:value-type="float">
            <text:p>368,4592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34124" calcext:value-type="float">
            <text:p>7,134124</text:p>
          </table:table-cell>
          <table:table-cell office:value-type="float" office:value="0" calcext:value-type="float">
            <text:p>0</text:p>
          </table:table-cell>
          <table:table-cell office:value-type="float" office:value="367.303471" calcext:value-type="float">
            <text:p>367,30347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404131" calcext:value-type="float">
            <text:p>367,4041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91266" calcext:value-type="float">
            <text:p>7,091266</text:p>
          </table:table-cell>
          <table:table-cell office:value-type="float" office:value="0" calcext:value-type="float">
            <text:p>0</text:p>
          </table:table-cell>
          <table:table-cell office:value-type="float" office:value="366.199246" calcext:value-type="float">
            <text:p>366,19924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6.302592" calcext:value-type="float">
            <text:p>366,3025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20257" calcext:value-type="float">
            <text:p>6,720257</text:p>
          </table:table-cell>
          <table:table-cell office:value-type="float" office:value="0" calcext:value-type="float">
            <text:p>0</text:p>
          </table:table-cell>
          <table:table-cell office:value-type="float" office:value="367.156459" calcext:value-type="float">
            <text:p>367,15645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262444" calcext:value-type="float">
            <text:p>367,2624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81884" calcext:value-type="float">
            <text:p>7,181884</text:p>
          </table:table-cell>
          <table:table-cell office:value-type="float" office:value="0" calcext:value-type="float">
            <text:p>0</text:p>
          </table:table-cell>
          <table:table-cell office:value-type="float" office:value="367.774179" calcext:value-type="float">
            <text:p>367,77417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876179" calcext:value-type="float">
            <text:p>367,8761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09288" calcext:value-type="float">
            <text:p>6,709288</text:p>
          </table:table-cell>
          <table:table-cell office:value-type="float" office:value="0" calcext:value-type="float">
            <text:p>0</text:p>
          </table:table-cell>
          <table:table-cell office:value-type="float" office:value="370.714993" calcext:value-type="float">
            <text:p>370,71499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0.816031" calcext:value-type="float">
            <text:p>370,8160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17448" calcext:value-type="float">
            <text:p>6,817448</text:p>
          </table:table-cell>
          <table:table-cell office:value-type="float" office:value="0" calcext:value-type="float">
            <text:p>0</text:p>
          </table:table-cell>
          <table:table-cell office:value-type="float" office:value="370.023888" calcext:value-type="float">
            <text:p>370,02388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0.124824" calcext:value-type="float">
            <text:p>370,1248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00934" calcext:value-type="float">
            <text:p>7,400934</text:p>
          </table:table-cell>
          <table:table-cell office:value-type="float" office:value="0" calcext:value-type="float">
            <text:p>0</text:p>
          </table:table-cell>
          <table:table-cell office:value-type="float" office:value="371.306442" calcext:value-type="float">
            <text:p>371,30644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406732" calcext:value-type="float">
            <text:p>371,4067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63192" calcext:value-type="float">
            <text:p>6,863192</text:p>
          </table:table-cell>
          <table:table-cell office:value-type="float" office:value="0" calcext:value-type="float">
            <text:p>0</text:p>
          </table:table-cell>
          <table:table-cell office:value-type="float" office:value="366.649308" calcext:value-type="float">
            <text:p>366,64930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6.750357" calcext:value-type="float">
            <text:p>366,7503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13822" calcext:value-type="float">
            <text:p>7,113822</text:p>
          </table:table-cell>
          <table:table-cell office:value-type="float" office:value="0" calcext:value-type="float">
            <text:p>0</text:p>
          </table:table-cell>
          <table:table-cell office:value-type="float" office:value="369.532759" calcext:value-type="float">
            <text:p>369,53275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633273" calcext:value-type="float">
            <text:p>369,6332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25778" calcext:value-type="float">
            <text:p>6,725778</text:p>
          </table:table-cell>
          <table:table-cell office:value-type="float" office:value="0" calcext:value-type="float">
            <text:p>0</text:p>
          </table:table-cell>
          <table:table-cell office:value-type="float" office:value="367.111815" calcext:value-type="float">
            <text:p>367,11181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21182" calcext:value-type="float">
            <text:p>367,211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56947" calcext:value-type="float">
            <text:p>6,756947</text:p>
          </table:table-cell>
          <table:table-cell office:value-type="float" office:value="0" calcext:value-type="float">
            <text:p>0</text:p>
          </table:table-cell>
          <table:table-cell office:value-type="float" office:value="367.432616" calcext:value-type="float">
            <text:p>367,43261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533725" calcext:value-type="float">
            <text:p>367,5337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33875" calcext:value-type="float">
            <text:p>7,333875</text:p>
          </table:table-cell>
          <table:table-cell office:value-type="float" office:value="0" calcext:value-type="float">
            <text:p>0</text:p>
          </table:table-cell>
          <table:table-cell office:value-type="float" office:value="367.884844" calcext:value-type="float">
            <text:p>367,88484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98587" calcext:value-type="float">
            <text:p>367,985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19344" calcext:value-type="float">
            <text:p>6,419344</text:p>
          </table:table-cell>
          <table:table-cell office:value-type="float" office:value="0" calcext:value-type="float">
            <text:p>0</text:p>
          </table:table-cell>
          <table:table-cell office:value-type="float" office:value="368.449422" calcext:value-type="float">
            <text:p>368,44942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549924" calcext:value-type="float">
            <text:p>368,5499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78662" calcext:value-type="float">
            <text:p>6,578662</text:p>
          </table:table-cell>
          <table:table-cell office:value-type="float" office:value="0" calcext:value-type="float">
            <text:p>0</text:p>
          </table:table-cell>
          <table:table-cell office:value-type="float" office:value="369.70835" calcext:value-type="float">
            <text:p>369,7083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814328" calcext:value-type="float">
            <text:p>369,8143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42899" calcext:value-type="float">
            <text:p>7,242899</text:p>
          </table:table-cell>
          <table:table-cell office:value-type="float" office:value="0" calcext:value-type="float">
            <text:p>0</text:p>
          </table:table-cell>
          <table:table-cell office:value-type="float" office:value="377.33663" calcext:value-type="float">
            <text:p>377,3366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7.449909" calcext:value-type="float">
            <text:p>377,4499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62494" calcext:value-type="float">
            <text:p>7,162494</text:p>
          </table:table-cell>
          <table:table-cell office:value-type="float" office:value="0" calcext:value-type="float">
            <text:p>0</text:p>
          </table:table-cell>
          <table:table-cell office:value-type="float" office:value="414.996594" calcext:value-type="float">
            <text:p>414,99659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415.124564" calcext:value-type="float">
            <text:p>415,1245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71301" calcext:value-type="float">
            <text:p>7,071301</text:p>
          </table:table-cell>
          <table:table-cell office:value-type="float" office:value="0" calcext:value-type="float">
            <text:p>0</text:p>
          </table:table-cell>
          <table:table-cell office:value-type="float" office:value="391.956665" calcext:value-type="float">
            <text:p>391,95666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92.073616" calcext:value-type="float">
            <text:p>392,0736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20593" calcext:value-type="float">
            <text:p>6,820593</text:p>
          </table:table-cell>
          <table:table-cell office:value-type="float" office:value="0" calcext:value-type="float">
            <text:p>0</text:p>
          </table:table-cell>
          <table:table-cell office:value-type="float" office:value="374.557394" calcext:value-type="float">
            <text:p>374,55739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660664" calcext:value-type="float">
            <text:p>374,6606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25137" calcext:value-type="float">
            <text:p>7,125137</text:p>
          </table:table-cell>
          <table:table-cell office:value-type="float" office:value="0" calcext:value-type="float">
            <text:p>0</text:p>
          </table:table-cell>
          <table:table-cell office:value-type="float" office:value="367.973208" calcext:value-type="float">
            <text:p>367,97320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073474" calcext:value-type="float">
            <text:p>368,0734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35473" calcext:value-type="float">
            <text:p>6,735473</text:p>
          </table:table-cell>
          <table:table-cell office:value-type="float" office:value="0" calcext:value-type="float">
            <text:p>0</text:p>
          </table:table-cell>
          <table:table-cell office:value-type="float" office:value="368.780557" calcext:value-type="float">
            <text:p>368,78055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88063" calcext:value-type="float">
            <text:p>368,880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19786" calcext:value-type="float">
            <text:p>6,919786</text:p>
          </table:table-cell>
          <table:table-cell office:value-type="float" office:value="0" calcext:value-type="float">
            <text:p>0</text:p>
          </table:table-cell>
          <table:table-cell office:value-type="float" office:value="368.338078" calcext:value-type="float">
            <text:p>368,33807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439403" calcext:value-type="float">
            <text:p>368,4394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76379" calcext:value-type="float">
            <text:p>6,776379</text:p>
          </table:table-cell>
          <table:table-cell office:value-type="float" office:value="0" calcext:value-type="float">
            <text:p>0</text:p>
          </table:table-cell>
          <table:table-cell office:value-type="float" office:value="366.266709" calcext:value-type="float">
            <text:p>366,26670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6.370247" calcext:value-type="float">
            <text:p>366,3702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77332" calcext:value-type="float">
            <text:p>6,877332</text:p>
          </table:table-cell>
          <table:table-cell office:value-type="float" office:value="0" calcext:value-type="float">
            <text:p>0</text:p>
          </table:table-cell>
          <table:table-cell office:value-type="float" office:value="366.765085" calcext:value-type="float">
            <text:p>366,76508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863967" calcext:value-type="float">
            <text:p>366,8639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66304" calcext:value-type="float">
            <text:p>7,566304</text:p>
          </table:table-cell>
          <table:table-cell office:value-type="float" office:value="0" calcext:value-type="float">
            <text:p>0</text:p>
          </table:table-cell>
          <table:table-cell office:value-type="float" office:value="369.031562" calcext:value-type="float">
            <text:p>369,03156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138718" calcext:value-type="float">
            <text:p>369,1387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36545" calcext:value-type="float">
            <text:p>7,636545</text:p>
          </table:table-cell>
          <table:table-cell office:value-type="float" office:value="0" calcext:value-type="float">
            <text:p>0</text:p>
          </table:table-cell>
          <table:table-cell office:value-type="float" office:value="368.853435" calcext:value-type="float">
            <text:p>368,85343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8.954023" calcext:value-type="float">
            <text:p>368,9540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53002" calcext:value-type="float">
            <text:p>6,653002</text:p>
          </table:table-cell>
          <table:table-cell office:value-type="float" office:value="0" calcext:value-type="float">
            <text:p>0</text:p>
          </table:table-cell>
          <table:table-cell office:value-type="float" office:value="369.584963" calcext:value-type="float">
            <text:p>369,584963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9.684844" calcext:value-type="float">
            <text:p>369,6848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22261" calcext:value-type="float">
            <text:p>6,522261</text:p>
          </table:table-cell>
          <table:table-cell office:value-type="float" office:value="0" calcext:value-type="float">
            <text:p>0</text:p>
          </table:table-cell>
          <table:table-cell office:value-type="float" office:value="369.699391" calcext:value-type="float">
            <text:p>369,69939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800598" calcext:value-type="float">
            <text:p>369,8005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17622" calcext:value-type="float">
            <text:p>6,617622</text:p>
          </table:table-cell>
          <table:table-cell office:value-type="float" office:value="0" calcext:value-type="float">
            <text:p>0</text:p>
          </table:table-cell>
          <table:table-cell office:value-type="float" office:value="369.461977" calcext:value-type="float">
            <text:p>369,461977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9.561837" calcext:value-type="float">
            <text:p>369,5618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99888" calcext:value-type="float">
            <text:p>6,799888</text:p>
          </table:table-cell>
          <table:table-cell office:value-type="float" office:value="0" calcext:value-type="float">
            <text:p>0</text:p>
          </table:table-cell>
          <table:table-cell office:value-type="float" office:value="367.432451" calcext:value-type="float">
            <text:p>367,43245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537069" calcext:value-type="float">
            <text:p>367,5370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58531" calcext:value-type="float">
            <text:p>6,758531</text:p>
          </table:table-cell>
          <table:table-cell office:value-type="float" office:value="0" calcext:value-type="float">
            <text:p>0</text:p>
          </table:table-cell>
          <table:table-cell office:value-type="float" office:value="368.627101" calcext:value-type="float">
            <text:p>368,62710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728005" calcext:value-type="float">
            <text:p>368,7280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47274" calcext:value-type="float">
            <text:p>6,847274</text:p>
          </table:table-cell>
          <table:table-cell office:value-type="float" office:value="0" calcext:value-type="float">
            <text:p>0</text:p>
          </table:table-cell>
          <table:table-cell office:value-type="float" office:value="368.16081" calcext:value-type="float">
            <text:p>368,1608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8.260764" calcext:value-type="float">
            <text:p>368,2607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99261" calcext:value-type="float">
            <text:p>7,499261</text:p>
          </table:table-cell>
          <table:table-cell office:value-type="float" office:value="0" calcext:value-type="float">
            <text:p>0</text:p>
          </table:table-cell>
          <table:table-cell office:value-type="float" office:value="366.980123" calcext:value-type="float">
            <text:p>366,980123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7.081371" calcext:value-type="float">
            <text:p>367,0813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4436" calcext:value-type="float">
            <text:p>6,94436</text:p>
          </table:table-cell>
          <table:table-cell office:value-type="float" office:value="0" calcext:value-type="float">
            <text:p>0</text:p>
          </table:table-cell>
          <table:table-cell office:value-type="float" office:value="368.060819" calcext:value-type="float">
            <text:p>368,06081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167741" calcext:value-type="float">
            <text:p>368,1677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81905" calcext:value-type="float">
            <text:p>7,281905</text:p>
          </table:table-cell>
          <table:table-cell office:value-type="float" office:value="0" calcext:value-type="float">
            <text:p>0</text:p>
          </table:table-cell>
          <table:table-cell office:value-type="float" office:value="368.384011" calcext:value-type="float">
            <text:p>368,38401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484111" calcext:value-type="float">
            <text:p>368,4841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09129" calcext:value-type="float">
            <text:p>6,809129</text:p>
          </table:table-cell>
          <table:table-cell office:value-type="float" office:value="0" calcext:value-type="float">
            <text:p>0</text:p>
          </table:table-cell>
          <table:table-cell office:value-type="float" office:value="367.32164" calcext:value-type="float">
            <text:p>367,32164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7.422681" calcext:value-type="float">
            <text:p>367,4226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89837" calcext:value-type="float">
            <text:p>7,689837</text:p>
          </table:table-cell>
          <table:table-cell office:value-type="float" office:value="0" calcext:value-type="float">
            <text:p>0</text:p>
          </table:table-cell>
          <table:table-cell office:value-type="float" office:value="368.174894" calcext:value-type="float">
            <text:p>368,174894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368.27682" calcext:value-type="float">
            <text:p>368,276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59403" calcext:value-type="float">
            <text:p>6,859403</text:p>
          </table:table-cell>
          <table:table-cell office:value-type="float" office:value="0" calcext:value-type="float">
            <text:p>0</text:p>
          </table:table-cell>
          <table:table-cell office:value-type="float" office:value="367.337319" calcext:value-type="float">
            <text:p>367,337319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367.438577" calcext:value-type="float">
            <text:p>367,4385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17102" calcext:value-type="float">
            <text:p>7,317102</text:p>
          </table:table-cell>
          <table:table-cell office:value-type="float" office:value="0" calcext:value-type="float">
            <text:p>0</text:p>
          </table:table-cell>
          <table:table-cell office:value-type="float" office:value="368.727338" calcext:value-type="float">
            <text:p>368,727338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8.828497" calcext:value-type="float">
            <text:p>368,8284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9872" calcext:value-type="float">
            <text:p>7,69872</text:p>
          </table:table-cell>
          <table:table-cell office:value-type="float" office:value="0" calcext:value-type="float">
            <text:p>0</text:p>
          </table:table-cell>
          <table:table-cell office:value-type="float" office:value="367.14584" calcext:value-type="float">
            <text:p>367,1458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246977" calcext:value-type="float">
            <text:p>367,2469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76492" calcext:value-type="float">
            <text:p>7,076492</text:p>
          </table:table-cell>
          <table:table-cell office:value-type="float" office:value="0" calcext:value-type="float">
            <text:p>0</text:p>
          </table:table-cell>
          <table:table-cell office:value-type="float" office:value="370.019487" calcext:value-type="float">
            <text:p>370,019487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70.12132" calcext:value-type="float">
            <text:p>370,121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92157" calcext:value-type="float">
            <text:p>6,692157</text:p>
          </table:table-cell>
          <table:table-cell office:value-type="float" office:value="0" calcext:value-type="float">
            <text:p>0</text:p>
          </table:table-cell>
          <table:table-cell office:value-type="float" office:value="367.945745" calcext:value-type="float">
            <text:p>367,94574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046979" calcext:value-type="float">
            <text:p>368,0469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99855" calcext:value-type="float">
            <text:p>6,599855</text:p>
          </table:table-cell>
          <table:table-cell office:value-type="float" office:value="0" calcext:value-type="float">
            <text:p>0</text:p>
          </table:table-cell>
          <table:table-cell office:value-type="float" office:value="368.832716" calcext:value-type="float">
            <text:p>368,83271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933424" calcext:value-type="float">
            <text:p>368,9334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51629" calcext:value-type="float">
            <text:p>6,851629</text:p>
          </table:table-cell>
          <table:table-cell office:value-type="float" office:value="0" calcext:value-type="float">
            <text:p>0</text:p>
          </table:table-cell>
          <table:table-cell office:value-type="float" office:value="368.647954" calcext:value-type="float">
            <text:p>368,64795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748435" calcext:value-type="float">
            <text:p>368,7484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78131" calcext:value-type="float">
            <text:p>6,978131</text:p>
          </table:table-cell>
          <table:table-cell office:value-type="float" office:value="0" calcext:value-type="float">
            <text:p>0</text:p>
          </table:table-cell>
          <table:table-cell office:value-type="float" office:value="370.894407" calcext:value-type="float">
            <text:p>370,89440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0.99551" calcext:value-type="float">
            <text:p>370,995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63417" calcext:value-type="float">
            <text:p>8,63417</text:p>
          </table:table-cell>
          <table:table-cell office:value-type="float" office:value="0" calcext:value-type="float">
            <text:p>0</text:p>
          </table:table-cell>
          <table:table-cell office:value-type="float" office:value="368.540411" calcext:value-type="float">
            <text:p>368,54041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8.641742" calcext:value-type="float">
            <text:p>368,6417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74158" calcext:value-type="float">
            <text:p>7,474158</text:p>
          </table:table-cell>
          <table:table-cell office:value-type="float" office:value="0" calcext:value-type="float">
            <text:p>0</text:p>
          </table:table-cell>
          <table:table-cell office:value-type="float" office:value="368.759186" calcext:value-type="float">
            <text:p>368,75918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860267" calcext:value-type="float">
            <text:p>368,8602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89158" calcext:value-type="float">
            <text:p>6,489158</text:p>
          </table:table-cell>
          <table:table-cell office:value-type="float" office:value="0" calcext:value-type="float">
            <text:p>0</text:p>
          </table:table-cell>
          <table:table-cell office:value-type="float" office:value="369.241004" calcext:value-type="float">
            <text:p>369,241004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9.340951" calcext:value-type="float">
            <text:p>369,3409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52974" calcext:value-type="float">
            <text:p>7,052974</text:p>
          </table:table-cell>
          <table:table-cell office:value-type="float" office:value="0" calcext:value-type="float">
            <text:p>0</text:p>
          </table:table-cell>
          <table:table-cell office:value-type="float" office:value="365.519719" calcext:value-type="float">
            <text:p>365,51971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620299" calcext:value-type="float">
            <text:p>365,6202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5596" calcext:value-type="float">
            <text:p>6,45596</text:p>
          </table:table-cell>
          <table:table-cell office:value-type="float" office:value="0" calcext:value-type="float">
            <text:p>0</text:p>
          </table:table-cell>
          <table:table-cell office:value-type="float" office:value="367.161857" calcext:value-type="float">
            <text:p>367,16185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263326" calcext:value-type="float">
            <text:p>367,2633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7638" calcext:value-type="float">
            <text:p>6,77638</text:p>
          </table:table-cell>
          <table:table-cell office:value-type="float" office:value="0" calcext:value-type="float">
            <text:p>0</text:p>
          </table:table-cell>
          <table:table-cell office:value-type="float" office:value="368.649865" calcext:value-type="float">
            <text:p>368,64986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74927" calcext:value-type="float">
            <text:p>368,749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60325" calcext:value-type="float">
            <text:p>7,460325</text:p>
          </table:table-cell>
          <table:table-cell office:value-type="float" office:value="0" calcext:value-type="float">
            <text:p>0</text:p>
          </table:table-cell>
          <table:table-cell office:value-type="float" office:value="368.223584" calcext:value-type="float">
            <text:p>368,223584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8.32795" calcext:value-type="float">
            <text:p>368,327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27828" calcext:value-type="float">
            <text:p>6,927828</text:p>
          </table:table-cell>
          <table:table-cell office:value-type="float" office:value="0" calcext:value-type="float">
            <text:p>0</text:p>
          </table:table-cell>
          <table:table-cell office:value-type="float" office:value="369.372257" calcext:value-type="float">
            <text:p>369,37225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474666" calcext:value-type="float">
            <text:p>369,4746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06347" calcext:value-type="float">
            <text:p>6,406347</text:p>
          </table:table-cell>
          <table:table-cell office:value-type="float" office:value="0" calcext:value-type="float">
            <text:p>0</text:p>
          </table:table-cell>
          <table:table-cell office:value-type="float" office:value="370.456763" calcext:value-type="float">
            <text:p>370,45676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0.55774" calcext:value-type="float">
            <text:p>370,557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5449" calcext:value-type="float">
            <text:p>6,65449</text:p>
          </table:table-cell>
          <table:table-cell office:value-type="float" office:value="0" calcext:value-type="float">
            <text:p>0</text:p>
          </table:table-cell>
          <table:table-cell office:value-type="float" office:value="369.382397" calcext:value-type="float">
            <text:p>369,38239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482374" calcext:value-type="float">
            <text:p>369,4823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76596" calcext:value-type="float">
            <text:p>6,376596</text:p>
          </table:table-cell>
          <table:table-cell office:value-type="float" office:value="0" calcext:value-type="float">
            <text:p>0</text:p>
          </table:table-cell>
          <table:table-cell office:value-type="float" office:value="369.357538" calcext:value-type="float">
            <text:p>369,35753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9.457559" calcext:value-type="float">
            <text:p>369,4575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10362" calcext:value-type="float">
            <text:p>6,810362</text:p>
          </table:table-cell>
          <table:table-cell office:value-type="float" office:value="0" calcext:value-type="float">
            <text:p>0</text:p>
          </table:table-cell>
          <table:table-cell office:value-type="float" office:value="369.914672" calcext:value-type="float">
            <text:p>369,914672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70.019807" calcext:value-type="float">
            <text:p>370,0198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28791" calcext:value-type="float">
            <text:p>6,428791</text:p>
          </table:table-cell>
          <table:table-cell office:value-type="float" office:value="0" calcext:value-type="float">
            <text:p>0</text:p>
          </table:table-cell>
          <table:table-cell office:value-type="float" office:value="367.858337" calcext:value-type="float">
            <text:p>367,85833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959653" calcext:value-type="float">
            <text:p>367,9596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60242" calcext:value-type="float">
            <text:p>7,160242</text:p>
          </table:table-cell>
          <table:table-cell office:value-type="float" office:value="0" calcext:value-type="float">
            <text:p>0</text:p>
          </table:table-cell>
          <table:table-cell office:value-type="float" office:value="371.119934" calcext:value-type="float">
            <text:p>371,11993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220504" calcext:value-type="float">
            <text:p>371,2205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72995" calcext:value-type="float">
            <text:p>6,772995</text:p>
          </table:table-cell>
          <table:table-cell office:value-type="float" office:value="0" calcext:value-type="float">
            <text:p>0</text:p>
          </table:table-cell>
          <table:table-cell office:value-type="float" office:value="369.155938" calcext:value-type="float">
            <text:p>369,155938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9.257543" calcext:value-type="float">
            <text:p>369,2575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03984" calcext:value-type="float">
            <text:p>6,803984</text:p>
          </table:table-cell>
          <table:table-cell office:value-type="float" office:value="0" calcext:value-type="float">
            <text:p>0</text:p>
          </table:table-cell>
          <table:table-cell office:value-type="float" office:value="369.421801" calcext:value-type="float">
            <text:p>369,42180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9.523017" calcext:value-type="float">
            <text:p>369,5230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75846" calcext:value-type="float">
            <text:p>7,075846</text:p>
          </table:table-cell>
          <table:table-cell office:value-type="float" office:value="0" calcext:value-type="float">
            <text:p>0</text:p>
          </table:table-cell>
          <table:table-cell office:value-type="float" office:value="369.254003" calcext:value-type="float">
            <text:p>369,25400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355673" calcext:value-type="float">
            <text:p>369,3556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8406" calcext:value-type="float">
            <text:p>7,28406</text:p>
          </table:table-cell>
          <table:table-cell office:value-type="float" office:value="0" calcext:value-type="float">
            <text:p>0</text:p>
          </table:table-cell>
          <table:table-cell office:value-type="float" office:value="371.736628" calcext:value-type="float">
            <text:p>371,73662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837582" calcext:value-type="float">
            <text:p>371,8375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90526" calcext:value-type="float">
            <text:p>6,990526</text:p>
          </table:table-cell>
          <table:table-cell office:value-type="float" office:value="0" calcext:value-type="float">
            <text:p>0</text:p>
          </table:table-cell>
          <table:table-cell office:value-type="float" office:value="367.959984" calcext:value-type="float">
            <text:p>367,95998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061726" calcext:value-type="float">
            <text:p>368,0617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65957" calcext:value-type="float">
            <text:p>6,965957</text:p>
          </table:table-cell>
          <table:table-cell office:value-type="float" office:value="0" calcext:value-type="float">
            <text:p>0</text:p>
          </table:table-cell>
          <table:table-cell office:value-type="float" office:value="367.754897" calcext:value-type="float">
            <text:p>367,75489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855322" calcext:value-type="float">
            <text:p>367,8553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3207" calcext:value-type="float">
            <text:p>6,53207</text:p>
          </table:table-cell>
          <table:table-cell office:value-type="float" office:value="0" calcext:value-type="float">
            <text:p>0</text:p>
          </table:table-cell>
          <table:table-cell office:value-type="float" office:value="369.35837" calcext:value-type="float">
            <text:p>369,35837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369.45889" calcext:value-type="float">
            <text:p>369,45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235" calcext:value-type="float">
            <text:p>7,2235</text:p>
          </table:table-cell>
          <table:table-cell office:value-type="float" office:value="0" calcext:value-type="float">
            <text:p>0</text:p>
          </table:table-cell>
          <table:table-cell office:value-type="float" office:value="367.683574" calcext:value-type="float">
            <text:p>367,683574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367.785495" calcext:value-type="float">
            <text:p>367,7854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66843" calcext:value-type="float">
            <text:p>6,566843</text:p>
          </table:table-cell>
          <table:table-cell office:value-type="float" office:value="0" calcext:value-type="float">
            <text:p>0</text:p>
          </table:table-cell>
          <table:table-cell office:value-type="float" office:value="369.065336" calcext:value-type="float">
            <text:p>369,06533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166638" calcext:value-type="float">
            <text:p>369,1666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18028" calcext:value-type="float">
            <text:p>7,118028</text:p>
          </table:table-cell>
          <table:table-cell office:value-type="float" office:value="0" calcext:value-type="float">
            <text:p>0</text:p>
          </table:table-cell>
          <table:table-cell office:value-type="float" office:value="367.888482" calcext:value-type="float">
            <text:p>367,88848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988866" calcext:value-type="float">
            <text:p>367,9888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007071" calcext:value-type="float">
            <text:p>8,007071</text:p>
          </table:table-cell>
          <table:table-cell office:value-type="float" office:value="0" calcext:value-type="float">
            <text:p>0</text:p>
          </table:table-cell>
          <table:table-cell office:value-type="float" office:value="366.737691" calcext:value-type="float">
            <text:p>366,73769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838162" calcext:value-type="float">
            <text:p>366,8381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04158" calcext:value-type="float">
            <text:p>6,904158</text:p>
          </table:table-cell>
          <table:table-cell office:value-type="float" office:value="0" calcext:value-type="float">
            <text:p>0</text:p>
          </table:table-cell>
          <table:table-cell office:value-type="float" office:value="368.01242" calcext:value-type="float">
            <text:p>368,0124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113471" calcext:value-type="float">
            <text:p>368,1134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37126" calcext:value-type="float">
            <text:p>6,437126</text:p>
          </table:table-cell>
          <table:table-cell office:value-type="float" office:value="0" calcext:value-type="float">
            <text:p>0</text:p>
          </table:table-cell>
          <table:table-cell office:value-type="float" office:value="366.061142" calcext:value-type="float">
            <text:p>366,06114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161811" calcext:value-type="float">
            <text:p>366,1618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9104" calcext:value-type="float">
            <text:p>7,09104</text:p>
          </table:table-cell>
          <table:table-cell office:value-type="float" office:value="0" calcext:value-type="float">
            <text:p>0</text:p>
          </table:table-cell>
          <table:table-cell office:value-type="float" office:value="366.704963" calcext:value-type="float">
            <text:p>366,70496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805606" calcext:value-type="float">
            <text:p>366,8056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54858" calcext:value-type="float">
            <text:p>6,854858</text:p>
          </table:table-cell>
          <table:table-cell office:value-type="float" office:value="0" calcext:value-type="float">
            <text:p>0</text:p>
          </table:table-cell>
          <table:table-cell office:value-type="float" office:value="367.529914" calcext:value-type="float">
            <text:p>367,52991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632106" calcext:value-type="float">
            <text:p>367,6321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66639" calcext:value-type="float">
            <text:p>7,566639</text:p>
          </table:table-cell>
          <table:table-cell office:value-type="float" office:value="0" calcext:value-type="float">
            <text:p>0</text:p>
          </table:table-cell>
          <table:table-cell office:value-type="float" office:value="367.095345" calcext:value-type="float">
            <text:p>367,09534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195637" calcext:value-type="float">
            <text:p>367,1956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57775" calcext:value-type="float">
            <text:p>6,557775</text:p>
          </table:table-cell>
          <table:table-cell office:value-type="float" office:value="0" calcext:value-type="float">
            <text:p>0</text:p>
          </table:table-cell>
          <table:table-cell office:value-type="float" office:value="369.774367" calcext:value-type="float">
            <text:p>369,774367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9.878456" calcext:value-type="float">
            <text:p>369,878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69243" calcext:value-type="float">
            <text:p>6,469243</text:p>
          </table:table-cell>
          <table:table-cell office:value-type="float" office:value="0" calcext:value-type="float">
            <text:p>0</text:p>
          </table:table-cell>
          <table:table-cell office:value-type="float" office:value="366.736368" calcext:value-type="float">
            <text:p>366,736368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6.837315" calcext:value-type="float">
            <text:p>366,8373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60421" calcext:value-type="float">
            <text:p>6,960421</text:p>
          </table:table-cell>
          <table:table-cell office:value-type="float" office:value="0" calcext:value-type="float">
            <text:p>0</text:p>
          </table:table-cell>
          <table:table-cell office:value-type="float" office:value="367.597445" calcext:value-type="float">
            <text:p>367,59744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698061" calcext:value-type="float">
            <text:p>367,6980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12781" calcext:value-type="float">
            <text:p>7,312781</text:p>
          </table:table-cell>
          <table:table-cell office:value-type="float" office:value="0" calcext:value-type="float">
            <text:p>0</text:p>
          </table:table-cell>
          <table:table-cell office:value-type="float" office:value="367.602703" calcext:value-type="float">
            <text:p>367,602703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367.706578" calcext:value-type="float">
            <text:p>367,7065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22205" calcext:value-type="float">
            <text:p>6,322205</text:p>
          </table:table-cell>
          <table:table-cell office:value-type="float" office:value="0" calcext:value-type="float">
            <text:p>0</text:p>
          </table:table-cell>
          <table:table-cell office:value-type="float" office:value="368.605857" calcext:value-type="float">
            <text:p>368,60585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706758" calcext:value-type="float">
            <text:p>368,7067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78476" calcext:value-type="float">
            <text:p>7,378476</text:p>
          </table:table-cell>
          <table:table-cell office:value-type="float" office:value="0" calcext:value-type="float">
            <text:p>0</text:p>
          </table:table-cell>
          <table:table-cell office:value-type="float" office:value="367.089144" calcext:value-type="float">
            <text:p>367,08914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194423" calcext:value-type="float">
            <text:p>367,1944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08725" calcext:value-type="float">
            <text:p>6,808725</text:p>
          </table:table-cell>
          <table:table-cell office:value-type="float" office:value="0" calcext:value-type="float">
            <text:p>0</text:p>
          </table:table-cell>
          <table:table-cell office:value-type="float" office:value="368.32862" calcext:value-type="float">
            <text:p>368,3286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429626" calcext:value-type="float">
            <text:p>368,4296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92581" calcext:value-type="float">
            <text:p>7,592581</text:p>
          </table:table-cell>
          <table:table-cell office:value-type="float" office:value="0" calcext:value-type="float">
            <text:p>0</text:p>
          </table:table-cell>
          <table:table-cell office:value-type="float" office:value="368.120011" calcext:value-type="float">
            <text:p>368,120011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368.221123" calcext:value-type="float">
            <text:p>368,2211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45611" calcext:value-type="float">
            <text:p>6,545611</text:p>
          </table:table-cell>
          <table:table-cell office:value-type="float" office:value="0" calcext:value-type="float">
            <text:p>0</text:p>
          </table:table-cell>
          <table:table-cell office:value-type="float" office:value="367.743172" calcext:value-type="float">
            <text:p>367,74317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844228" calcext:value-type="float">
            <text:p>367,8442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02998" calcext:value-type="float">
            <text:p>7,202998</text:p>
          </table:table-cell>
          <table:table-cell office:value-type="float" office:value="0" calcext:value-type="float">
            <text:p>0</text:p>
          </table:table-cell>
          <table:table-cell office:value-type="float" office:value="368.362485" calcext:value-type="float">
            <text:p>368,36248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463183" calcext:value-type="float">
            <text:p>368,4631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17347" calcext:value-type="float">
            <text:p>6,617347</text:p>
          </table:table-cell>
          <table:table-cell office:value-type="float" office:value="0" calcext:value-type="float">
            <text:p>0</text:p>
          </table:table-cell>
          <table:table-cell office:value-type="float" office:value="367.865628" calcext:value-type="float">
            <text:p>367,86562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966533" calcext:value-type="float">
            <text:p>367,9665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49269" calcext:value-type="float">
            <text:p>6,949269</text:p>
          </table:table-cell>
          <table:table-cell office:value-type="float" office:value="0" calcext:value-type="float">
            <text:p>0</text:p>
          </table:table-cell>
          <table:table-cell office:value-type="float" office:value="369.686019" calcext:value-type="float">
            <text:p>369,68601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786692" calcext:value-type="float">
            <text:p>369,78669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1])" office:value-type="float" office:value="6.94372069" calcext:value-type="float">
            <text:p>6,94372069</text:p>
          </table:table-cell>
          <table:table-cell table:formula="of:=AVERAGE([.C2:.C101])" office:value-type="float" office:value="0" calcext:value-type="float">
            <text:p>0</text:p>
          </table:table-cell>
          <table:table-cell table:formula="of:=AVERAGE([.D2:.D101])" office:value-type="float" office:value="369.2022466" calcext:value-type="float">
            <text:p>369,2022466</text:p>
          </table:table-cell>
          <table:table-cell table:formula="of:=AVERAGE([.E2:.E101])" office:value-type="float" office:value="0.00002801" calcext:value-type="float">
            <text:p>0,00002801</text:p>
          </table:table-cell>
          <table:table-cell table:formula="of:=AVERAGE([.F2:.F101])" office:value-type="float" office:value="369.30417116" calcext:value-type="float">
            <text:p>369,30417116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formula="of:=COM.MICROSOFT.STDEV.P([.B2:.B101] )" office:value-type="float" office:value="0.400577360383726" calcext:value-type="float">
            <text:p>0,4005773604</text:p>
          </table:table-cell>
          <table:table-cell table:formula="of:=COM.MICROSOFT.STDEV.P([.C2:.C101] )" office:value-type="float" office:value="0" calcext:value-type="float">
            <text:p>0</text:p>
          </table:table-cell>
          <table:table-cell table:formula="of:=COM.MICROSOFT.STDEV.P([.D2:.D101] )" office:value-type="float" office:value="5.41711206093021" calcext:value-type="float">
            <text:p>5,4171120609</text:p>
          </table:table-cell>
          <table:table-cell table:formula="of:=COM.MICROSOFT.STDEV.P([.E2:.E101] )" office:value-type="float" office:value="0.00000516235411416148" calcext:value-type="float">
            <text:p>5,16235411416148E-06</text:p>
          </table:table-cell>
          <table:table-cell table:formula="of:=COM.MICROSOFT.STDEV.P([.F2:.F101] )" office:value-type="float" office:value="5.4202114345032" calcext:value-type="float">
            <text:p>5,4202114345</text:p>
          </table:table-cell>
        </table:table-row>
      </table:table>
      <table:table table:name="SW" table:style-name="ta1"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etl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20097" calcext:value-type="float">
            <text:p>6,920097</text:p>
          </table:table-cell>
          <table:table-cell office:value-type="float" office:value="0" calcext:value-type="float">
            <text:p>0</text:p>
          </table:table-cell>
          <table:table-cell office:value-type="float" office:value="364.171701" calcext:value-type="float">
            <text:p>364,17170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26621" calcext:value-type="float">
            <text:p>364,266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32308" calcext:value-type="float">
            <text:p>6,632308</text:p>
          </table:table-cell>
          <table:table-cell office:value-type="float" office:value="0" calcext:value-type="float">
            <text:p>0</text:p>
          </table:table-cell>
          <table:table-cell office:value-type="float" office:value="365.721814" calcext:value-type="float">
            <text:p>365,72181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813463" calcext:value-type="float">
            <text:p>365,8134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78707" calcext:value-type="float">
            <text:p>6,978707</text:p>
          </table:table-cell>
          <table:table-cell office:value-type="float" office:value="0" calcext:value-type="float">
            <text:p>0</text:p>
          </table:table-cell>
          <table:table-cell office:value-type="float" office:value="364.273579" calcext:value-type="float">
            <text:p>364,27357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366491" calcext:value-type="float">
            <text:p>364,3664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10691" calcext:value-type="float">
            <text:p>7,010691</text:p>
          </table:table-cell>
          <table:table-cell office:value-type="float" office:value="0" calcext:value-type="float">
            <text:p>0</text:p>
          </table:table-cell>
          <table:table-cell office:value-type="float" office:value="364.849611" calcext:value-type="float">
            <text:p>364,84961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944468" calcext:value-type="float">
            <text:p>364,9444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48355" calcext:value-type="float">
            <text:p>7,348355</text:p>
          </table:table-cell>
          <table:table-cell office:value-type="float" office:value="0" calcext:value-type="float">
            <text:p>0</text:p>
          </table:table-cell>
          <table:table-cell office:value-type="float" office:value="365.523873" calcext:value-type="float">
            <text:p>365,52387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617419" calcext:value-type="float">
            <text:p>365,6174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73567" calcext:value-type="float">
            <text:p>6,673567</text:p>
          </table:table-cell>
          <table:table-cell office:value-type="float" office:value="0" calcext:value-type="float">
            <text:p>0</text:p>
          </table:table-cell>
          <table:table-cell office:value-type="float" office:value="367.138457" calcext:value-type="float">
            <text:p>367,13845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236147" calcext:value-type="float">
            <text:p>367,2361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3392" calcext:value-type="float">
            <text:p>6,53392</text:p>
          </table:table-cell>
          <table:table-cell office:value-type="float" office:value="0" calcext:value-type="float">
            <text:p>0</text:p>
          </table:table-cell>
          <table:table-cell office:value-type="float" office:value="366.056392" calcext:value-type="float">
            <text:p>366,05639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149959" calcext:value-type="float">
            <text:p>366,1499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28025" calcext:value-type="float">
            <text:p>7,528025</text:p>
          </table:table-cell>
          <table:table-cell office:value-type="float" office:value="0" calcext:value-type="float">
            <text:p>0</text:p>
          </table:table-cell>
          <table:table-cell office:value-type="float" office:value="367.22562" calcext:value-type="float">
            <text:p>367,22562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7.318135" calcext:value-type="float">
            <text:p>367,3181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888388" calcext:value-type="float">
            <text:p>7,888388</text:p>
          </table:table-cell>
          <table:table-cell office:value-type="float" office:value="0" calcext:value-type="float">
            <text:p>0</text:p>
          </table:table-cell>
          <table:table-cell office:value-type="float" office:value="364.959726" calcext:value-type="float">
            <text:p>364,959726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365.05761" calcext:value-type="float">
            <text:p>365,057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15877" calcext:value-type="float">
            <text:p>6,715877</text:p>
          </table:table-cell>
          <table:table-cell office:value-type="float" office:value="0" calcext:value-type="float">
            <text:p>0</text:p>
          </table:table-cell>
          <table:table-cell office:value-type="float" office:value="365.440775" calcext:value-type="float">
            <text:p>365,44077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542153" calcext:value-type="float">
            <text:p>365,5421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96333" calcext:value-type="float">
            <text:p>6,496333</text:p>
          </table:table-cell>
          <table:table-cell office:value-type="float" office:value="0" calcext:value-type="float">
            <text:p>0</text:p>
          </table:table-cell>
          <table:table-cell office:value-type="float" office:value="363.977368" calcext:value-type="float">
            <text:p>363,97736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07237" calcext:value-type="float">
            <text:p>364,072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39253" calcext:value-type="float">
            <text:p>6,739253</text:p>
          </table:table-cell>
          <table:table-cell office:value-type="float" office:value="0" calcext:value-type="float">
            <text:p>0</text:p>
          </table:table-cell>
          <table:table-cell office:value-type="float" office:value="365.412938" calcext:value-type="float">
            <text:p>365,41293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50942" calcext:value-type="float">
            <text:p>365,509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75343" calcext:value-type="float">
            <text:p>6,675343</text:p>
          </table:table-cell>
          <table:table-cell office:value-type="float" office:value="0" calcext:value-type="float">
            <text:p>0</text:p>
          </table:table-cell>
          <table:table-cell office:value-type="float" office:value="367.925816" calcext:value-type="float">
            <text:p>367,925816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8.020304" calcext:value-type="float">
            <text:p>368,0203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39952" calcext:value-type="float">
            <text:p>6,539952</text:p>
          </table:table-cell>
          <table:table-cell office:value-type="float" office:value="0" calcext:value-type="float">
            <text:p>0</text:p>
          </table:table-cell>
          <table:table-cell office:value-type="float" office:value="365.566673" calcext:value-type="float">
            <text:p>365,56667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664053" calcext:value-type="float">
            <text:p>365,6640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4016" calcext:value-type="float">
            <text:p>6,44016</text:p>
          </table:table-cell>
          <table:table-cell office:value-type="float" office:value="0" calcext:value-type="float">
            <text:p>0</text:p>
          </table:table-cell>
          <table:table-cell office:value-type="float" office:value="367.38129" calcext:value-type="float">
            <text:p>367,3812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7.474796" calcext:value-type="float">
            <text:p>367,4747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28918" calcext:value-type="float">
            <text:p>6,328918</text:p>
          </table:table-cell>
          <table:table-cell office:value-type="float" office:value="0" calcext:value-type="float">
            <text:p>0</text:p>
          </table:table-cell>
          <table:table-cell office:value-type="float" office:value="366.73139" calcext:value-type="float">
            <text:p>366,7313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825177" calcext:value-type="float">
            <text:p>366,8251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72717" calcext:value-type="float">
            <text:p>6,772717</text:p>
          </table:table-cell>
          <table:table-cell office:value-type="float" office:value="0" calcext:value-type="float">
            <text:p>0</text:p>
          </table:table-cell>
          <table:table-cell office:value-type="float" office:value="365.006763" calcext:value-type="float">
            <text:p>365,00676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103417" calcext:value-type="float">
            <text:p>365,1034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2273" calcext:value-type="float">
            <text:p>6,62273</text:p>
          </table:table-cell>
          <table:table-cell office:value-type="float" office:value="0" calcext:value-type="float">
            <text:p>0</text:p>
          </table:table-cell>
          <table:table-cell office:value-type="float" office:value="364.501752" calcext:value-type="float">
            <text:p>364,50175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594107" calcext:value-type="float">
            <text:p>364,5941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16648" calcext:value-type="float">
            <text:p>7,216648</text:p>
          </table:table-cell>
          <table:table-cell office:value-type="float" office:value="0" calcext:value-type="float">
            <text:p>0</text:p>
          </table:table-cell>
          <table:table-cell office:value-type="float" office:value="365.273143" calcext:value-type="float">
            <text:p>365,27314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366103" calcext:value-type="float">
            <text:p>365,3661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30705" calcext:value-type="float">
            <text:p>6,830705</text:p>
          </table:table-cell>
          <table:table-cell office:value-type="float" office:value="0" calcext:value-type="float">
            <text:p>0</text:p>
          </table:table-cell>
          <table:table-cell office:value-type="float" office:value="363.773219" calcext:value-type="float">
            <text:p>363,77321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3.870852" calcext:value-type="float">
            <text:p>363,8708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68661" calcext:value-type="float">
            <text:p>6,468661</text:p>
          </table:table-cell>
          <table:table-cell office:value-type="float" office:value="0" calcext:value-type="float">
            <text:p>0</text:p>
          </table:table-cell>
          <table:table-cell office:value-type="float" office:value="365.645403" calcext:value-type="float">
            <text:p>365,64540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738242" calcext:value-type="float">
            <text:p>365,7382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28427" calcext:value-type="float">
            <text:p>7,128427</text:p>
          </table:table-cell>
          <table:table-cell office:value-type="float" office:value="0" calcext:value-type="float">
            <text:p>0</text:p>
          </table:table-cell>
          <table:table-cell office:value-type="float" office:value="363.538964" calcext:value-type="float">
            <text:p>363,53896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3.633403" calcext:value-type="float">
            <text:p>363,6334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15227" calcext:value-type="float">
            <text:p>6,715227</text:p>
          </table:table-cell>
          <table:table-cell office:value-type="float" office:value="0" calcext:value-type="float">
            <text:p>0</text:p>
          </table:table-cell>
          <table:table-cell office:value-type="float" office:value="365.982004" calcext:value-type="float">
            <text:p>365,98200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07517" calcext:value-type="float">
            <text:p>366,075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39763" calcext:value-type="float">
            <text:p>6,539763</text:p>
          </table:table-cell>
          <table:table-cell office:value-type="float" office:value="0" calcext:value-type="float">
            <text:p>0</text:p>
          </table:table-cell>
          <table:table-cell office:value-type="float" office:value="365.329992" calcext:value-type="float">
            <text:p>365,32999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428211" calcext:value-type="float">
            <text:p>365,4282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11988" calcext:value-type="float">
            <text:p>6,511988</text:p>
          </table:table-cell>
          <table:table-cell office:value-type="float" office:value="0" calcext:value-type="float">
            <text:p>0</text:p>
          </table:table-cell>
          <table:table-cell office:value-type="float" office:value="366.501044" calcext:value-type="float">
            <text:p>366,501044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366.632073" calcext:value-type="float">
            <text:p>366,6320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56105" calcext:value-type="float">
            <text:p>6,556105</text:p>
          </table:table-cell>
          <table:table-cell office:value-type="float" office:value="0" calcext:value-type="float">
            <text:p>0</text:p>
          </table:table-cell>
          <table:table-cell office:value-type="float" office:value="363.596523" calcext:value-type="float">
            <text:p>363,59652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3.690097" calcext:value-type="float">
            <text:p>363,6900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06389" calcext:value-type="float">
            <text:p>6,506389</text:p>
          </table:table-cell>
          <table:table-cell office:value-type="float" office:value="0" calcext:value-type="float">
            <text:p>0</text:p>
          </table:table-cell>
          <table:table-cell office:value-type="float" office:value="364.564914" calcext:value-type="float">
            <text:p>364,56491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659697" calcext:value-type="float">
            <text:p>364,6596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58098" calcext:value-type="float">
            <text:p>6,458098</text:p>
          </table:table-cell>
          <table:table-cell office:value-type="float" office:value="0" calcext:value-type="float">
            <text:p>0</text:p>
          </table:table-cell>
          <table:table-cell office:value-type="float" office:value="364.009214" calcext:value-type="float">
            <text:p>364,009214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364.102318" calcext:value-type="float">
            <text:p>364,1023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42245" calcext:value-type="float">
            <text:p>7,442245</text:p>
          </table:table-cell>
          <table:table-cell office:value-type="float" office:value="0" calcext:value-type="float">
            <text:p>0</text:p>
          </table:table-cell>
          <table:table-cell office:value-type="float" office:value="365.052237" calcext:value-type="float">
            <text:p>365,052237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5.148333" calcext:value-type="float">
            <text:p>365,1483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28477" calcext:value-type="float">
            <text:p>6,428477</text:p>
          </table:table-cell>
          <table:table-cell office:value-type="float" office:value="0" calcext:value-type="float">
            <text:p>0</text:p>
          </table:table-cell>
          <table:table-cell office:value-type="float" office:value="366.535766" calcext:value-type="float">
            <text:p>366,53576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632467" calcext:value-type="float">
            <text:p>366,6324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77047" calcext:value-type="float">
            <text:p>6,877047</text:p>
          </table:table-cell>
          <table:table-cell office:value-type="float" office:value="0" calcext:value-type="float">
            <text:p>0</text:p>
          </table:table-cell>
          <table:table-cell office:value-type="float" office:value="367.453591" calcext:value-type="float">
            <text:p>367,45359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7.547378" calcext:value-type="float">
            <text:p>367,5473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11909" calcext:value-type="float">
            <text:p>6,811909</text:p>
          </table:table-cell>
          <table:table-cell office:value-type="float" office:value="0" calcext:value-type="float">
            <text:p>0</text:p>
          </table:table-cell>
          <table:table-cell office:value-type="float" office:value="365.712679" calcext:value-type="float">
            <text:p>365,71267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806528" calcext:value-type="float">
            <text:p>365,8065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14709" calcext:value-type="float">
            <text:p>6,514709</text:p>
          </table:table-cell>
          <table:table-cell office:value-type="float" office:value="0" calcext:value-type="float">
            <text:p>0</text:p>
          </table:table-cell>
          <table:table-cell office:value-type="float" office:value="365.627805" calcext:value-type="float">
            <text:p>365,627805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365.722311" calcext:value-type="float">
            <text:p>365,7223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58431" calcext:value-type="float">
            <text:p>7,258431</text:p>
          </table:table-cell>
          <table:table-cell office:value-type="float" office:value="0" calcext:value-type="float">
            <text:p>0</text:p>
          </table:table-cell>
          <table:table-cell office:value-type="float" office:value="365.035345" calcext:value-type="float">
            <text:p>365,03534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128512" calcext:value-type="float">
            <text:p>365,1285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28791" calcext:value-type="float">
            <text:p>7,028791</text:p>
          </table:table-cell>
          <table:table-cell office:value-type="float" office:value="0" calcext:value-type="float">
            <text:p>0</text:p>
          </table:table-cell>
          <table:table-cell office:value-type="float" office:value="366.25826" calcext:value-type="float">
            <text:p>366,25826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366.351651" calcext:value-type="float">
            <text:p>366,3516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86587" calcext:value-type="float">
            <text:p>6,586587</text:p>
          </table:table-cell>
          <table:table-cell office:value-type="float" office:value="0" calcext:value-type="float">
            <text:p>0</text:p>
          </table:table-cell>
          <table:table-cell office:value-type="float" office:value="364.323316" calcext:value-type="float">
            <text:p>364,32331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417166" calcext:value-type="float">
            <text:p>364,4171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5091" calcext:value-type="float">
            <text:p>6,75091</text:p>
          </table:table-cell>
          <table:table-cell office:value-type="float" office:value="0" calcext:value-type="float">
            <text:p>0</text:p>
          </table:table-cell>
          <table:table-cell office:value-type="float" office:value="364.595039" calcext:value-type="float">
            <text:p>364,59503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687444" calcext:value-type="float">
            <text:p>364,6874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27288" calcext:value-type="float">
            <text:p>7,027288</text:p>
          </table:table-cell>
          <table:table-cell office:value-type="float" office:value="0" calcext:value-type="float">
            <text:p>0</text:p>
          </table:table-cell>
          <table:table-cell office:value-type="float" office:value="365.008344" calcext:value-type="float">
            <text:p>365,00834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101116" calcext:value-type="float">
            <text:p>365,1011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948978" calcext:value-type="float">
            <text:p>7,948978</text:p>
          </table:table-cell>
          <table:table-cell office:value-type="float" office:value="0" calcext:value-type="float">
            <text:p>0</text:p>
          </table:table-cell>
          <table:table-cell office:value-type="float" office:value="364.444722" calcext:value-type="float">
            <text:p>364,44472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4.543409" calcext:value-type="float">
            <text:p>364,5434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07527" calcext:value-type="float">
            <text:p>6,907527</text:p>
          </table:table-cell>
          <table:table-cell office:value-type="float" office:value="0" calcext:value-type="float">
            <text:p>0</text:p>
          </table:table-cell>
          <table:table-cell office:value-type="float" office:value="364.936237" calcext:value-type="float">
            <text:p>364,93623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5.029776" calcext:value-type="float">
            <text:p>365,0297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148091" calcext:value-type="float">
            <text:p>6,148091</text:p>
          </table:table-cell>
          <table:table-cell office:value-type="float" office:value="0" calcext:value-type="float">
            <text:p>0</text:p>
          </table:table-cell>
          <table:table-cell office:value-type="float" office:value="365.643157" calcext:value-type="float">
            <text:p>365,64315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737547" calcext:value-type="float">
            <text:p>365,7375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19" calcext:value-type="float">
            <text:p>7,319</text:p>
          </table:table-cell>
          <table:table-cell office:value-type="float" office:value="0" calcext:value-type="float">
            <text:p>0</text:p>
          </table:table-cell>
          <table:table-cell office:value-type="float" office:value="366.288804" calcext:value-type="float">
            <text:p>366,28880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381669" calcext:value-type="float">
            <text:p>366,3816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33579" calcext:value-type="float">
            <text:p>6,933579</text:p>
          </table:table-cell>
          <table:table-cell office:value-type="float" office:value="0" calcext:value-type="float">
            <text:p>0</text:p>
          </table:table-cell>
          <table:table-cell office:value-type="float" office:value="366.28419" calcext:value-type="float">
            <text:p>366,2841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377857" calcext:value-type="float">
            <text:p>366,3778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64951" calcext:value-type="float">
            <text:p>6,864951</text:p>
          </table:table-cell>
          <table:table-cell office:value-type="float" office:value="0" calcext:value-type="float">
            <text:p>0</text:p>
          </table:table-cell>
          <table:table-cell office:value-type="float" office:value="366.938315" calcext:value-type="float">
            <text:p>366,938315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7.031721" calcext:value-type="float">
            <text:p>367,0317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52928" calcext:value-type="float">
            <text:p>7,652928</text:p>
          </table:table-cell>
          <table:table-cell office:value-type="float" office:value="0" calcext:value-type="float">
            <text:p>0</text:p>
          </table:table-cell>
          <table:table-cell office:value-type="float" office:value="363.74338" calcext:value-type="float">
            <text:p>363,74338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3.836973" calcext:value-type="float">
            <text:p>363,8369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24052" calcext:value-type="float">
            <text:p>6,24052</text:p>
          </table:table-cell>
          <table:table-cell office:value-type="float" office:value="0" calcext:value-type="float">
            <text:p>0</text:p>
          </table:table-cell>
          <table:table-cell office:value-type="float" office:value="365.390431" calcext:value-type="float">
            <text:p>365,39043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485876" calcext:value-type="float">
            <text:p>365,4858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41717" calcext:value-type="float">
            <text:p>7,441717</text:p>
          </table:table-cell>
          <table:table-cell office:value-type="float" office:value="0" calcext:value-type="float">
            <text:p>0</text:p>
          </table:table-cell>
          <table:table-cell office:value-type="float" office:value="363.42484" calcext:value-type="float">
            <text:p>363,42484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363.518173" calcext:value-type="float">
            <text:p>363,5181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97888" calcext:value-type="float">
            <text:p>6,797888</text:p>
          </table:table-cell>
          <table:table-cell office:value-type="float" office:value="0" calcext:value-type="float">
            <text:p>0</text:p>
          </table:table-cell>
          <table:table-cell office:value-type="float" office:value="365.476369" calcext:value-type="float">
            <text:p>365,47636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572848" calcext:value-type="float">
            <text:p>365,5728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66302" calcext:value-type="float">
            <text:p>7,366302</text:p>
          </table:table-cell>
          <table:table-cell office:value-type="float" office:value="0" calcext:value-type="float">
            <text:p>0</text:p>
          </table:table-cell>
          <table:table-cell office:value-type="float" office:value="365.104668" calcext:value-type="float">
            <text:p>365,10466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199947" calcext:value-type="float">
            <text:p>365,1999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55181" calcext:value-type="float">
            <text:p>6,755181</text:p>
          </table:table-cell>
          <table:table-cell office:value-type="float" office:value="0" calcext:value-type="float">
            <text:p>0</text:p>
          </table:table-cell>
          <table:table-cell office:value-type="float" office:value="364.960263" calcext:value-type="float">
            <text:p>364,96026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053628" calcext:value-type="float">
            <text:p>365,0536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08978" calcext:value-type="float">
            <text:p>7,408978</text:p>
          </table:table-cell>
          <table:table-cell office:value-type="float" office:value="0" calcext:value-type="float">
            <text:p>0</text:p>
          </table:table-cell>
          <table:table-cell office:value-type="float" office:value="365.947995" calcext:value-type="float">
            <text:p>365,947995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6.041701" calcext:value-type="float">
            <text:p>366,0417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6546" calcext:value-type="float">
            <text:p>6,46546</text:p>
          </table:table-cell>
          <table:table-cell office:value-type="float" office:value="0" calcext:value-type="float">
            <text:p>0</text:p>
          </table:table-cell>
          <table:table-cell office:value-type="float" office:value="366.648629" calcext:value-type="float">
            <text:p>366,64862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743353" calcext:value-type="float">
            <text:p>366,7433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860904" calcext:value-type="float">
            <text:p>7,860904</text:p>
          </table:table-cell>
          <table:table-cell office:value-type="float" office:value="0" calcext:value-type="float">
            <text:p>0</text:p>
          </table:table-cell>
          <table:table-cell office:value-type="float" office:value="365.370623" calcext:value-type="float">
            <text:p>365,37062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467684" calcext:value-type="float">
            <text:p>365,4676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76018" calcext:value-type="float">
            <text:p>7,076018</text:p>
          </table:table-cell>
          <table:table-cell office:value-type="float" office:value="0" calcext:value-type="float">
            <text:p>0</text:p>
          </table:table-cell>
          <table:table-cell office:value-type="float" office:value="364.987588" calcext:value-type="float">
            <text:p>364,98758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084344" calcext:value-type="float">
            <text:p>365,0843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89203" calcext:value-type="float">
            <text:p>6,789203</text:p>
          </table:table-cell>
          <table:table-cell office:value-type="float" office:value="0" calcext:value-type="float">
            <text:p>0</text:p>
          </table:table-cell>
          <table:table-cell office:value-type="float" office:value="365.496765" calcext:value-type="float">
            <text:p>365,49676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5.588911" calcext:value-type="float">
            <text:p>365,5889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75304" calcext:value-type="float">
            <text:p>6,575304</text:p>
          </table:table-cell>
          <table:table-cell office:value-type="float" office:value="0" calcext:value-type="float">
            <text:p>0</text:p>
          </table:table-cell>
          <table:table-cell office:value-type="float" office:value="364.356817" calcext:value-type="float">
            <text:p>364,356817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364.450531" calcext:value-type="float">
            <text:p>364,4505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28198" calcext:value-type="float">
            <text:p>6,828198</text:p>
          </table:table-cell>
          <table:table-cell office:value-type="float" office:value="0" calcext:value-type="float">
            <text:p>0</text:p>
          </table:table-cell>
          <table:table-cell office:value-type="float" office:value="364.507343" calcext:value-type="float">
            <text:p>364,50734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600792" calcext:value-type="float">
            <text:p>364,6007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740908" calcext:value-type="float">
            <text:p>7,740908</text:p>
          </table:table-cell>
          <table:table-cell office:value-type="float" office:value="0" calcext:value-type="float">
            <text:p>0</text:p>
          </table:table-cell>
          <table:table-cell office:value-type="float" office:value="366.823017" calcext:value-type="float">
            <text:p>366,82301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917028" calcext:value-type="float">
            <text:p>366,9170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41555" calcext:value-type="float">
            <text:p>7,141555</text:p>
          </table:table-cell>
          <table:table-cell office:value-type="float" office:value="0" calcext:value-type="float">
            <text:p>0</text:p>
          </table:table-cell>
          <table:table-cell office:value-type="float" office:value="364.839353" calcext:value-type="float">
            <text:p>364,83935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932585" calcext:value-type="float">
            <text:p>364,9325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75522" calcext:value-type="float">
            <text:p>7,075522</text:p>
          </table:table-cell>
          <table:table-cell office:value-type="float" office:value="0" calcext:value-type="float">
            <text:p>0</text:p>
          </table:table-cell>
          <table:table-cell office:value-type="float" office:value="365.603711" calcext:value-type="float">
            <text:p>365,60371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699938" calcext:value-type="float">
            <text:p>365,6999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13259" calcext:value-type="float">
            <text:p>6,413259</text:p>
          </table:table-cell>
          <table:table-cell office:value-type="float" office:value="0" calcext:value-type="float">
            <text:p>0</text:p>
          </table:table-cell>
          <table:table-cell office:value-type="float" office:value="363.855428" calcext:value-type="float">
            <text:p>363,85542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3.950576" calcext:value-type="float">
            <text:p>363,9505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03748" calcext:value-type="float">
            <text:p>6,603748</text:p>
          </table:table-cell>
          <table:table-cell office:value-type="float" office:value="0" calcext:value-type="float">
            <text:p>0</text:p>
          </table:table-cell>
          <table:table-cell office:value-type="float" office:value="366.357369" calcext:value-type="float">
            <text:p>366,35736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451726" calcext:value-type="float">
            <text:p>366,4517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77148" calcext:value-type="float">
            <text:p>6,977148</text:p>
          </table:table-cell>
          <table:table-cell office:value-type="float" office:value="0" calcext:value-type="float">
            <text:p>0</text:p>
          </table:table-cell>
          <table:table-cell office:value-type="float" office:value="366.031872" calcext:value-type="float">
            <text:p>366,03187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128701" calcext:value-type="float">
            <text:p>366,1287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94261" calcext:value-type="float">
            <text:p>6,594261</text:p>
          </table:table-cell>
          <table:table-cell office:value-type="float" office:value="0" calcext:value-type="float">
            <text:p>0</text:p>
          </table:table-cell>
          <table:table-cell office:value-type="float" office:value="367.157689" calcext:value-type="float">
            <text:p>367,15768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252188" calcext:value-type="float">
            <text:p>367,2521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09806" calcext:value-type="float">
            <text:p>7,409806</text:p>
          </table:table-cell>
          <table:table-cell office:value-type="float" office:value="0" calcext:value-type="float">
            <text:p>0</text:p>
          </table:table-cell>
          <table:table-cell office:value-type="float" office:value="365.95009" calcext:value-type="float">
            <text:p>365,95009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366.044563" calcext:value-type="float">
            <text:p>366,0445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86975" calcext:value-type="float">
            <text:p>6,586975</text:p>
          </table:table-cell>
          <table:table-cell office:value-type="float" office:value="0" calcext:value-type="float">
            <text:p>0</text:p>
          </table:table-cell>
          <table:table-cell office:value-type="float" office:value="363.09174" calcext:value-type="float">
            <text:p>363,09174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3.184015" calcext:value-type="float">
            <text:p>363,1840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2766" calcext:value-type="float">
            <text:p>7,42766</text:p>
          </table:table-cell>
          <table:table-cell office:value-type="float" office:value="0" calcext:value-type="float">
            <text:p>0</text:p>
          </table:table-cell>
          <table:table-cell office:value-type="float" office:value="364.636218" calcext:value-type="float">
            <text:p>364,63621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729495" calcext:value-type="float">
            <text:p>364,7294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92235" calcext:value-type="float">
            <text:p>6,392235</text:p>
          </table:table-cell>
          <table:table-cell office:value-type="float" office:value="0" calcext:value-type="float">
            <text:p>0</text:p>
          </table:table-cell>
          <table:table-cell office:value-type="float" office:value="363.409086" calcext:value-type="float">
            <text:p>363,40908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3.502473" calcext:value-type="float">
            <text:p>363,5024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77843" calcext:value-type="float">
            <text:p>6,677843</text:p>
          </table:table-cell>
          <table:table-cell office:value-type="float" office:value="0" calcext:value-type="float">
            <text:p>0</text:p>
          </table:table-cell>
          <table:table-cell office:value-type="float" office:value="364.686271" calcext:value-type="float">
            <text:p>364,68627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778749" calcext:value-type="float">
            <text:p>364,7787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30137" calcext:value-type="float">
            <text:p>7,030137</text:p>
          </table:table-cell>
          <table:table-cell office:value-type="float" office:value="0" calcext:value-type="float">
            <text:p>0</text:p>
          </table:table-cell>
          <table:table-cell office:value-type="float" office:value="362.741744" calcext:value-type="float">
            <text:p>362,741744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362.834398" calcext:value-type="float">
            <text:p>362,8343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79583" calcext:value-type="float">
            <text:p>6,579583</text:p>
          </table:table-cell>
          <table:table-cell office:value-type="float" office:value="0" calcext:value-type="float">
            <text:p>0</text:p>
          </table:table-cell>
          <table:table-cell office:value-type="float" office:value="363.350521" calcext:value-type="float">
            <text:p>363,35052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3.445836" calcext:value-type="float">
            <text:p>363,4458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28006" calcext:value-type="float">
            <text:p>6,628006</text:p>
          </table:table-cell>
          <table:table-cell office:value-type="float" office:value="0" calcext:value-type="float">
            <text:p>0</text:p>
          </table:table-cell>
          <table:table-cell office:value-type="float" office:value="365.969609" calcext:value-type="float">
            <text:p>365,96960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063085" calcext:value-type="float">
            <text:p>366,0630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62297" calcext:value-type="float">
            <text:p>6,862297</text:p>
          </table:table-cell>
          <table:table-cell office:value-type="float" office:value="0" calcext:value-type="float">
            <text:p>0</text:p>
          </table:table-cell>
          <table:table-cell office:value-type="float" office:value="364.756047" calcext:value-type="float">
            <text:p>364,75604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851202" calcext:value-type="float">
            <text:p>364,8512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64117" calcext:value-type="float">
            <text:p>7,164117</text:p>
          </table:table-cell>
          <table:table-cell office:value-type="float" office:value="0" calcext:value-type="float">
            <text:p>0</text:p>
          </table:table-cell>
          <table:table-cell office:value-type="float" office:value="363.715102" calcext:value-type="float">
            <text:p>363,715102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363.80911" calcext:value-type="float">
            <text:p>363,809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09293" calcext:value-type="float">
            <text:p>7,409293</text:p>
          </table:table-cell>
          <table:table-cell office:value-type="float" office:value="0" calcext:value-type="float">
            <text:p>0</text:p>
          </table:table-cell>
          <table:table-cell office:value-type="float" office:value="364.806828" calcext:value-type="float">
            <text:p>364,80682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900425" calcext:value-type="float">
            <text:p>364,9004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8315" calcext:value-type="float">
            <text:p>6,48315</text:p>
          </table:table-cell>
          <table:table-cell office:value-type="float" office:value="0" calcext:value-type="float">
            <text:p>0</text:p>
          </table:table-cell>
          <table:table-cell office:value-type="float" office:value="366.031568" calcext:value-type="float">
            <text:p>366,03156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130721" calcext:value-type="float">
            <text:p>366,1307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61462" calcext:value-type="float">
            <text:p>7,261462</text:p>
          </table:table-cell>
          <table:table-cell office:value-type="float" office:value="0" calcext:value-type="float">
            <text:p>0</text:p>
          </table:table-cell>
          <table:table-cell office:value-type="float" office:value="366.154153" calcext:value-type="float">
            <text:p>366,15415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248664" calcext:value-type="float">
            <text:p>366,2486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20414" calcext:value-type="float">
            <text:p>6,720414</text:p>
          </table:table-cell>
          <table:table-cell office:value-type="float" office:value="0" calcext:value-type="float">
            <text:p>0</text:p>
          </table:table-cell>
          <table:table-cell office:value-type="float" office:value="364.266801" calcext:value-type="float">
            <text:p>364,26680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360966" calcext:value-type="float">
            <text:p>364,3609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4289" calcext:value-type="float">
            <text:p>6,34289</text:p>
          </table:table-cell>
          <table:table-cell office:value-type="float" office:value="0" calcext:value-type="float">
            <text:p>0</text:p>
          </table:table-cell>
          <table:table-cell office:value-type="float" office:value="363.761464" calcext:value-type="float">
            <text:p>363,761464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3.854554" calcext:value-type="float">
            <text:p>363,8545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40823" calcext:value-type="float">
            <text:p>7,040823</text:p>
          </table:table-cell>
          <table:table-cell office:value-type="float" office:value="0" calcext:value-type="float">
            <text:p>0</text:p>
          </table:table-cell>
          <table:table-cell office:value-type="float" office:value="364.883883" calcext:value-type="float">
            <text:p>364,88388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979573" calcext:value-type="float">
            <text:p>364,9795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05567" calcext:value-type="float">
            <text:p>7,105567</text:p>
          </table:table-cell>
          <table:table-cell office:value-type="float" office:value="0" calcext:value-type="float">
            <text:p>0</text:p>
          </table:table-cell>
          <table:table-cell office:value-type="float" office:value="365.3032" calcext:value-type="float">
            <text:p>365,303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401829" calcext:value-type="float">
            <text:p>365,4018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27133" calcext:value-type="float">
            <text:p>7,227133</text:p>
          </table:table-cell>
          <table:table-cell office:value-type="float" office:value="0" calcext:value-type="float">
            <text:p>0</text:p>
          </table:table-cell>
          <table:table-cell office:value-type="float" office:value="364.564131" calcext:value-type="float">
            <text:p>364,56413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661809" calcext:value-type="float">
            <text:p>364,6618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863237" calcext:value-type="float">
            <text:p>7,863237</text:p>
          </table:table-cell>
          <table:table-cell office:value-type="float" office:value="0" calcext:value-type="float">
            <text:p>0</text:p>
          </table:table-cell>
          <table:table-cell office:value-type="float" office:value="365.373493" calcext:value-type="float">
            <text:p>365,37349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46668" calcext:value-type="float">
            <text:p>365,466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00883" calcext:value-type="float">
            <text:p>6,500883</text:p>
          </table:table-cell>
          <table:table-cell office:value-type="float" office:value="0" calcext:value-type="float">
            <text:p>0</text:p>
          </table:table-cell>
          <table:table-cell office:value-type="float" office:value="366.092533" calcext:value-type="float">
            <text:p>366,09253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186976" calcext:value-type="float">
            <text:p>366,1869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52471" calcext:value-type="float">
            <text:p>7,152471</text:p>
          </table:table-cell>
          <table:table-cell office:value-type="float" office:value="0" calcext:value-type="float">
            <text:p>0</text:p>
          </table:table-cell>
          <table:table-cell office:value-type="float" office:value="388.238802" calcext:value-type="float">
            <text:p>388,23880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88.344689" calcext:value-type="float">
            <text:p>388,3446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23367" calcext:value-type="float">
            <text:p>7,123367</text:p>
          </table:table-cell>
          <table:table-cell office:value-type="float" office:value="0" calcext:value-type="float">
            <text:p>0</text:p>
          </table:table-cell>
          <table:table-cell office:value-type="float" office:value="397.664768" calcext:value-type="float">
            <text:p>397,66476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97.76998" calcext:value-type="float">
            <text:p>397,76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54244" calcext:value-type="float">
            <text:p>7,554244</text:p>
          </table:table-cell>
          <table:table-cell office:value-type="float" office:value="0" calcext:value-type="float">
            <text:p>0</text:p>
          </table:table-cell>
          <table:table-cell office:value-type="float" office:value="367.274344" calcext:value-type="float">
            <text:p>367,274344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367.372616" calcext:value-type="float">
            <text:p>367,3726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092506" calcext:value-type="float">
            <text:p>6,092506</text:p>
          </table:table-cell>
          <table:table-cell office:value-type="float" office:value="0" calcext:value-type="float">
            <text:p>0</text:p>
          </table:table-cell>
          <table:table-cell office:value-type="float" office:value="366.19223" calcext:value-type="float">
            <text:p>366,19223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6.287172" calcext:value-type="float">
            <text:p>366,2871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87723" calcext:value-type="float">
            <text:p>6,987723</text:p>
          </table:table-cell>
          <table:table-cell office:value-type="float" office:value="0" calcext:value-type="float">
            <text:p>0</text:p>
          </table:table-cell>
          <table:table-cell office:value-type="float" office:value="364.255917" calcext:value-type="float">
            <text:p>364,25591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35413" calcext:value-type="float">
            <text:p>364,354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49277" calcext:value-type="float">
            <text:p>7,249277</text:p>
          </table:table-cell>
          <table:table-cell office:value-type="float" office:value="0" calcext:value-type="float">
            <text:p>0</text:p>
          </table:table-cell>
          <table:table-cell office:value-type="float" office:value="365.568379" calcext:value-type="float">
            <text:p>365,56837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661268" calcext:value-type="float">
            <text:p>365,6612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09897" calcext:value-type="float">
            <text:p>7,009897</text:p>
          </table:table-cell>
          <table:table-cell office:value-type="float" office:value="0" calcext:value-type="float">
            <text:p>0</text:p>
          </table:table-cell>
          <table:table-cell office:value-type="float" office:value="366.363401" calcext:value-type="float">
            <text:p>366,36340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6.456767" calcext:value-type="float">
            <text:p>366,4567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.084863" calcext:value-type="float">
            <text:p>15,084863</text:p>
          </table:table-cell>
          <table:table-cell office:value-type="float" office:value="0.079137" calcext:value-type="float">
            <text:p>0,079137</text:p>
          </table:table-cell>
          <table:table-cell office:value-type="float" office:value="365.352164" calcext:value-type="float">
            <text:p>365,35216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446257" calcext:value-type="float">
            <text:p>365,4462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211645" calcext:value-type="float">
            <text:p>6,211645</text:p>
          </table:table-cell>
          <table:table-cell office:value-type="float" office:value="0" calcext:value-type="float">
            <text:p>0</text:p>
          </table:table-cell>
          <table:table-cell office:value-type="float" office:value="363.778748" calcext:value-type="float">
            <text:p>363,778748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3.872394" calcext:value-type="float">
            <text:p>363,8723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035198" calcext:value-type="float">
            <text:p>8,035198</text:p>
          </table:table-cell>
          <table:table-cell office:value-type="float" office:value="0" calcext:value-type="float">
            <text:p>0</text:p>
          </table:table-cell>
          <table:table-cell office:value-type="float" office:value="364.809825" calcext:value-type="float">
            <text:p>364,80982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904858" calcext:value-type="float">
            <text:p>364,9048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22496" calcext:value-type="float">
            <text:p>6,822496</text:p>
          </table:table-cell>
          <table:table-cell office:value-type="float" office:value="0" calcext:value-type="float">
            <text:p>0</text:p>
          </table:table-cell>
          <table:table-cell office:value-type="float" office:value="364.061274" calcext:value-type="float">
            <text:p>364,06127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153936" calcext:value-type="float">
            <text:p>364,1539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84852" calcext:value-type="float">
            <text:p>6,784852</text:p>
          </table:table-cell>
          <table:table-cell office:value-type="float" office:value="0" calcext:value-type="float">
            <text:p>0</text:p>
          </table:table-cell>
          <table:table-cell office:value-type="float" office:value="365.922271" calcext:value-type="float">
            <text:p>365,92227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018817" calcext:value-type="float">
            <text:p>366,0188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33567" calcext:value-type="float">
            <text:p>7,533567</text:p>
          </table:table-cell>
          <table:table-cell office:value-type="float" office:value="0" calcext:value-type="float">
            <text:p>0</text:p>
          </table:table-cell>
          <table:table-cell office:value-type="float" office:value="366.156226" calcext:value-type="float">
            <text:p>366,15622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249672" calcext:value-type="float">
            <text:p>366,2496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94718" calcext:value-type="float">
            <text:p>7,294718</text:p>
          </table:table-cell>
          <table:table-cell office:value-type="float" office:value="0" calcext:value-type="float">
            <text:p>0</text:p>
          </table:table-cell>
          <table:table-cell office:value-type="float" office:value="366.478701" calcext:value-type="float">
            <text:p>366,47870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573795" calcext:value-type="float">
            <text:p>366,5737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87082" calcext:value-type="float">
            <text:p>6,987082</text:p>
          </table:table-cell>
          <table:table-cell office:value-type="float" office:value="0" calcext:value-type="float">
            <text:p>0</text:p>
          </table:table-cell>
          <table:table-cell office:value-type="float" office:value="363.623641" calcext:value-type="float">
            <text:p>363,62364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3.717309" calcext:value-type="float">
            <text:p>363,7173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34843" calcext:value-type="float">
            <text:p>6,534843</text:p>
          </table:table-cell>
          <table:table-cell office:value-type="float" office:value="0" calcext:value-type="float">
            <text:p>0</text:p>
          </table:table-cell>
          <table:table-cell office:value-type="float" office:value="364.71298" calcext:value-type="float">
            <text:p>364,7129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807356" calcext:value-type="float">
            <text:p>364,80735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1])" office:value-type="float" office:value="6.99603134" calcext:value-type="float">
            <text:p>6,99603134</text:p>
          </table:table-cell>
          <table:table-cell table:formula="of:=AVERAGE([.C2:.C101])" office:value-type="float" office:value="0.00079137" calcext:value-type="float">
            <text:p>0,00079137</text:p>
          </table:table-cell>
          <table:table-cell table:formula="of:=AVERAGE([.D2:.D101])" office:value-type="float" office:value="365.80300068" calcext:value-type="float">
            <text:p>365,80300068</text:p>
          </table:table-cell>
          <table:table-cell table:formula="of:=AVERAGE([.E2:.E101])" office:value-type="float" office:value="0.00002749" calcext:value-type="float">
            <text:p>0,00002749</text:p>
          </table:table-cell>
          <table:table-cell table:formula="of:=AVERAGE([.F2:.F101])" office:value-type="float" office:value="365.89820392" calcext:value-type="float">
            <text:p>365,89820392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formula="of:=COM.MICROSOFT.STDEV.P([.B2:.B101] )" office:value-type="float" office:value="0.918433372391914" calcext:value-type="float">
            <text:p>0,9184333724</text:p>
          </table:table-cell>
          <table:table-cell table:formula="of:=COM.MICROSOFT.STDEV.P([.C2:.C101] )" office:value-type="float" office:value="0.00787403208103066" calcext:value-type="float">
            <text:p>0,0078740321</text:p>
          </table:table-cell>
          <table:table-cell table:formula="of:=COM.MICROSOFT.STDEV.P([.D2:.D101] )" office:value-type="float" office:value="4.08427874817023" calcext:value-type="float">
            <text:p>4,0842787482</text:p>
          </table:table-cell>
          <table:table-cell table:formula="of:=COM.MICROSOFT.STDEV.P([.E2:.E101] )" office:value-type="float" office:value="0.00000597577610022331" calcext:value-type="float">
            <text:p>5,97577610022331E-06</text:p>
          </table:table-cell>
          <table:table-cell table:formula="of:=COM.MICROSOFT.STDEV.P([.F2:.F101] )" office:value-type="float" office:value="4.08584059919766" calcext:value-type="float">
            <text:p>4,0858405992</text:p>
          </table:table-cell>
        </table:table-row>
      </table:table>
      <table:table table:name="HY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etl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77904" calcext:value-type="float">
            <text:p>6,877904</text:p>
          </table:table-cell>
          <table:table-cell office:value-type="float" office:value="0" calcext:value-type="float">
            <text:p>0</text:p>
          </table:table-cell>
          <table:table-cell office:value-type="float" office:value="394.455271" calcext:value-type="float">
            <text:p>394,45527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94.562439" calcext:value-type="float">
            <text:p>394,5624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586" calcext:value-type="float">
            <text:p>7,5586</text:p>
          </table:table-cell>
          <table:table-cell office:value-type="float" office:value="0" calcext:value-type="float">
            <text:p>0</text:p>
          </table:table-cell>
          <table:table-cell office:value-type="float" office:value="380.761536" calcext:value-type="float">
            <text:p>380,76153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80.858498" calcext:value-type="float">
            <text:p>380,8584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73159" calcext:value-type="float">
            <text:p>7,673159</text:p>
          </table:table-cell>
          <table:table-cell office:value-type="float" office:value="0" calcext:value-type="float">
            <text:p>0</text:p>
          </table:table-cell>
          <table:table-cell office:value-type="float" office:value="363.621444" calcext:value-type="float">
            <text:p>363,621444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3.716421" calcext:value-type="float">
            <text:p>363,7164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2084" calcext:value-type="float">
            <text:p>6,52084</text:p>
          </table:table-cell>
          <table:table-cell office:value-type="float" office:value="0" calcext:value-type="float">
            <text:p>0</text:p>
          </table:table-cell>
          <table:table-cell office:value-type="float" office:value="363.814878" calcext:value-type="float">
            <text:p>363,81487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3.910124" calcext:value-type="float">
            <text:p>363,9101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40626" calcext:value-type="float">
            <text:p>7,340626</text:p>
          </table:table-cell>
          <table:table-cell office:value-type="float" office:value="0" calcext:value-type="float">
            <text:p>0</text:p>
          </table:table-cell>
          <table:table-cell office:value-type="float" office:value="364.691215" calcext:value-type="float">
            <text:p>364,69121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79278" calcext:value-type="float">
            <text:p>364,792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160355" calcext:value-type="float">
            <text:p>6,160355</text:p>
          </table:table-cell>
          <table:table-cell office:value-type="float" office:value="0" calcext:value-type="float">
            <text:p>0</text:p>
          </table:table-cell>
          <table:table-cell office:value-type="float" office:value="369.086784" calcext:value-type="float">
            <text:p>369,08678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182826" calcext:value-type="float">
            <text:p>369,1828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40411" calcext:value-type="float">
            <text:p>7,240411</text:p>
          </table:table-cell>
          <table:table-cell office:value-type="float" office:value="0" calcext:value-type="float">
            <text:p>0</text:p>
          </table:table-cell>
          <table:table-cell office:value-type="float" office:value="367.015982" calcext:value-type="float">
            <text:p>367,01598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114335" calcext:value-type="float">
            <text:p>367,1143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93499" calcext:value-type="float">
            <text:p>7,093499</text:p>
          </table:table-cell>
          <table:table-cell office:value-type="float" office:value="0" calcext:value-type="float">
            <text:p>0</text:p>
          </table:table-cell>
          <table:table-cell office:value-type="float" office:value="368.703998" calcext:value-type="float">
            <text:p>368,70399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806891" calcext:value-type="float">
            <text:p>368,8068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06092" calcext:value-type="float">
            <text:p>6,906092</text:p>
          </table:table-cell>
          <table:table-cell office:value-type="float" office:value="0" calcext:value-type="float">
            <text:p>0</text:p>
          </table:table-cell>
          <table:table-cell office:value-type="float" office:value="365.768733" calcext:value-type="float">
            <text:p>365,76873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863879" calcext:value-type="float">
            <text:p>365,8638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35605" calcext:value-type="float">
            <text:p>7,035605</text:p>
          </table:table-cell>
          <table:table-cell office:value-type="float" office:value="0" calcext:value-type="float">
            <text:p>0</text:p>
          </table:table-cell>
          <table:table-cell office:value-type="float" office:value="367.490817" calcext:value-type="float">
            <text:p>367,49081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589579" calcext:value-type="float">
            <text:p>367,5895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75542" calcext:value-type="float">
            <text:p>6,675542</text:p>
          </table:table-cell>
          <table:table-cell office:value-type="float" office:value="0" calcext:value-type="float">
            <text:p>0</text:p>
          </table:table-cell>
          <table:table-cell office:value-type="float" office:value="366.225853" calcext:value-type="float">
            <text:p>366,22585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320347" calcext:value-type="float">
            <text:p>366,3203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67227" calcext:value-type="float">
            <text:p>7,167227</text:p>
          </table:table-cell>
          <table:table-cell office:value-type="float" office:value="0" calcext:value-type="float">
            <text:p>0</text:p>
          </table:table-cell>
          <table:table-cell office:value-type="float" office:value="364.42386" calcext:value-type="float">
            <text:p>364,42386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4.519163" calcext:value-type="float">
            <text:p>364,5191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34062" calcext:value-type="float">
            <text:p>7,134062</text:p>
          </table:table-cell>
          <table:table-cell office:value-type="float" office:value="0" calcext:value-type="float">
            <text:p>0</text:p>
          </table:table-cell>
          <table:table-cell office:value-type="float" office:value="366.896941" calcext:value-type="float">
            <text:p>366,89694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992068" calcext:value-type="float">
            <text:p>366,9920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393264" calcext:value-type="float">
            <text:p>8,393264</text:p>
          </table:table-cell>
          <table:table-cell office:value-type="float" office:value="0" calcext:value-type="float">
            <text:p>0</text:p>
          </table:table-cell>
          <table:table-cell office:value-type="float" office:value="368.110623" calcext:value-type="float">
            <text:p>368,11062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20456" calcext:value-type="float">
            <text:p>368,20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75411" calcext:value-type="float">
            <text:p>6,875411</text:p>
          </table:table-cell>
          <table:table-cell office:value-type="float" office:value="0" calcext:value-type="float">
            <text:p>0</text:p>
          </table:table-cell>
          <table:table-cell office:value-type="float" office:value="369.602062" calcext:value-type="float">
            <text:p>369,60206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702207" calcext:value-type="float">
            <text:p>369,7022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04783" calcext:value-type="float">
            <text:p>6,704783</text:p>
          </table:table-cell>
          <table:table-cell office:value-type="float" office:value="0" calcext:value-type="float">
            <text:p>0</text:p>
          </table:table-cell>
          <table:table-cell office:value-type="float" office:value="367.013436" calcext:value-type="float">
            <text:p>367,013436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7.108857" calcext:value-type="float">
            <text:p>367,1088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30754" calcext:value-type="float">
            <text:p>6,330754</text:p>
          </table:table-cell>
          <table:table-cell office:value-type="float" office:value="0" calcext:value-type="float">
            <text:p>0</text:p>
          </table:table-cell>
          <table:table-cell office:value-type="float" office:value="366.069203" calcext:value-type="float">
            <text:p>366,06920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6.174207" calcext:value-type="float">
            <text:p>366,1742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94644" calcext:value-type="float">
            <text:p>6,794644</text:p>
          </table:table-cell>
          <table:table-cell office:value-type="float" office:value="0" calcext:value-type="float">
            <text:p>0</text:p>
          </table:table-cell>
          <table:table-cell office:value-type="float" office:value="370.075745" calcext:value-type="float">
            <text:p>370,07574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0.17574" calcext:value-type="float">
            <text:p>370,175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43726" calcext:value-type="float">
            <text:p>6,843726</text:p>
          </table:table-cell>
          <table:table-cell office:value-type="float" office:value="0" calcext:value-type="float">
            <text:p>0</text:p>
          </table:table-cell>
          <table:table-cell office:value-type="float" office:value="368.0992" calcext:value-type="float">
            <text:p>368,0992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8.195533" calcext:value-type="float">
            <text:p>368,1955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200086" calcext:value-type="float">
            <text:p>6,200086</text:p>
          </table:table-cell>
          <table:table-cell office:value-type="float" office:value="0" calcext:value-type="float">
            <text:p>0</text:p>
          </table:table-cell>
          <table:table-cell office:value-type="float" office:value="365.313093" calcext:value-type="float">
            <text:p>365,31309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407405" calcext:value-type="float">
            <text:p>365,4074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81637" calcext:value-type="float">
            <text:p>7,281637</text:p>
          </table:table-cell>
          <table:table-cell office:value-type="float" office:value="0" calcext:value-type="float">
            <text:p>0</text:p>
          </table:table-cell>
          <table:table-cell office:value-type="float" office:value="368.032439" calcext:value-type="float">
            <text:p>368,03243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126879" calcext:value-type="float">
            <text:p>368,1268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9786" calcext:value-type="float">
            <text:p>7,59786</text:p>
          </table:table-cell>
          <table:table-cell office:value-type="float" office:value="0" calcext:value-type="float">
            <text:p>0</text:p>
          </table:table-cell>
          <table:table-cell office:value-type="float" office:value="366.144751" calcext:value-type="float">
            <text:p>366,144751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366.240934" calcext:value-type="float">
            <text:p>366,2409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68693" calcext:value-type="float">
            <text:p>6,868693</text:p>
          </table:table-cell>
          <table:table-cell office:value-type="float" office:value="0" calcext:value-type="float">
            <text:p>0</text:p>
          </table:table-cell>
          <table:table-cell office:value-type="float" office:value="366.189213" calcext:value-type="float">
            <text:p>366,189213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6.285266" calcext:value-type="float">
            <text:p>366,2852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49792" calcext:value-type="float">
            <text:p>7,349792</text:p>
          </table:table-cell>
          <table:table-cell office:value-type="float" office:value="0" calcext:value-type="float">
            <text:p>0</text:p>
          </table:table-cell>
          <table:table-cell office:value-type="float" office:value="367.020871" calcext:value-type="float">
            <text:p>367,02087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115122" calcext:value-type="float">
            <text:p>367,1151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991799" calcext:value-type="float">
            <text:p>7,991799</text:p>
          </table:table-cell>
          <table:table-cell office:value-type="float" office:value="0" calcext:value-type="float">
            <text:p>0</text:p>
          </table:table-cell>
          <table:table-cell office:value-type="float" office:value="369.306692" calcext:value-type="float">
            <text:p>369,30669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406587" calcext:value-type="float">
            <text:p>369,4065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36563" calcext:value-type="float">
            <text:p>7,036563</text:p>
          </table:table-cell>
          <table:table-cell office:value-type="float" office:value="0" calcext:value-type="float">
            <text:p>0</text:p>
          </table:table-cell>
          <table:table-cell office:value-type="float" office:value="368.282864" calcext:value-type="float">
            <text:p>368,28286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382409" calcext:value-type="float">
            <text:p>368,3824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260041" calcext:value-type="float">
            <text:p>6,260041</text:p>
          </table:table-cell>
          <table:table-cell office:value-type="float" office:value="0" calcext:value-type="float">
            <text:p>0</text:p>
          </table:table-cell>
          <table:table-cell office:value-type="float" office:value="366.835585" calcext:value-type="float">
            <text:p>366,83558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930099" calcext:value-type="float">
            <text:p>366,9300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23091" calcext:value-type="float">
            <text:p>6,623091</text:p>
          </table:table-cell>
          <table:table-cell office:value-type="float" office:value="0" calcext:value-type="float">
            <text:p>0</text:p>
          </table:table-cell>
          <table:table-cell office:value-type="float" office:value="368.030215" calcext:value-type="float">
            <text:p>368,03021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128159" calcext:value-type="float">
            <text:p>368,1281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96145" calcext:value-type="float">
            <text:p>6,796145</text:p>
          </table:table-cell>
          <table:table-cell office:value-type="float" office:value="0" calcext:value-type="float">
            <text:p>0</text:p>
          </table:table-cell>
          <table:table-cell office:value-type="float" office:value="366.249214" calcext:value-type="float">
            <text:p>366,24921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345119" calcext:value-type="float">
            <text:p>366,3451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42646" calcext:value-type="float">
            <text:p>6,742646</text:p>
          </table:table-cell>
          <table:table-cell office:value-type="float" office:value="0" calcext:value-type="float">
            <text:p>0</text:p>
          </table:table-cell>
          <table:table-cell office:value-type="float" office:value="368.410295" calcext:value-type="float">
            <text:p>368,41029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507907" calcext:value-type="float">
            <text:p>368,5079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97328" calcext:value-type="float">
            <text:p>6,597328</text:p>
          </table:table-cell>
          <table:table-cell office:value-type="float" office:value="0" calcext:value-type="float">
            <text:p>0</text:p>
          </table:table-cell>
          <table:table-cell office:value-type="float" office:value="366.407769" calcext:value-type="float">
            <text:p>366,40776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502627" calcext:value-type="float">
            <text:p>366,5026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84858" calcext:value-type="float">
            <text:p>6,884858</text:p>
          </table:table-cell>
          <table:table-cell office:value-type="float" office:value="0" calcext:value-type="float">
            <text:p>0</text:p>
          </table:table-cell>
          <table:table-cell office:value-type="float" office:value="367.515852" calcext:value-type="float">
            <text:p>367,51585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615618" calcext:value-type="float">
            <text:p>367,6156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94255" calcext:value-type="float">
            <text:p>6,594255</text:p>
          </table:table-cell>
          <table:table-cell office:value-type="float" office:value="0" calcext:value-type="float">
            <text:p>0</text:p>
          </table:table-cell>
          <table:table-cell office:value-type="float" office:value="368.110247" calcext:value-type="float">
            <text:p>368,110247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8.210969" calcext:value-type="float">
            <text:p>368,2109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9631" calcext:value-type="float">
            <text:p>6,89631</text:p>
          </table:table-cell>
          <table:table-cell office:value-type="float" office:value="0" calcext:value-type="float">
            <text:p>0</text:p>
          </table:table-cell>
          <table:table-cell office:value-type="float" office:value="367.767673" calcext:value-type="float">
            <text:p>367,76767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865327" calcext:value-type="float">
            <text:p>367,8653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13554" calcext:value-type="float">
            <text:p>6,913554</text:p>
          </table:table-cell>
          <table:table-cell office:value-type="float" office:value="0" calcext:value-type="float">
            <text:p>0</text:p>
          </table:table-cell>
          <table:table-cell office:value-type="float" office:value="366.38418" calcext:value-type="float">
            <text:p>366,38418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366.477607" calcext:value-type="float">
            <text:p>366,4776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12373" calcext:value-type="float">
            <text:p>6,412373</text:p>
          </table:table-cell>
          <table:table-cell office:value-type="float" office:value="0" calcext:value-type="float">
            <text:p>0</text:p>
          </table:table-cell>
          <table:table-cell office:value-type="float" office:value="368.513941" calcext:value-type="float">
            <text:p>368,51394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8.612277" calcext:value-type="float">
            <text:p>368,6122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79892" calcext:value-type="float">
            <text:p>6,579892</text:p>
          </table:table-cell>
          <table:table-cell office:value-type="float" office:value="0" calcext:value-type="float">
            <text:p>0</text:p>
          </table:table-cell>
          <table:table-cell office:value-type="float" office:value="368.459653" calcext:value-type="float">
            <text:p>368,45965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555987" calcext:value-type="float">
            <text:p>368,5559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13758" calcext:value-type="float">
            <text:p>6,13758</text:p>
          </table:table-cell>
          <table:table-cell office:value-type="float" office:value="0" calcext:value-type="float">
            <text:p>0</text:p>
          </table:table-cell>
          <table:table-cell office:value-type="float" office:value="366.128971" calcext:value-type="float">
            <text:p>366,12897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223102" calcext:value-type="float">
            <text:p>366,2231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23655" calcext:value-type="float">
            <text:p>6,623655</text:p>
          </table:table-cell>
          <table:table-cell office:value-type="float" office:value="0" calcext:value-type="float">
            <text:p>0</text:p>
          </table:table-cell>
          <table:table-cell office:value-type="float" office:value="366.571236" calcext:value-type="float">
            <text:p>366,57123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668136" calcext:value-type="float">
            <text:p>366,6681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89435" calcext:value-type="float">
            <text:p>7,089435</text:p>
          </table:table-cell>
          <table:table-cell office:value-type="float" office:value="0" calcext:value-type="float">
            <text:p>0</text:p>
          </table:table-cell>
          <table:table-cell office:value-type="float" office:value="368.657499" calcext:value-type="float">
            <text:p>368,657499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8.758245" calcext:value-type="float">
            <text:p>368,7582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10223" calcext:value-type="float">
            <text:p>7,010223</text:p>
          </table:table-cell>
          <table:table-cell office:value-type="float" office:value="0" calcext:value-type="float">
            <text:p>0</text:p>
          </table:table-cell>
          <table:table-cell office:value-type="float" office:value="368.614259" calcext:value-type="float">
            <text:p>368,61425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710114" calcext:value-type="float">
            <text:p>368,7101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37028" calcext:value-type="float">
            <text:p>6,537028</text:p>
          </table:table-cell>
          <table:table-cell office:value-type="float" office:value="0" calcext:value-type="float">
            <text:p>0</text:p>
          </table:table-cell>
          <table:table-cell office:value-type="float" office:value="368.558093" calcext:value-type="float">
            <text:p>368,55809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656878" calcext:value-type="float">
            <text:p>368,6568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13328" calcext:value-type="float">
            <text:p>6,513328</text:p>
          </table:table-cell>
          <table:table-cell office:value-type="float" office:value="0" calcext:value-type="float">
            <text:p>0</text:p>
          </table:table-cell>
          <table:table-cell office:value-type="float" office:value="366.746912" calcext:value-type="float">
            <text:p>366,74691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841868" calcext:value-type="float">
            <text:p>366,8418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27228" calcext:value-type="float">
            <text:p>6,727228</text:p>
          </table:table-cell>
          <table:table-cell office:value-type="float" office:value="0" calcext:value-type="float">
            <text:p>0</text:p>
          </table:table-cell>
          <table:table-cell office:value-type="float" office:value="366.461395" calcext:value-type="float">
            <text:p>366,46139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563947" calcext:value-type="float">
            <text:p>366,5639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40516" calcext:value-type="float">
            <text:p>7,640516</text:p>
          </table:table-cell>
          <table:table-cell office:value-type="float" office:value="0" calcext:value-type="float">
            <text:p>0</text:p>
          </table:table-cell>
          <table:table-cell office:value-type="float" office:value="369.170862" calcext:value-type="float">
            <text:p>369,17086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269312" calcext:value-type="float">
            <text:p>369,2693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996086" calcext:value-type="float">
            <text:p>7,996086</text:p>
          </table:table-cell>
          <table:table-cell office:value-type="float" office:value="0" calcext:value-type="float">
            <text:p>0</text:p>
          </table:table-cell>
          <table:table-cell office:value-type="float" office:value="365.949449" calcext:value-type="float">
            <text:p>365,94944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045028" calcext:value-type="float">
            <text:p>366,0450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06018" calcext:value-type="float">
            <text:p>7,106018</text:p>
          </table:table-cell>
          <table:table-cell office:value-type="float" office:value="0" calcext:value-type="float">
            <text:p>0</text:p>
          </table:table-cell>
          <table:table-cell office:value-type="float" office:value="369.70734" calcext:value-type="float">
            <text:p>369,7073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803256" calcext:value-type="float">
            <text:p>369,8032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24807" calcext:value-type="float">
            <text:p>6,724807</text:p>
          </table:table-cell>
          <table:table-cell office:value-type="float" office:value="0" calcext:value-type="float">
            <text:p>0</text:p>
          </table:table-cell>
          <table:table-cell office:value-type="float" office:value="369.343069" calcext:value-type="float">
            <text:p>369,343069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9.438694" calcext:value-type="float">
            <text:p>369,4386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028514" calcext:value-type="float">
            <text:p>8,028514</text:p>
          </table:table-cell>
          <table:table-cell office:value-type="float" office:value="0" calcext:value-type="float">
            <text:p>0</text:p>
          </table:table-cell>
          <table:table-cell office:value-type="float" office:value="366.721629" calcext:value-type="float">
            <text:p>366,72162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820841" calcext:value-type="float">
            <text:p>366,8208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9661" calcext:value-type="float">
            <text:p>6,99661</text:p>
          </table:table-cell>
          <table:table-cell office:value-type="float" office:value="0" calcext:value-type="float">
            <text:p>0</text:p>
          </table:table-cell>
          <table:table-cell office:value-type="float" office:value="367.927964" calcext:value-type="float">
            <text:p>367,92796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028321" calcext:value-type="float">
            <text:p>368,0283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18479" calcext:value-type="float">
            <text:p>7,518479</text:p>
          </table:table-cell>
          <table:table-cell office:value-type="float" office:value="0" calcext:value-type="float">
            <text:p>0</text:p>
          </table:table-cell>
          <table:table-cell office:value-type="float" office:value="368.514941" calcext:value-type="float">
            <text:p>368,51494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615679" calcext:value-type="float">
            <text:p>368,6156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09788" calcext:value-type="float">
            <text:p>6,409788</text:p>
          </table:table-cell>
          <table:table-cell office:value-type="float" office:value="0" calcext:value-type="float">
            <text:p>0</text:p>
          </table:table-cell>
          <table:table-cell office:value-type="float" office:value="369.020455" calcext:value-type="float">
            <text:p>369,02045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11666" calcext:value-type="float">
            <text:p>369,116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708695" calcext:value-type="float">
            <text:p>7,708695</text:p>
          </table:table-cell>
          <table:table-cell office:value-type="float" office:value="0" calcext:value-type="float">
            <text:p>0</text:p>
          </table:table-cell>
          <table:table-cell office:value-type="float" office:value="365.177229" calcext:value-type="float">
            <text:p>365,17722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273352" calcext:value-type="float">
            <text:p>365,2733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09821" calcext:value-type="float">
            <text:p>6,509821</text:p>
          </table:table-cell>
          <table:table-cell office:value-type="float" office:value="0" calcext:value-type="float">
            <text:p>0</text:p>
          </table:table-cell>
          <table:table-cell office:value-type="float" office:value="366.132785" calcext:value-type="float">
            <text:p>366,13278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6.227365" calcext:value-type="float">
            <text:p>366,2273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84097" calcext:value-type="float">
            <text:p>6,584097</text:p>
          </table:table-cell>
          <table:table-cell office:value-type="float" office:value="0" calcext:value-type="float">
            <text:p>0</text:p>
          </table:table-cell>
          <table:table-cell office:value-type="float" office:value="369.630079" calcext:value-type="float">
            <text:p>369,630079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369.726997" calcext:value-type="float">
            <text:p>369,7269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18476" calcext:value-type="float">
            <text:p>6,418476</text:p>
          </table:table-cell>
          <table:table-cell office:value-type="float" office:value="0" calcext:value-type="float">
            <text:p>0</text:p>
          </table:table-cell>
          <table:table-cell office:value-type="float" office:value="369.591126" calcext:value-type="float">
            <text:p>369,591126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9.691518" calcext:value-type="float">
            <text:p>369,6915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09947" calcext:value-type="float">
            <text:p>7,009947</text:p>
          </table:table-cell>
          <table:table-cell office:value-type="float" office:value="0" calcext:value-type="float">
            <text:p>0</text:p>
          </table:table-cell>
          <table:table-cell office:value-type="float" office:value="367.017066" calcext:value-type="float">
            <text:p>367,01706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11905" calcext:value-type="float">
            <text:p>367,119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49358" calcext:value-type="float">
            <text:p>6,649358</text:p>
          </table:table-cell>
          <table:table-cell office:value-type="float" office:value="0" calcext:value-type="float">
            <text:p>0</text:p>
          </table:table-cell>
          <table:table-cell office:value-type="float" office:value="364.636858" calcext:value-type="float">
            <text:p>364,636858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4.731004" calcext:value-type="float">
            <text:p>364,731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19388" calcext:value-type="float">
            <text:p>7,019388</text:p>
          </table:table-cell>
          <table:table-cell office:value-type="float" office:value="0" calcext:value-type="float">
            <text:p>0</text:p>
          </table:table-cell>
          <table:table-cell office:value-type="float" office:value="366.941434" calcext:value-type="float">
            <text:p>366,941434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367.03941" calcext:value-type="float">
            <text:p>367,039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77277" calcext:value-type="float">
            <text:p>6,477277</text:p>
          </table:table-cell>
          <table:table-cell office:value-type="float" office:value="0" calcext:value-type="float">
            <text:p>0</text:p>
          </table:table-cell>
          <table:table-cell office:value-type="float" office:value="367.748635" calcext:value-type="float">
            <text:p>367,74863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7.85209" calcext:value-type="float">
            <text:p>367,852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67106" calcext:value-type="float">
            <text:p>6,867106</text:p>
          </table:table-cell>
          <table:table-cell office:value-type="float" office:value="0" calcext:value-type="float">
            <text:p>0</text:p>
          </table:table-cell>
          <table:table-cell office:value-type="float" office:value="370.144962" calcext:value-type="float">
            <text:p>370,144962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370.242771" calcext:value-type="float">
            <text:p>370,2427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21693" calcext:value-type="float">
            <text:p>6,721693</text:p>
          </table:table-cell>
          <table:table-cell office:value-type="float" office:value="0" calcext:value-type="float">
            <text:p>0</text:p>
          </table:table-cell>
          <table:table-cell office:value-type="float" office:value="368.250021" calcext:value-type="float">
            <text:p>368,25002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8.344812" calcext:value-type="float">
            <text:p>368,3448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81444" calcext:value-type="float">
            <text:p>6,581444</text:p>
          </table:table-cell>
          <table:table-cell office:value-type="float" office:value="0" calcext:value-type="float">
            <text:p>0</text:p>
          </table:table-cell>
          <table:table-cell office:value-type="float" office:value="368.70974" calcext:value-type="float">
            <text:p>368,70974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368.809691" calcext:value-type="float">
            <text:p>368,8096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1552" calcext:value-type="float">
            <text:p>6,51552</text:p>
          </table:table-cell>
          <table:table-cell office:value-type="float" office:value="0" calcext:value-type="float">
            <text:p>0</text:p>
          </table:table-cell>
          <table:table-cell office:value-type="float" office:value="368.022863" calcext:value-type="float">
            <text:p>368,022863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8.121219" calcext:value-type="float">
            <text:p>368,1212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18052" calcext:value-type="float">
            <text:p>6,918052</text:p>
          </table:table-cell>
          <table:table-cell office:value-type="float" office:value="0" calcext:value-type="float">
            <text:p>0</text:p>
          </table:table-cell>
          <table:table-cell office:value-type="float" office:value="367.992075" calcext:value-type="float">
            <text:p>367,99207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085255" calcext:value-type="float">
            <text:p>368,0852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63999" calcext:value-type="float">
            <text:p>6,763999</text:p>
          </table:table-cell>
          <table:table-cell office:value-type="float" office:value="0" calcext:value-type="float">
            <text:p>0</text:p>
          </table:table-cell>
          <table:table-cell office:value-type="float" office:value="368.3508" calcext:value-type="float">
            <text:p>368,3508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8.44768" calcext:value-type="float">
            <text:p>368,447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71818" calcext:value-type="float">
            <text:p>7,671818</text:p>
          </table:table-cell>
          <table:table-cell office:value-type="float" office:value="0" calcext:value-type="float">
            <text:p>0</text:p>
          </table:table-cell>
          <table:table-cell office:value-type="float" office:value="365.805169" calcext:value-type="float">
            <text:p>365,80516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903084" calcext:value-type="float">
            <text:p>365,9030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580112" calcext:value-type="float">
            <text:p>7,580112</text:p>
          </table:table-cell>
          <table:table-cell office:value-type="float" office:value="0" calcext:value-type="float">
            <text:p>0</text:p>
          </table:table-cell>
          <table:table-cell office:value-type="float" office:value="368.290074" calcext:value-type="float">
            <text:p>368,290074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8.389192" calcext:value-type="float">
            <text:p>368,3891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230932" calcext:value-type="float">
            <text:p>6,230932</text:p>
          </table:table-cell>
          <table:table-cell office:value-type="float" office:value="0" calcext:value-type="float">
            <text:p>0</text:p>
          </table:table-cell>
          <table:table-cell office:value-type="float" office:value="368.655302" calcext:value-type="float">
            <text:p>368,65530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751883" calcext:value-type="float">
            <text:p>368,7518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85424" calcext:value-type="float">
            <text:p>6,485424</text:p>
          </table:table-cell>
          <table:table-cell office:value-type="float" office:value="0" calcext:value-type="float">
            <text:p>0</text:p>
          </table:table-cell>
          <table:table-cell office:value-type="float" office:value="366.399125" calcext:value-type="float">
            <text:p>366,39912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6.49371" calcext:value-type="float">
            <text:p>366,493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43512" calcext:value-type="float">
            <text:p>6,43512</text:p>
          </table:table-cell>
          <table:table-cell office:value-type="float" office:value="0" calcext:value-type="float">
            <text:p>0</text:p>
          </table:table-cell>
          <table:table-cell office:value-type="float" office:value="370.924618" calcext:value-type="float">
            <text:p>370,92461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1.023052" calcext:value-type="float">
            <text:p>371,0230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04567" calcext:value-type="float">
            <text:p>7,004567</text:p>
          </table:table-cell>
          <table:table-cell office:value-type="float" office:value="0" calcext:value-type="float">
            <text:p>0</text:p>
          </table:table-cell>
          <table:table-cell office:value-type="float" office:value="367.895923" calcext:value-type="float">
            <text:p>367,89592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000763" calcext:value-type="float">
            <text:p>368,0007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18501" calcext:value-type="float">
            <text:p>6,618501</text:p>
          </table:table-cell>
          <table:table-cell office:value-type="float" office:value="0" calcext:value-type="float">
            <text:p>0</text:p>
          </table:table-cell>
          <table:table-cell office:value-type="float" office:value="367.536803" calcext:value-type="float">
            <text:p>367,536803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7.634655" calcext:value-type="float">
            <text:p>367,6346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3343" calcext:value-type="float">
            <text:p>6,73343</text:p>
          </table:table-cell>
          <table:table-cell office:value-type="float" office:value="0" calcext:value-type="float">
            <text:p>0</text:p>
          </table:table-cell>
          <table:table-cell office:value-type="float" office:value="367.57564" calcext:value-type="float">
            <text:p>367,5756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7.673059" calcext:value-type="float">
            <text:p>367,6730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13603" calcext:value-type="float">
            <text:p>6,813603</text:p>
          </table:table-cell>
          <table:table-cell office:value-type="float" office:value="0" calcext:value-type="float">
            <text:p>0</text:p>
          </table:table-cell>
          <table:table-cell office:value-type="float" office:value="365.981992" calcext:value-type="float">
            <text:p>365,981992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366.081039" calcext:value-type="float">
            <text:p>366,0810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95612" calcext:value-type="float">
            <text:p>6,895612</text:p>
          </table:table-cell>
          <table:table-cell office:value-type="float" office:value="0" calcext:value-type="float">
            <text:p>0</text:p>
          </table:table-cell>
          <table:table-cell office:value-type="float" office:value="369.120002" calcext:value-type="float">
            <text:p>369,12000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9.219538" calcext:value-type="float">
            <text:p>369,2195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55076" calcext:value-type="float">
            <text:p>6,955076</text:p>
          </table:table-cell>
          <table:table-cell office:value-type="float" office:value="0" calcext:value-type="float">
            <text:p>0</text:p>
          </table:table-cell>
          <table:table-cell office:value-type="float" office:value="368.683127" calcext:value-type="float">
            <text:p>368,68312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782925" calcext:value-type="float">
            <text:p>368,7829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72949" calcext:value-type="float">
            <text:p>7,672949</text:p>
          </table:table-cell>
          <table:table-cell office:value-type="float" office:value="0" calcext:value-type="float">
            <text:p>0</text:p>
          </table:table-cell>
          <table:table-cell office:value-type="float" office:value="367.256649" calcext:value-type="float">
            <text:p>367,25664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7.353996" calcext:value-type="float">
            <text:p>367,3539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50268" calcext:value-type="float">
            <text:p>7,350268</text:p>
          </table:table-cell>
          <table:table-cell office:value-type="float" office:value="0" calcext:value-type="float">
            <text:p>0</text:p>
          </table:table-cell>
          <table:table-cell office:value-type="float" office:value="368.158483" calcext:value-type="float">
            <text:p>368,158483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8.258749" calcext:value-type="float">
            <text:p>368,2587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999579" calcext:value-type="float">
            <text:p>5,999579</text:p>
          </table:table-cell>
          <table:table-cell office:value-type="float" office:value="0" calcext:value-type="float">
            <text:p>0</text:p>
          </table:table-cell>
          <table:table-cell office:value-type="float" office:value="367.503174" calcext:value-type="float">
            <text:p>367,50317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597134" calcext:value-type="float">
            <text:p>367,5971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072343" calcext:value-type="float">
            <text:p>6,072343</text:p>
          </table:table-cell>
          <table:table-cell office:value-type="float" office:value="0" calcext:value-type="float">
            <text:p>0</text:p>
          </table:table-cell>
          <table:table-cell office:value-type="float" office:value="366.00487" calcext:value-type="float">
            <text:p>366,00487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366.101055" calcext:value-type="float">
            <text:p>366,1010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15714" calcext:value-type="float">
            <text:p>7,015714</text:p>
          </table:table-cell>
          <table:table-cell office:value-type="float" office:value="0" calcext:value-type="float">
            <text:p>0</text:p>
          </table:table-cell>
          <table:table-cell office:value-type="float" office:value="366.611885" calcext:value-type="float">
            <text:p>366,61188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710066" calcext:value-type="float">
            <text:p>366,7100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08833" calcext:value-type="float">
            <text:p>6,508833</text:p>
          </table:table-cell>
          <table:table-cell office:value-type="float" office:value="0" calcext:value-type="float">
            <text:p>0</text:p>
          </table:table-cell>
          <table:table-cell office:value-type="float" office:value="367.93096" calcext:value-type="float">
            <text:p>367,93096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8.026709" calcext:value-type="float">
            <text:p>368,0267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04928" calcext:value-type="float">
            <text:p>6,904928</text:p>
          </table:table-cell>
          <table:table-cell office:value-type="float" office:value="0" calcext:value-type="float">
            <text:p>0</text:p>
          </table:table-cell>
          <table:table-cell office:value-type="float" office:value="366.884025" calcext:value-type="float">
            <text:p>366,884025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366.980341" calcext:value-type="float">
            <text:p>366,9803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445039" calcext:value-type="float">
            <text:p>7,445039</text:p>
          </table:table-cell>
          <table:table-cell office:value-type="float" office:value="0" calcext:value-type="float">
            <text:p>0</text:p>
          </table:table-cell>
          <table:table-cell office:value-type="float" office:value="367.266314" calcext:value-type="float">
            <text:p>367,26631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361556" calcext:value-type="float">
            <text:p>367,3615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918023" calcext:value-type="float">
            <text:p>6,918023</text:p>
          </table:table-cell>
          <table:table-cell office:value-type="float" office:value="0" calcext:value-type="float">
            <text:p>0</text:p>
          </table:table-cell>
          <table:table-cell office:value-type="float" office:value="367.449738" calcext:value-type="float">
            <text:p>367,44973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549938" calcext:value-type="float">
            <text:p>367,5499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26442" calcext:value-type="float">
            <text:p>6,826442</text:p>
          </table:table-cell>
          <table:table-cell office:value-type="float" office:value="0" calcext:value-type="float">
            <text:p>0</text:p>
          </table:table-cell>
          <table:table-cell office:value-type="float" office:value="367.069603" calcext:value-type="float">
            <text:p>367,06960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166249" calcext:value-type="float">
            <text:p>367,1662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17643" calcext:value-type="float">
            <text:p>7,217643</text:p>
          </table:table-cell>
          <table:table-cell office:value-type="float" office:value="0" calcext:value-type="float">
            <text:p>0</text:p>
          </table:table-cell>
          <table:table-cell office:value-type="float" office:value="366.157883" calcext:value-type="float">
            <text:p>366,157883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366.251623" calcext:value-type="float">
            <text:p>366,2516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14629" calcext:value-type="float">
            <text:p>6,314629</text:p>
          </table:table-cell>
          <table:table-cell office:value-type="float" office:value="0" calcext:value-type="float">
            <text:p>0</text:p>
          </table:table-cell>
          <table:table-cell office:value-type="float" office:value="364.77649" calcext:value-type="float">
            <text:p>364,77649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364.872133" calcext:value-type="float">
            <text:p>364,8721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63128" calcext:value-type="float">
            <text:p>6,563128</text:p>
          </table:table-cell>
          <table:table-cell office:value-type="float" office:value="0" calcext:value-type="float">
            <text:p>0</text:p>
          </table:table-cell>
          <table:table-cell office:value-type="float" office:value="368.052052" calcext:value-type="float">
            <text:p>368,052052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8.154127" calcext:value-type="float">
            <text:p>368,1541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84807" calcext:value-type="float">
            <text:p>6,784807</text:p>
          </table:table-cell>
          <table:table-cell office:value-type="float" office:value="0" calcext:value-type="float">
            <text:p>0</text:p>
          </table:table-cell>
          <table:table-cell office:value-type="float" office:value="367.288881" calcext:value-type="float">
            <text:p>367,28888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386688" calcext:value-type="float">
            <text:p>367,3866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91275" calcext:value-type="float">
            <text:p>7,191275</text:p>
          </table:table-cell>
          <table:table-cell office:value-type="float" office:value="0" calcext:value-type="float">
            <text:p>0</text:p>
          </table:table-cell>
          <table:table-cell office:value-type="float" office:value="368.33966" calcext:value-type="float">
            <text:p>368,3396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439881" calcext:value-type="float">
            <text:p>368,4398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39105" calcext:value-type="float">
            <text:p>6,839105</text:p>
          </table:table-cell>
          <table:table-cell office:value-type="float" office:value="0" calcext:value-type="float">
            <text:p>0</text:p>
          </table:table-cell>
          <table:table-cell office:value-type="float" office:value="367.628137" calcext:value-type="float">
            <text:p>367,628137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7.722572" calcext:value-type="float">
            <text:p>367,7225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632229" calcext:value-type="float">
            <text:p>7,632229</text:p>
          </table:table-cell>
          <table:table-cell office:value-type="float" office:value="0" calcext:value-type="float">
            <text:p>0</text:p>
          </table:table-cell>
          <table:table-cell office:value-type="float" office:value="368.954514" calcext:value-type="float">
            <text:p>368,95451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052809" calcext:value-type="float">
            <text:p>369,0528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78744" calcext:value-type="float">
            <text:p>7,178744</text:p>
          </table:table-cell>
          <table:table-cell office:value-type="float" office:value="0" calcext:value-type="float">
            <text:p>0</text:p>
          </table:table-cell>
          <table:table-cell office:value-type="float" office:value="368.505103" calcext:value-type="float">
            <text:p>368,50510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604816" calcext:value-type="float">
            <text:p>368,6048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44109" calcext:value-type="float">
            <text:p>6,644109</text:p>
          </table:table-cell>
          <table:table-cell office:value-type="float" office:value="0" calcext:value-type="float">
            <text:p>0</text:p>
          </table:table-cell>
          <table:table-cell office:value-type="float" office:value="367.743832" calcext:value-type="float">
            <text:p>367,743832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7.841889" calcext:value-type="float">
            <text:p>367,841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50688" calcext:value-type="float">
            <text:p>6,650688</text:p>
          </table:table-cell>
          <table:table-cell office:value-type="float" office:value="0" calcext:value-type="float">
            <text:p>0</text:p>
          </table:table-cell>
          <table:table-cell office:value-type="float" office:value="367.851981" calcext:value-type="float">
            <text:p>367,85198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952151" calcext:value-type="float">
            <text:p>367,9521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15235" calcext:value-type="float">
            <text:p>6,715235</text:p>
          </table:table-cell>
          <table:table-cell office:value-type="float" office:value="0" calcext:value-type="float">
            <text:p>0</text:p>
          </table:table-cell>
          <table:table-cell office:value-type="float" office:value="369.899099" calcext:value-type="float">
            <text:p>369,899099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370.001129" calcext:value-type="float">
            <text:p>370,0011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65858" calcext:value-type="float">
            <text:p>6,765858</text:p>
          </table:table-cell>
          <table:table-cell office:value-type="float" office:value="0" calcext:value-type="float">
            <text:p>0</text:p>
          </table:table-cell>
          <table:table-cell office:value-type="float" office:value="367.617845" calcext:value-type="float">
            <text:p>367,617845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7.715166" calcext:value-type="float">
            <text:p>367,7151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048237" calcext:value-type="float">
            <text:p>7,048237</text:p>
          </table:table-cell>
          <table:table-cell office:value-type="float" office:value="0" calcext:value-type="float">
            <text:p>0</text:p>
          </table:table-cell>
          <table:table-cell office:value-type="float" office:value="367.374489" calcext:value-type="float">
            <text:p>367,374489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7.468843" calcext:value-type="float">
            <text:p>367,468843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1])" office:value-type="float" office:value="6.90441595" calcext:value-type="float">
            <text:p>6,90441595</text:p>
          </table:table-cell>
          <table:table-cell table:formula="of:=AVERAGE([.C2:.C101])" office:value-type="float" office:value="0" calcext:value-type="float">
            <text:p>0</text:p>
          </table:table-cell>
          <table:table-cell table:formula="of:=AVERAGE([.D2:.D101])" office:value-type="float" office:value="367.90535317" calcext:value-type="float">
            <text:p>367,90535317</text:p>
          </table:table-cell>
          <table:table-cell table:formula="of:=AVERAGE([.E2:.E101])" office:value-type="float" office:value="0.00002815" calcext:value-type="float">
            <text:p>0,00002815</text:p>
          </table:table-cell>
          <table:table-cell table:formula="of:=AVERAGE([.F2:.F101])" office:value-type="float" office:value="368.00301567" calcext:value-type="float">
            <text:p>368,00301567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formula="of:=COM.MICROSOFT.STDEV.P([.B2:.B101] )" office:value-type="float" office:value="0.460091468295716" calcext:value-type="float">
            <text:p>0,4600914683</text:p>
          </table:table-cell>
          <table:table-cell table:formula="of:=COM.MICROSOFT.STDEV.P([.C2:.C101] )" office:value-type="float" office:value="0" calcext:value-type="float">
            <text:p>0</text:p>
          </table:table-cell>
          <table:table-cell table:formula="of:=COM.MICROSOFT.STDEV.P([.D2:.D101] )" office:value-type="float" office:value="3.29367085203916" calcext:value-type="float">
            <text:p>3,293670852</text:p>
          </table:table-cell>
          <table:table-cell table:formula="of:=COM.MICROSOFT.STDEV.P([.E2:.E101] )" office:value-type="float" office:value="0.00000479452813110946" calcext:value-type="float">
            <text:p>4,79452813110946E-06</text:p>
          </table:table-cell>
          <table:table-cell table:formula="of:=COM.MICROSOFT.STDEV.P([.F2:.F101] )" office:value-type="float" office:value="3.29480605201312" calcext:value-type="float">
            <text:p>3,2948060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04:58:53.5244750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2:11:04.041035476</meta:creation-date>
    <dc:date>2017-01-20T04:59:09.183799912</dc:date>
    <meta:editing-duration>PT3M33S</meta:editing-duration>
    <meta:editing-cycles>3</meta:editing-cycles>
    <meta:generator>LibreOffice/5.1.4.2$Linux_X86_64 LibreOffice_project/10m0$Build-2</meta:generator>
    <meta:document-statistic meta:table-count="7" meta:cell-count="37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21cm" svg:y="0.316cm" chart:style-name="ch2">
          <text:p>MSE by ANN topology</text:p>
        </chart:title>
        <chart:legend chart:legend-position="end" svg:x="14.24cm" svg:y="4.201cm" style:legend-expansion="high" chart:style-name="ch3"/>
        <chart:plot-area chart:style-name="ch4" table:cell-range-address="Summary.A1:Summary.G2" chart:data-source-has-labels="both" svg:x="1.331cm" svg:y="1.275cm" svg:width="12.589cm" svg:height="6.564cm">
          <chartooo:coordinate-region svg:x="2.243cm" svg:y="1.475cm" svg:width="11.677cm" svg:height="5.718cm"/>
          <chart:axis chart:dimension="x" chart:name="primary-x" chart:style-name="ch5" chartooo:axis-type="auto">
            <chartooo:date-scale/>
            <chart:title svg:x="6.92cm" svg:y="8.019cm" chart:style-name="ch6">
              <text:p>Topology</text:p>
            </chart:title>
            <chart:categories table:cell-range-address="Summary.B1:Summary.G1"/>
          </chart:axis>
          <chart:axis chart:dimension="y" chart:name="primary-y" chart:style-name="ch7">
            <chart:title svg:x="0.451cm" svg:y="5.077cm" chart:style-name="ch8">
              <text:p>RMSE</text:p>
            </chart:title>
            <chart:grid chart:style-name="ch9" chart:class="major"/>
          </chart:axis>
          <chart:series chart:style-name="ch10" chart:values-cell-range-address="Summary.B2:Summary.G2" chart:label-cell-address="Summary.A2:Summary.A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L</text:p>
                <draw:g>
                  <svg:desc>Summary.B1:Summary.G1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RD</text:p>
              </table:table-cell>
              <table:table-cell office:value-type="string">
                <text:p>SF</text:p>
              </table:table-cell>
              <table:table-cell office:value-type="string">
                <text:p>SW</text:p>
              </table:table-cell>
              <table:table-cell office:value-type="string">
                <text:p>HY</text:p>
              </table:table-cell>
            </table:table-row>
          </table:table-header-rows>
          <table:table-rows>
            <table:table-row>
              <table:table-cell office:value-type="string">
                <text:p>RMSE</text:p>
                <draw:g>
                  <svg:desc>Summary.A2:Summary.A2</svg:desc>
                </draw:g>
              </table:table-cell>
              <table:table-cell office:value-type="float" office:value="2.61980493930369">
                <text:p>2.61980493930369</text:p>
                <draw:g>
                  <svg:desc>Summary.B2:Summary.G2</svg:desc>
                </draw:g>
              </table:table-cell>
              <table:table-cell office:value-type="float" office:value="2.63539643507386">
                <text:p>2.63539643507386</text:p>
              </table:table-cell>
              <table:table-cell office:value-type="float" office:value="2.68727655257139">
                <text:p>2.68727655257139</text:p>
              </table:table-cell>
              <table:table-cell office:value-type="float" office:value="2.63509405714483">
                <text:p>2.63509405714483</text:p>
              </table:table-cell>
              <table:table-cell office:value-type="float" office:value="2.64500119848744">
                <text:p>2.64500119848744</text:p>
              </table:table-cell>
              <table:table-cell office:value-type="float" office:value="2.62762553458441">
                <text:p>2.62762553458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13cm" svg:y="0.316cm" chart:style-name="ch2">
          <text:p>ETL by ANN topology</text:p>
        </chart:title>
        <chart:legend chart:legend-position="end" svg:x="14.61cm" svg:y="4.201cm" style:legend-expansion="high" chart:style-name="ch3"/>
        <chart:plot-area chart:style-name="ch4" table:cell-range-address="Summary.B1:Summary.G1 Summary.A3:Summary.G3" chart:data-source-has-labels="both" svg:x="1.331cm" svg:y="1.275cm" svg:width="12.959cm" svg:height="6.564cm">
          <chartooo:coordinate-region svg:x="2.138cm" svg:y="1.475cm" svg:width="12.152cm" svg:height="5.718cm"/>
          <chart:axis chart:dimension="x" chart:name="primary-x" chart:style-name="ch5" chartooo:axis-type="auto">
            <chartooo:date-scale/>
            <chart:title svg:x="7.105cm" svg:y="8.019cm" chart:style-name="ch6">
              <text:p>Topology</text:p>
            </chart:title>
            <chart:categories table:cell-range-address="Summary.B1:Summary.G1"/>
          </chart:axis>
          <chart:axis chart:dimension="y" chart:name="primary-y" chart:style-name="ch7">
            <chart:title svg:x="0.451cm" svg:y="4.905cm" chart:style-name="ch8">
              <text:p>ETL</text:p>
            </chart:title>
            <chart:grid chart:style-name="ch9" chart:class="major"/>
          </chart:axis>
          <chart:series chart:style-name="ch10" chart:values-cell-range-address="Summary.B3:Summary.G3" chart:label-cell-address="Summary.A3:Summary.A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L</text:p>
                <draw:g>
                  <svg:desc>Summary.B1:Summary.G1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RD</text:p>
              </table:table-cell>
              <table:table-cell office:value-type="string">
                <text:p>SF</text:p>
              </table:table-cell>
              <table:table-cell office:value-type="string">
                <text:p>SW</text:p>
              </table:table-cell>
              <table:table-cell office:value-type="string">
                <text:p>HY</text:p>
              </table:table-cell>
            </table:table-row>
          </table:table-header-rows>
          <table:table-rows>
            <table:table-row>
              <table:table-cell office:value-type="string">
                <text:p>ETL</text:p>
                <draw:g>
                  <svg:desc>Summary.A3:Summary.A3</svg:desc>
                </draw:g>
              </table:table-cell>
              <table:table-cell office:value-type="float" office:value="362.13635785">
                <text:p>362.13635785</text:p>
                <draw:g>
                  <svg:desc>Summary.B3:Summary.G3</svg:desc>
                </draw:g>
              </table:table-cell>
              <table:table-cell office:value-type="float" office:value="375.38155613">
                <text:p>375.38155613</text:p>
              </table:table-cell>
              <table:table-cell office:value-type="float" office:value="362.80002461">
                <text:p>362.80002461</text:p>
              </table:table-cell>
              <table:table-cell office:value-type="float" office:value="369.2022466">
                <text:p>369.2022466</text:p>
              </table:table-cell>
              <table:table-cell office:value-type="float" office:value="365.80300068">
                <text:p>365.80300068</text:p>
              </table:table-cell>
              <table:table-cell office:value-type="float" office:value="367.90535317">
                <text:p>367.905353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7cm" svg:y="0.316cm" chart:style-name="ch2">
          <text:p>ETP by ANN topology</text:p>
        </chart:title>
        <chart:legend chart:legend-position="end" svg:x="14.557cm" svg:y="4.201cm" style:legend-expansion="high" chart:style-name="ch3"/>
        <chart:plot-area chart:style-name="ch4" table:cell-range-address="Summary.B1:Summary.G1 Summary.A4:Summary.G4" chart:data-source-has-labels="both" svg:x="1.331cm" svg:y="1.275cm" svg:width="12.906cm" svg:height="6.564cm">
          <chartooo:coordinate-region svg:x="3.17cm" svg:y="1.474cm" svg:width="11.067cm" svg:height="5.719cm"/>
          <chart:axis chart:dimension="x" chart:name="primary-x" chart:style-name="ch5" chartooo:axis-type="auto">
            <chartooo:date-scale/>
            <chart:title svg:x="7.079cm" svg:y="8.019cm" chart:style-name="ch6">
              <text:p>Topology</text:p>
            </chart:title>
            <chart:categories table:cell-range-address="Summary.B1:Summary.G1"/>
          </chart:axis>
          <chart:axis chart:dimension="y" chart:name="primary-y" chart:style-name="ch7">
            <chart:title svg:x="0.451cm" svg:y="4.919cm" chart:style-name="ch8">
              <text:p>ETP</text:p>
            </chart:title>
            <chart:grid chart:style-name="ch9" chart:class="major"/>
          </chart:axis>
          <chart:series chart:style-name="ch10" chart:values-cell-range-address="Summary.B4:Summary.G4" chart:label-cell-address="Summary.A4:Summary.A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L</text:p>
                <draw:g>
                  <svg:desc>Summary.B1:Summary.G1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RD</text:p>
              </table:table-cell>
              <table:table-cell office:value-type="string">
                <text:p>SF</text:p>
              </table:table-cell>
              <table:table-cell office:value-type="string">
                <text:p>SW</text:p>
              </table:table-cell>
              <table:table-cell office:value-type="string">
                <text:p>HY</text:p>
              </table:table-cell>
            </table:table-row>
          </table:table-header-rows>
          <table:table-rows>
            <table:table-row>
              <table:table-cell office:value-type="string">
                <text:p>ETP</text:p>
                <draw:g>
                  <svg:desc>Summary.A4:Summary.A4</svg:desc>
                </draw:g>
              </table:table-cell>
              <table:table-cell office:value-type="float" office:value="0.00002928">
                <text:p>0.00002928</text:p>
                <draw:g>
                  <svg:desc>Summary.B4:Summary.G4</svg:desc>
                </draw:g>
              </table:table-cell>
              <table:table-cell office:value-type="float" office:value="0.00002673">
                <text:p>0.00002673</text:p>
              </table:table-cell>
              <table:table-cell office:value-type="float" office:value="0.00002718">
                <text:p>0.00002718</text:p>
              </table:table-cell>
              <table:table-cell office:value-type="float" office:value="0.00002801">
                <text:p>0.00002801</text:p>
              </table:table-cell>
              <table:table-cell office:value-type="float" office:value="0.00002749">
                <text:p>0.00002749</text:p>
              </table:table-cell>
              <table:table-cell office:value-type="float" office:value="0.00002815">
                <text:p>0.000028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